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352000000A41EB5CFEC359807B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47cm" fo:min-width="0.22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="solid" draw:fill-color="#b2b2b2" draw:textarea-horizontal-align="justify" draw:textarea-vertical-align="middle" draw:auto-grow-height="false" fo:min-height="0.418cm" fo:min-width="0.168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418cm" fo:min-width="0.168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draw:fill="solid" draw:fill-color="#b2b2b2" draw:textarea-vertical-align="middle"/>
    </style:style>
    <style:style style:name="gr6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dash" draw:stroke-dash="Fine_20_Dashed" svg:stroke-width="0.053cm" svg:stroke-color="#000000" draw:marker-start-width="0.279cm" draw:marker-end-width="0.279cm" draw:fill-color="#ffffff" draw:textarea-horizontal-align="justify" draw:textarea-vertical-align="middle" draw:auto-grow-height="false" fo:min-height="0.418cm" fo:min-width="0.168cm" fo:padding-top="0.151cm" fo:padding-bottom="0.151cm" fo:padding-left="0.276cm" fo:padding-right="0.276cm"/>
    </style:style>
    <style:style style:name="gr8" style:family="graphic" style:parent-style-name="objectwithoutfill">
      <style:graphic-properties draw:stroke="dash" draw:stroke-dash="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000000" draw:marker-start-width="0.279cm" draw:marker-end-width="0.279cm" draw:fill="solid" draw:fill-color="#eeeeee" draw:textarea-horizontal-align="justify" draw:textarea-vertical-align="middle" draw:auto-grow-height="false" fo:min-height="0.418cm" fo:min-width="0.168cm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000000" draw:marker-start-width="0.279cm" draw:marker-end-width="0.279cm" draw:fill="solid" draw:fill-color="#eeeeee" draw:textarea-vertical-align="middle" fo:padding-top="0.151cm" fo:padding-bottom="0.151cm" fo:padding-left="0.276cm" fo:padding-right="0.276cm"/>
    </style:style>
    <style:style style:name="gr11" style:family="graphic" style:parent-style-name="objectwithoutfill">
      <style:graphic-properties draw:fill="solid" draw:fill-color="#eeeeee" draw:textarea-vertical-align="middle"/>
    </style:style>
    <style:style style:name="gr12" style:family="graphic" style:parent-style-name="objectwithoutfill">
      <style:graphic-properties svg:stroke-width="0.053cm" draw:marker-start-width="0.279cm" draw:marker-end-width="0.279cm" draw:fill="solid" draw:fill-color="#eeeeee" draw:textarea-vertical-align="middle" fo:padding-top="0.151cm" fo:padding-bottom="0.151cm" fo:padding-left="0.276cm" fo:padding-right="0.276cm"/>
    </style:style>
    <style:style style:name="gr13" style:family="graphic" style:parent-style-name="objectwithoutfill">
      <style:graphic-properties draw:stroke="solid" draw:stroke-dash="Fine_20_Dashed" svg:stroke-width="0.053cm" draw:marker-start-width="0.279cm" draw:marker-end-width="0.279cm" draw:fill="solid" draw:fill-color="#eeeeee" draw:textarea-vertical-align="middle" fo:padding-top="0.151cm" fo:padding-bottom="0.151cm" fo:padding-left="0.276cm" fo:padding-right="0.276cm"/>
    </style:style>
    <style:style style:name="gr14" style:family="graphic">
      <style:graphic-properties style:protect="size"/>
    </style:style>
    <style:style style:name="gr15" style:family="graphic" style:parent-style-name="objectwithoutfill">
      <style:graphic-properties draw:stroke="dash" draw:stroke-dash="Fine_20_Dashed" svg:stroke-width="0.035cm" svg:stroke-color="#cc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objectwithoutfill">
      <style:graphic-properties draw:stroke="dash" draw:stroke-dash="Fine_20_Dashed"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7" style:family="graphic" style:parent-style-name="objectwithoutfill">
      <style:graphic-properties svg:stroke-width="0.018cm" svg:stroke-color="#000000" draw:marker-start="" draw:marker-start-width="0.227cm" draw:marker-end-width="0.227cm" svg:stroke-opacity="0%" draw:fill="solid" draw:fill-color="#eeeeee" draw:textarea-vertical-align="middle" fo:padding-top="0.134cm" fo:padding-bottom="0.134cm" fo:padding-left="0.259cm" fo:padding-right="0.259cm" draw:shadow="hidden"/>
    </style:style>
    <style:style style:name="gr18" style:family="graphic" style:parent-style-name="objectwithoutfill">
      <style:graphic-properties draw:stroke="solid" draw:stroke-dash="Fine_20_Dashed" svg:stroke-width="0.018cm" svg:stroke-color="#000000" draw:marker-start="" draw:marker-start-width="0.227cm" draw:marker-end-width="0.227cm" svg:stroke-opacity="0%" draw:fill="solid" draw:fill-color="#eeeeee" draw:textarea-vertical-align="middle" fo:padding-top="0.134cm" fo:padding-bottom="0.134cm" fo:padding-left="0.259cm" fo:padding-right="0.259cm" draw:shadow="hidden"/>
    </style:style>
    <style:style style:name="gr19" style:family="graphic" style:parent-style-name="objectwithoutfill">
      <style:graphic-properties svg:stroke-width="0.018cm" svg:stroke-color="#000000" draw:marker-start-width="0.227cm" draw:marker-end-width="0.227cm" svg:stroke-opacity="0%" draw:fill="none" draw:textarea-vertical-align="middle" fo:padding-top="0.134cm" fo:padding-bottom="0.134cm" fo:padding-left="0.259cm" fo:padding-right="0.259cm" draw:shadow="hidden"/>
    </style:style>
    <style:style style:name="gr20" style:family="graphic" style:parent-style-name="objectwithoutfill">
      <style:graphic-properties draw:stroke="dash" draw:stroke-dash="Fine_20_Dashed" svg:stroke-width="0.035cm" svg:stroke-color="#0000cc" draw:marker-start="" draw:marker-start-width="0.252cm" draw:marker-end-width="0.252cm" draw:fill="solid" draw:fill-color="#eeeeee" draw:textarea-vertical-align="middle" fo:padding-top="0.142cm" fo:padding-bottom="0.142cm" fo:padding-left="0.267cm" fo:padding-right="0.267cm"/>
    </style:style>
    <style:style style:name="gr21" style:family="graphic" style:parent-style-name="objectwithoutfill">
      <style:graphic-properties draw:stroke="dash" draw:stroke-dash="Fine_20_Dashed" svg:stroke-width="0.035cm" svg:stroke-color="#0000cc" draw:marker-start="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2" style:family="graphic" style:parent-style-name="objectwithoutfill">
      <style:graphic-properties draw:stroke="dash" draw:stroke-dash="Fine_20_Dashed" svg:stroke-width="0.035cm" svg:stroke-color="#cc0000" draw:marker-start="" draw:marker-start-width="0.252cm" draw:marker-end-width="0.252cm" draw:fill="solid" draw:fill-color="#eeeeee" draw:textarea-vertical-align="middle" fo:padding-top="0.142cm" fo:padding-bottom="0.142cm" fo:padding-left="0.267cm" fo:padding-right="0.267cm"/>
    </style:style>
    <style:style style:name="gr23" style:family="graphic" style:parent-style-name="objectwithoutfill">
      <style:graphic-properties draw:stroke="dash" draw:stroke-dash="Fine_20_Dashed" svg:stroke-width="0.035cm" svg:stroke-color="#cc0000" draw:marker-start="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4" style:family="graphic" style:parent-style-name="objectwithoutfill">
      <style:graphic-properties draw:stroke="dash" draw:stroke-dash="Fine_20_Dashed" svg:stroke-width="0.035cm" svg:stroke-color="#0000cc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5" style:family="graphic" style:parent-style-name="objectwithoutfill">
      <style:graphic-properties draw:fill="solid" draw:fill-color="#666666" draw:textarea-vertical-align="middle"/>
    </style:style>
    <style:style style:name="gr26" style:family="graphic" style:parent-style-name="objectwithoutfill">
      <style:graphic-properties svg:stroke-width="0.035cm" draw:marker-start="" draw:marker-start-width="0.252cm" draw:marker-end-width="0.252cm" draw:fill="solid" draw:fill-color="#eeeeee" draw:textarea-vertical-align="middle" fo:padding-top="0.142cm" fo:padding-bottom="0.142cm" fo:padding-left="0.267cm" fo:padding-right="0.267cm"/>
    </style:style>
    <style:style style:name="gr27" style:family="graphic" style:parent-style-name="objectwithoutfill">
      <style:graphic-properties draw:stroke="solid" draw:stroke-dash="Fine_20_Dashed" svg:stroke-width="0.018cm" svg:stroke-color="#000000" draw:marker-start="" draw:marker-start-width="0.227cm" draw:marker-end-width="0.227cm" svg:stroke-opacity="0%" draw:fill="none" draw:textarea-vertical-align="middle" fo:padding-top="0.134cm" fo:padding-bottom="0.134cm" fo:padding-left="0.259cm" fo:padding-right="0.259cm" draw:shadow="hidden"/>
    </style:style>
    <style:style style:name="gr28" style:family="graphic" style:parent-style-name="standard">
      <style:graphic-properties svg:stroke-color="#ffffff" draw:fill-color="#ffffff" draw:textarea-horizontal-align="justify" draw:textarea-vertical-align="middle" draw:auto-grow-height="false" fo:min-height="13.923cm" fo:min-width="1.532cm"/>
    </style:style>
    <style:style style:name="gr2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4.796cm" fo:min-width="0.228cm" fo:padding-top="0.142cm" fo:padding-bottom="0.142cm" fo:padding-left="0.267cm" fo:padding-right="0.267cm"/>
    </style:style>
    <style:style style:name="gr3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5.812cm" fo:min-width="0.228cm" fo:padding-top="0.142cm" fo:padding-bottom="0.142cm" fo:padding-left="0.267cm" fo:padding-right="0.267cm"/>
    </style:style>
    <style:style style:name="gr31" style:family="graphic" style:parent-style-name="standard">
      <style:graphic-properties draw:stroke="none" draw:fill="none" fo:min-height="0.713cm"/>
    </style:style>
    <style:style style:name="gr3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>
      <style:graphic-properties draw:stroke="solid" svg:stroke-width="0.035cm" svg:stroke-color="#000000" draw:marker-start-width="0.252cm" draw:marker-end-width="0.252cm" draw:fill-color="#ffffff" draw:textarea-horizontal-align="justify" draw:textarea-vertical-align="middle" draw:auto-grow-height="false" fo:min-height="7.336cm" fo:min-width="0.228cm" fo:padding-top="0.142cm" fo:padding-bottom="0.142cm" fo:padding-left="0.267cm" fo:padding-right="0.267cm"/>
    </style:style>
    <style:style style:name="gr34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5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6" style:family="graphic" style:parent-style-name="standard">
      <style:graphic-properties draw:stroke="none" draw:fill="none" fo:min-height="0.513cm"/>
    </style:style>
    <style:style style:name="gr37" style:family="graphic" style:parent-style-name="objectwithoutfill">
      <style:graphic-properties svg:stroke-width="0.035cm" svg:stroke-color="#0000cc" draw:marker-start="" draw:marker-start-width="0.252cm" draw:marker-end-width="0.252cm" draw:fill="solid" draw:fill-color="#eeeeee" draw:textarea-vertical-align="middle" fo:padding-top="0.142cm" fo:padding-bottom="0.142cm" fo:padding-left="0.267cm" fo:padding-right="0.267cm"/>
    </style:style>
    <style:style style:name="gr38" style:family="graphic" style:parent-style-name="objectwithoutfill">
      <style:graphic-properties draw:stroke="solid" draw:stroke-dash="Fine_20_Dashed" svg:stroke-width="0.035cm" svg:stroke-color="#0000cc" draw:marker-start="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9" style:family="graphic" style:parent-style-name="objectwithoutfill">
      <style:graphic-properties svg:stroke-width="0.035cm" svg:stroke-color="#cc0000" draw:marker-start="" draw:marker-start-width="0.252cm" draw:marker-end-width="0.252cm" draw:fill="solid" draw:fill-color="#eeeeee" draw:textarea-vertical-align="middle" fo:padding-top="0.142cm" fo:padding-bottom="0.142cm" fo:padding-left="0.267cm" fo:padding-right="0.267cm"/>
    </style:style>
    <style:style style:name="gr40" style:family="graphic" style:parent-style-name="objectwithoutfill">
      <style:graphic-properties draw:stroke="solid" draw:stroke-dash="Fine_20_Dashed" svg:stroke-width="0.035cm" svg:stroke-color="#cc0000" draw:marker-start="" draw:marker-start-width="0.252cm" draw:marker-end-width="0.252cm" draw:fill="solid" draw:fill-color="#eeeeee" draw:textarea-vertical-align="middle" fo:padding-top="0.142cm" fo:padding-bottom="0.142cm" fo:padding-left="0.267cm" fo:padding-right="0.267cm"/>
    </style:style>
    <style:style style:name="gr41" style:family="graphic" style:parent-style-name="objectwithoutfill">
      <style:graphic-properties draw:stroke="solid" draw:stroke-dash="Fine_20_Dashed" svg:stroke-width="0.035cm" svg:stroke-color="#cc0000" draw:marker-start="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2" style:family="graphic" style:parent-style-name="objectwithoutfill">
      <style:graphic-properties svg:stroke-width="0.035cm" svg:stroke-color="#0000cc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3" style:family="graphic" style:parent-style-name="objectwithoutfill">
      <style:graphic-properties svg:stroke-width="0.035cm" svg:stroke-color="#cc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4" style:family="graphic" style:parent-style-name="objectwithoutfill">
      <style:graphic-properties draw:stroke="solid" draw:stroke-dash="Ultrafine_20_Dashed"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5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418cm" fo:min-width="0.168cm" fo:padding-top="0.151cm" fo:padding-bottom="0.151cm" fo:padding-left="0.276cm" fo:padding-right="0.276cm"/>
    </style:style>
    <style:style style:name="gr46" style:family="graphic" style:parent-style-name="standard">
      <style:graphic-properties svg:stroke-width="0.053cm" svg:stroke-color="#000000" draw:marker-start-width="0.279cm" draw:marker-end-width="0.279cm" draw:fill="solid" draw:fill-color="#cccccc" draw:textarea-horizontal-align="justify" draw:textarea-vertical-align="middle" draw:auto-grow-height="false" fo:min-height="0.418cm" fo:min-width="0.168cm" fo:padding-top="0.151cm" fo:padding-bottom="0.151cm" fo:padding-left="0.276cm" fo:padding-right="0.276cm"/>
    </style:style>
    <style:style style:name="gr47" style:family="graphic" style:parent-style-name="standard">
      <style:graphic-properties draw:stroke="solid" draw:stroke-dash="Fine_20_Dashed" svg:stroke-width="0.053cm" svg:stroke-color="#000000" draw:marker-start-width="0.279cm" draw:marker-end-width="0.279cm" draw:fill-color="#ffffff" draw:textarea-horizontal-align="justify" draw:textarea-vertical-align="middle" draw:auto-grow-height="false" fo:min-height="0.418cm" fo:min-width="0.168cm" fo:padding-top="0.151cm" fo:padding-bottom="0.151cm" fo:padding-left="0.276cm" fo:padding-right="0.276cm"/>
    </style:style>
    <style:style style:name="gr48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714cm" fo:min-width="0.464cm" fo:padding-top="0.151cm" fo:padding-bottom="0.151cm" fo:padding-left="0.276cm" fo:padding-right="0.276cm"/>
    </style:style>
    <style:style style:name="gr49" style:family="graphic" style:parent-style-name="standard">
      <style:graphic-properties svg:stroke-width="0.053cm" svg:stroke-color="#000000" draw:marker-start-width="0.279cm" draw:marker-end-width="0.279cm" draw:fill-color="#dddddd" draw:textarea-horizontal-align="justify" draw:textarea-vertical-align="middle" draw:auto-grow-height="false" fo:min-height="0.714cm" fo:min-width="0.464cm" fo:padding-top="0.151cm" fo:padding-bottom="0.151cm" fo:padding-left="0.276cm" fo:padding-right="0.276cm"/>
    </style:style>
    <style:style style:name="gr50" style:family="graphic" style:parent-style-name="standard">
      <style:graphic-properties svg:stroke-width="0.053cm" svg:stroke-color="#000000" draw:marker-start-width="0.279cm" draw:marker-end-width="0.279cm" draw:fill="solid" draw:fill-color="#666666" draw:textarea-horizontal-align="justify" draw:textarea-vertical-align="middle" draw:auto-grow-height="false" fo:min-height="0.418cm" fo:min-width="0.168cm" fo:padding-top="0.151cm" fo:padding-bottom="0.151cm" fo:padding-left="0.276cm" fo:padding-right="0.276cm" draw:shadow="hidden" draw:shadow-opacity="47%"/>
    </style:style>
    <style:style style:name="gr51" style:family="graphic" style:parent-style-name="standard">
      <style:graphic-properties svg:stroke-width="0.053cm" svg:stroke-color="#000000" draw:marker-start-width="0.279cm" draw:marker-end-width="0.279cm" draw:fill="solid" draw:fill-color="#666666" draw:textarea-horizontal-align="justify" draw:textarea-vertical-align="middle" draw:auto-grow-height="false" fo:min-height="0.418cm" fo:min-width="0.168cm" fo:padding-top="0.151cm" fo:padding-bottom="0.151cm" fo:padding-left="0.276cm" fo:padding-right="0.276cm"/>
    </style:style>
    <style:style style:name="gr52" style:family="graphic" style:parent-style-name="objectwithoutfill">
      <style:graphic-properties draw:stroke="dash" draw:stroke-dash="Fine_20_Dashed" svg:stroke-width="0.035cm" draw:marker-start="" draw:marker-start-width="0.252cm" draw:marker-end-width="0.252cm" draw:fill="solid" draw:fill-color="#eeeeee" draw:textarea-vertical-align="middle" fo:padding-top="0.142cm" fo:padding-bottom="0.142cm" fo:padding-left="0.267cm" fo:padding-right="0.267cm"/>
    </style:style>
    <style:style style:name="gr5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3.052cm" fo:min-width="0.262cm" fo:padding-top="0.142cm" fo:padding-bottom="0.142cm" fo:padding-left="0.267cm" fo:padding-right="0.267cm"/>
    </style:style>
    <style:style style:name="gr54" style:family="graphic" style:parent-style-name="standard">
      <style:graphic-properties svg:stroke-color="#ffffff" draw:fill-color="#ffffff" draw:textarea-horizontal-align="justify" draw:textarea-vertical-align="middle" draw:auto-grow-height="false" fo:min-height="15.752cm" fo:min-width="0.008cm"/>
    </style:style>
    <style:style style:name="gr55" style:family="graphic" style:parent-style-name="standard">
      <style:graphic-properties svg:stroke-color="#ffffff" draw:fill-color="#ffffff" draw:textarea-horizontal-align="justify" draw:textarea-vertical-align="middle" draw:auto-grow-height="false" fo:min-height="13.923cm" fo:min-width="2.04cm"/>
    </style:style>
    <style:style style:name="gr5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3.018cm" fo:min-width="0.228cm" fo:padding-top="0.142cm" fo:padding-bottom="0.142cm" fo:padding-left="0.267cm" fo:padding-right="0.267cm"/>
    </style:style>
    <style:style style:name="gr57" style:family="graphic" style:parent-style-name="standard">
      <style:graphic-properties svg:stroke-width="0.053cm" svg:stroke-color="#000000" draw:marker-start-width="0.279cm" draw:marker-end-width="0.279cm" draw:fill-color="#b2b2b2" draw:textarea-horizontal-align="justify" draw:textarea-vertical-align="middle" draw:auto-grow-height="false" fo:min-height="0.418cm" fo:min-width="0.168cm" fo:padding-top="0.151cm" fo:padding-bottom="0.151cm" fo:padding-left="0.276cm" fo:padding-right="0.276cm"/>
    </style:style>
    <style:style style:name="gr58" style:family="graphic" style:parent-style-name="standard">
      <style:graphic-properties svg:stroke-width="0.053cm" svg:stroke-color="#000000" draw:marker-start-width="0.279cm" draw:marker-end-width="0.279cm" draw:fill="none" draw:fill-color="#dddddd" draw:textarea-horizontal-align="justify" draw:textarea-vertical-align="middle" draw:auto-grow-height="false" fo:min-height="0.418cm" fo:min-width="0.168cm" fo:padding-top="0.151cm" fo:padding-bottom="0.151cm" fo:padding-left="0.276cm" fo:padding-right="0.276cm"/>
    </style:style>
    <style:style style:name="gr59" style:family="graphic" style:parent-style-name="standard">
      <style:graphic-properties svg:stroke-width="0.053cm" svg:stroke-color="#000000" draw:marker-start-width="0.279cm" draw:marker-end-width="0.279cm" draw:fill-color="#dddddd" draw:textarea-vertical-align="middle" fo:padding-top="0.151cm" fo:padding-bottom="0.151cm" fo:padding-left="0.276cm" fo:padding-right="0.276cm"/>
    </style:style>
    <style:style style:name="gr60" style:family="graphic" style:parent-style-name="standard">
      <style:graphic-properties svg:stroke-width="0.053cm" svg:stroke-color="#000000" draw:marker-start-width="0.279cm" draw:marker-end-width="0.279cm" draw:fill="none" draw:fill-color="#dddddd" draw:textarea-horizontal-align="justify" draw:textarea-vertical-align="middle" draw:auto-grow-height="false" fo:min-height="0.418cm" fo:min-width="0.168cm" fo:padding-top="0.151cm" fo:padding-bottom="0.151cm" fo:padding-left="0.276cm" fo:padding-right="0.276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solid" draw:fill-color="#b2b2b2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eeeee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="solid" draw:fill-color="#666666"/>
      <style:paragraph-properties fo:text-align="center"/>
    </style:style>
    <style:style style:name="P8" style:family="paragraph">
      <loext:graphic-properties draw:fill="none"/>
    </style:style>
    <style:style style:name="P9" style:family="paragraph">
      <loext:graphic-properties draw:fill="solid" draw:fill-color="#ffffff"/>
      <style:paragraph-properties fo:text-align="center"/>
    </style:style>
    <style:style style:name="P10" style:family="paragraph">
      <loext:graphic-properties draw:fill="solid" draw:fill-color="#cccccc"/>
      <style:paragraph-properties fo:text-align="center"/>
    </style:style>
    <style:style style:name="P11" style:family="paragraph">
      <loext:graphic-properties draw:fill-color="#dddddd"/>
      <style:paragraph-properties fo:text-align="center"/>
    </style:style>
    <style:style style:name="P12" style:family="paragraph">
      <loext:graphic-properties draw:fill="none"/>
      <style:text-properties fo:font-weight="bold" style:font-weight-asian="bold" style:font-weight-complex="bold"/>
    </style:style>
    <style:style style:name="P13" style:family="paragraph">
      <loext:graphic-properties draw:fill-color="#b2b2b2"/>
      <style:paragraph-properties fo:text-align="center"/>
    </style:style>
    <style:style style:name="P14" style:family="paragraph">
      <loext:graphic-properties draw:fill="none" draw:fill-color="#dddddd"/>
      <style:paragraph-properties fo:text-align="center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color="#0000cc" fo:font-size="13pt" fo:font-weight="bold" style:font-size-asian="13pt" style:font-weight-asian="bold" style:font-size-complex="13pt" style:font-weight-complex="bold"/>
    </style:style>
    <style:style style:name="T3" style:family="text">
      <style:text-properties fo:color="#000000" fo:font-size="13pt" fo:font-weight="normal" style:font-size-asian="13pt" style:font-weight-asian="normal" style:font-size-complex="13pt" style:font-weight-complex="normal"/>
    </style:style>
    <style:style style:name="T4" style:family="text">
      <style:text-properties fo:color="#cc0000" fo:font-size="13pt" fo:font-weight="bold" style:font-size-asian="13pt" style:font-weight-asian="bold" style:font-size-complex="13pt" style:font-weight-complex="bold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.016cm" svg:height="1.016cm" svg:x="5.335cm" svg:y="4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5.335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5.335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5.335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" draw:id="id2" draw:layer="layout" svg:width="1.016cm" svg:height="1.016cm" svg:x="8.637cm" svg:y="4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8.637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8.637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8.637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" draw:id="id1" draw:layer="layout" svg:width="1.016cm" svg:height="1.016cm" svg:x="5.336cm" svg:y="4.3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1.016cm" svg:height="1.016cm" svg:x="5.336cm" svg:y="6.0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5.336cm" svg:y="7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5.336cm" svg:y="9.6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016cm" svg:height="1.016cm" svg:x="11.939cm" svg:y="4.3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11.939cm" svg:y="6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11.939cm" svg:y="7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11.939cm" svg:y="9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016cm" svg:height="1.016cm" svg:x="15.241cm" svg:y="4.3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15.241cm" svg:y="6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15.241cm" svg:y="7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15.241cm" svg:y="9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016cm" svg:height="1.016cm" svg:x="11.94cm" svg:y="4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11.94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11.94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11.94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svg:x1="6.352cm" svg:y1="4.827cm" svg:x2="8.637cm" svg:y2="4.826cm" draw:start-shape="id1" draw:start-glue-point="10" draw:end-shape="id2" draw:end-glue-point="6" svg:d="M6352 4827h1143v-1h1142" svg:viewBox="0 0 2286 2">
          <text:p/>
        </draw:connector>
        <draw:connector draw:style-name="gr5" draw:text-style-name="P2" draw:layer="layout" draw:type="line" svg:x1="5.844cm" svg:y1="6.097cm" svg:x2="5.844cm" svg:y2="6.097cm" draw:start-shape="id3" draw:end-shape="id3" svg:d="M5844 6097z" svg:viewBox="0 0 1 1">
          <text:p/>
        </draw:connector>
        <draw:line draw:style-name="gr6" draw:text-style-name="P4" draw:layer="layout" svg:x1="6.267cm" svg:y1="6.35cm" svg:x2="8.69cm" svg:y2="5.069cm">
          <text:p/>
        </draw:line>
        <draw:line draw:style-name="gr6" draw:text-style-name="P4" draw:layer="layout" svg:x1="6.247cm" svg:y1="8.044cm" svg:x2="8.807cm" svg:y2="5.207cm">
          <text:p/>
        </draw:line>
        <draw:line draw:style-name="gr6" draw:text-style-name="P4" draw:layer="layout" svg:x1="6.151cm" svg:y1="9.759cm" svg:x2="8.881cm" svg:y2="5.239cm">
          <text:p/>
        </draw:line>
        <draw:custom-shape draw:style-name="gr7" draw:text-style-name="P1" draw:layer="layout" svg:width="1.016cm" svg:height="1.016cm" svg:x="5.335cm" svg:y="2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016cm" svg:height="1.016cm" svg:x="11.939cm" svg:y="2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4" draw:id="id4" draw:layer="layout" svg:width="1.016cm" svg:height="1.016cm" svg:x="5.336cm" svg:y="2.5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5" draw:id="id5" draw:layer="layout" svg:width="1.016cm" svg:height="1.016cm" svg:x="8.637cm" svg:y="2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016cm" svg:height="1.016cm" svg:x="15.241cm" svg:y="2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6.352cm" svg:y1="3.049cm" svg:x2="8.637cm" svg:y2="3.048cm" draw:start-shape="id4" draw:start-glue-point="10" draw:end-shape="id5" draw:end-glue-point="6" svg:d="M6352 3049l2285-1" svg:viewBox="0 0 2286 2">
          <text:p/>
        </draw:connector>
        <draw:line draw:style-name="gr8" draw:text-style-name="P4" draw:layer="layout" svg:x1="6.351cm" svg:y1="4.572cm" svg:x2="8.637cm" svg:y2="3.302cm">
          <text:p/>
        </draw:line>
        <draw:line draw:style-name="gr8" draw:text-style-name="P4" draw:layer="layout" svg:x1="6.175cm" svg:y1="6.204cm" svg:x2="8.747cm" svg:y2="3.392cm">
          <text:p/>
        </draw:line>
        <draw:line draw:style-name="gr8" draw:text-style-name="P4" draw:layer="layout" svg:x1="6.16cm" svg:y1="7.983cm" svg:x2="8.791cm" svg:y2="3.466cm">
          <text:p/>
        </draw:line>
        <draw:line draw:style-name="gr8" draw:text-style-name="P4" draw:layer="layout" svg:x1="6.071cm" svg:y1="9.683cm" svg:x2="8.879cm" svg:y2="3.51cm">
          <text:p/>
        </draw:line>
        <draw:line draw:style-name="gr8" draw:text-style-name="P4" draw:layer="layout" svg:x1="6.351cm" svg:y1="3.302cm" svg:x2="8.688cm" svg:y2="4.509cm">
          <text:p/>
        </draw:line>
        <draw:connector draw:style-name="gr4" draw:text-style-name="P3" draw:layer="layout" svg:x1="9.653cm" svg:y1="4.827cm" svg:x2="11.938cm" svg:y2="4.826cm" svg:d="M9653 4827h1143v-1h1142" svg:viewBox="0 0 2286 2">
          <text:p/>
        </draw:connector>
        <draw:line draw:style-name="gr6" draw:text-style-name="P4" draw:layer="layout" svg:x1="9.568cm" svg:y1="6.35cm" svg:x2="11.991cm" svg:y2="5.069cm">
          <text:p/>
        </draw:line>
        <draw:line draw:style-name="gr6" draw:text-style-name="P4" draw:layer="layout" svg:x1="9.548cm" svg:y1="8.044cm" svg:x2="12.108cm" svg:y2="5.207cm">
          <text:p/>
        </draw:line>
        <draw:line draw:style-name="gr6" draw:text-style-name="P4" draw:layer="layout" svg:x1="9.452cm" svg:y1="9.759cm" svg:x2="12.182cm" svg:y2="5.239cm">
          <text:p/>
        </draw:line>
        <draw:connector draw:style-name="gr8" draw:text-style-name="P4" draw:layer="layout" draw:type="line" svg:x1="9.653cm" svg:y1="3.049cm" svg:x2="11.938cm" svg:y2="3.048cm" svg:d="M9653 3049l2285-1" svg:viewBox="0 0 2286 2">
          <text:p/>
        </draw:connector>
        <draw:line draw:style-name="gr8" draw:text-style-name="P4" draw:layer="layout" svg:x1="9.652cm" svg:y1="4.572cm" svg:x2="11.938cm" svg:y2="3.302cm">
          <text:p/>
        </draw:line>
        <draw:line draw:style-name="gr8" draw:text-style-name="P4" draw:layer="layout" svg:x1="9.476cm" svg:y1="6.204cm" svg:x2="12.048cm" svg:y2="3.392cm">
          <text:p/>
        </draw:line>
        <draw:line draw:style-name="gr8" draw:text-style-name="P4" draw:layer="layout" svg:x1="9.461cm" svg:y1="7.983cm" svg:x2="12.092cm" svg:y2="3.466cm">
          <text:p/>
        </draw:line>
        <draw:line draw:style-name="gr8" draw:text-style-name="P4" draw:layer="layout" svg:x1="9.372cm" svg:y1="9.683cm" svg:x2="12.18cm" svg:y2="3.51cm">
          <text:p/>
        </draw:line>
        <draw:line draw:style-name="gr8" draw:text-style-name="P4" draw:layer="layout" svg:x1="9.652cm" svg:y1="3.302cm" svg:x2="11.989cm" svg:y2="4.509cm">
          <text:p/>
        </draw:line>
        <draw:connector draw:style-name="gr4" draw:text-style-name="P3" draw:layer="layout" svg:x1="12.982cm" svg:y1="4.827cm" svg:x2="15.267cm" svg:y2="4.826cm" svg:d="M12982 4827h1143v-1h1142" svg:viewBox="0 0 2286 2">
          <text:p/>
        </draw:connector>
        <draw:line draw:style-name="gr6" draw:text-style-name="P4" draw:layer="layout" svg:x1="12.897cm" svg:y1="6.35cm" svg:x2="15.32cm" svg:y2="5.069cm">
          <text:p/>
        </draw:line>
        <draw:line draw:style-name="gr6" draw:text-style-name="P4" draw:layer="layout" svg:x1="12.877cm" svg:y1="8.044cm" svg:x2="15.437cm" svg:y2="5.207cm">
          <text:p/>
        </draw:line>
        <draw:line draw:style-name="gr6" draw:text-style-name="P4" draw:layer="layout" svg:x1="12.781cm" svg:y1="9.759cm" svg:x2="15.511cm" svg:y2="5.239cm">
          <text:p/>
        </draw:line>
        <draw:connector draw:style-name="gr8" draw:text-style-name="P4" draw:layer="layout" draw:type="line" svg:x1="12.982cm" svg:y1="3.049cm" svg:x2="15.267cm" svg:y2="3.048cm" svg:d="M12982 3049l2285-1" svg:viewBox="0 0 2286 2">
          <text:p/>
        </draw:connector>
        <draw:line draw:style-name="gr8" draw:text-style-name="P4" draw:layer="layout" svg:x1="12.981cm" svg:y1="4.572cm" svg:x2="15.267cm" svg:y2="3.302cm">
          <text:p/>
        </draw:line>
        <draw:line draw:style-name="gr8" draw:text-style-name="P4" draw:layer="layout" svg:x1="12.805cm" svg:y1="6.204cm" svg:x2="15.377cm" svg:y2="3.392cm">
          <text:p/>
        </draw:line>
        <draw:line draw:style-name="gr8" draw:text-style-name="P4" draw:layer="layout" svg:x1="12.79cm" svg:y1="7.983cm" svg:x2="15.421cm" svg:y2="3.466cm">
          <text:p/>
        </draw:line>
        <draw:line draw:style-name="gr8" draw:text-style-name="P4" draw:layer="layout" svg:x1="12.701cm" svg:y1="9.683cm" svg:x2="15.509cm" svg:y2="3.51cm">
          <text:p/>
        </draw:line>
        <draw:line draw:style-name="gr8" draw:text-style-name="P4" draw:layer="layout" svg:x1="12.981cm" svg:y1="3.302cm" svg:x2="15.318cm" svg:y2="4.509cm">
          <text:p/>
        </draw:line>
        <draw:custom-shape draw:style-name="gr9" draw:text-style-name="P5" draw:layer="layout" svg:width="1.016cm" svg:height="1.016cm" svg:x="5.334cm" svg:y="13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1.016cm" svg:height="1.016cm" svg:x="5.334cm" svg:y="15.7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1.016cm" svg:height="1.016cm" svg:x="5.334cm" svg:y="17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1.016cm" svg:height="1.016cm" svg:x="5.334cm" svg:y="19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xml:id="id7" draw:id="id7" draw:layer="layout" svg:width="1.016cm" svg:height="1.016cm" svg:x="8.636cm" svg:y="13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1.016cm" svg:height="1.016cm" svg:x="8.636cm" svg:y="15.7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1.016cm" svg:height="1.016cm" svg:x="8.636cm" svg:y="17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1.016cm" svg:height="1.016cm" svg:x="8.636cm" svg:y="19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xml:id="id6" draw:id="id6" draw:layer="layout" svg:width="1.016cm" svg:height="1.016cm" svg:x="5.335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xml:id="id8" draw:id="id8" draw:layer="layout" svg:width="1.016cm" svg:height="1.016cm" svg:x="5.335cm" svg:y="15.7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1.016cm" svg:height="1.016cm" svg:x="5.335cm" svg:y="17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1.016cm" svg:height="1.016cm" svg:x="5.335cm" svg:y="19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5" draw:layer="layout" svg:x1="6.351cm" svg:y1="14.478cm" svg:x2="8.636cm" svg:y2="14.477cm" draw:start-shape="id6" draw:start-glue-point="10" draw:end-shape="id7" draw:end-glue-point="6" svg:d="M6351 14478h1143v-1h1142" svg:viewBox="0 0 2286 2">
          <text:p/>
        </draw:connector>
        <draw:connector draw:style-name="gr11" draw:text-style-name="P5" draw:layer="layout" draw:type="line" svg:x1="5.843cm" svg:y1="15.748cm" svg:x2="5.843cm" svg:y2="15.748cm" draw:start-shape="id8" draw:end-shape="id8" svg:d="M5843 15748z" svg:viewBox="0 0 1 1">
          <text:p/>
        </draw:connector>
        <draw:line draw:style-name="gr12" draw:text-style-name="P5" draw:layer="layout" svg:x1="6.266cm" svg:y1="16.001cm" svg:x2="8.689cm" svg:y2="14.72cm">
          <text:p/>
        </draw:line>
        <draw:line draw:style-name="gr12" draw:text-style-name="P5" draw:layer="layout" svg:x1="6.246cm" svg:y1="17.695cm" svg:x2="8.806cm" svg:y2="14.858cm">
          <text:p/>
        </draw:line>
        <draw:line draw:style-name="gr12" draw:text-style-name="P5" draw:layer="layout" svg:x1="6.15cm" svg:y1="19.41cm" svg:x2="8.88cm" svg:y2="14.89cm">
          <text:p/>
        </draw:line>
        <draw:custom-shape draw:style-name="gr7" draw:text-style-name="P1" draw:layer="layout" svg:width="1.016cm" svg:height="1.016cm" svg:x="5.334cm" svg:y="12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9" draw:id="id9" draw:layer="layout" svg:width="1.016cm" svg:height="1.016cm" svg:x="5.335cm" svg:y="12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10" draw:id="id10" draw:layer="layout" svg:width="1.016cm" svg:height="1.016cm" svg:x="8.636cm" svg:y="12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6.351cm" svg:y1="12.7cm" svg:x2="8.636cm" svg:y2="12.699cm" draw:start-shape="id9" draw:start-glue-point="10" draw:end-shape="id10" draw:end-glue-point="6" svg:d="M6351 12700l2285-1" svg:viewBox="0 0 2286 2">
          <text:p/>
        </draw:connector>
        <draw:line draw:style-name="gr8" draw:text-style-name="P4" draw:layer="layout" svg:x1="6.35cm" svg:y1="14.223cm" svg:x2="8.636cm" svg:y2="12.953cm">
          <text:p/>
        </draw:line>
        <draw:line draw:style-name="gr8" draw:text-style-name="P4" draw:layer="layout" svg:x1="6.174cm" svg:y1="15.855cm" svg:x2="8.746cm" svg:y2="13.043cm">
          <text:p/>
        </draw:line>
        <draw:line draw:style-name="gr8" draw:text-style-name="P4" draw:layer="layout" svg:x1="6.159cm" svg:y1="17.634cm" svg:x2="8.79cm" svg:y2="13.117cm">
          <text:p/>
        </draw:line>
        <draw:line draw:style-name="gr8" draw:text-style-name="P4" draw:layer="layout" svg:x1="6.07cm" svg:y1="19.334cm" svg:x2="8.878cm" svg:y2="13.161cm">
          <text:p/>
        </draw:line>
        <draw:line draw:style-name="gr8" draw:text-style-name="P4" draw:layer="layout" svg:x1="6.35cm" svg:y1="12.953cm" svg:x2="8.687cm" svg:y2="14.16cm">
          <text:p/>
        </draw:line>
        <draw:connector draw:style-name="gr10" draw:text-style-name="P5" draw:layer="layout" svg:x1="6.361cm" svg:y1="16.256cm" svg:x2="8.646cm" svg:y2="16.255cm" svg:d="M6361 16256h1143v-1h1142" svg:viewBox="0 0 2286 2">
          <text:p/>
        </draw:connector>
        <draw:line draw:style-name="gr12" draw:text-style-name="P5" draw:layer="layout" svg:x1="6.276cm" svg:y1="17.779cm" svg:x2="8.699cm" svg:y2="16.498cm">
          <text:p/>
        </draw:line>
        <draw:line draw:style-name="gr12" draw:text-style-name="P5" draw:layer="layout" svg:x1="6.256cm" svg:y1="19.473cm" svg:x2="8.816cm" svg:y2="16.636cm">
          <text:p/>
        </draw:line>
        <draw:connector draw:style-name="gr10" draw:text-style-name="P5" draw:layer="layout" svg:x1="6.351cm" svg:y1="14.479cm" svg:x2="8.636cm" svg:y2="14.478cm" svg:d="M6351 14479h1143v-1h1142" svg:viewBox="0 0 2286 2">
          <text:p/>
        </draw:connector>
        <draw:line draw:style-name="gr12" draw:text-style-name="P5" draw:layer="layout" svg:x1="6.266cm" svg:y1="16.002cm" svg:x2="8.689cm" svg:y2="14.721cm">
          <text:p/>
        </draw:line>
        <draw:line draw:style-name="gr12" draw:text-style-name="P5" draw:layer="layout" svg:x1="6.246cm" svg:y1="17.696cm" svg:x2="8.806cm" svg:y2="14.859cm">
          <text:p/>
        </draw:line>
        <draw:line draw:style-name="gr12" draw:text-style-name="P5" draw:layer="layout" svg:x1="6.15cm" svg:y1="19.411cm" svg:x2="8.88cm" svg:y2="14.891cm">
          <text:p/>
        </draw:line>
        <draw:connector draw:style-name="gr10" draw:text-style-name="P5" draw:layer="layout" svg:x1="6.351cm" svg:y1="18.034cm" svg:x2="8.636cm" svg:y2="18.033cm" svg:d="M6351 18034h1143v-1h1142" svg:viewBox="0 0 2286 2">
          <text:p/>
        </draw:connector>
        <draw:line draw:style-name="gr12" draw:text-style-name="P5" draw:layer="layout" svg:x1="6.266cm" svg:y1="19.557cm" svg:x2="8.689cm" svg:y2="18.276cm">
          <text:p/>
        </draw:line>
        <draw:connector draw:style-name="gr10" draw:text-style-name="P5" draw:layer="layout" svg:x1="6.361cm" svg:y1="19.812cm" svg:x2="8.646cm" svg:y2="19.811cm" svg:d="M6361 19812h1143v-1h1142" svg:viewBox="0 0 2286 2">
          <text:p/>
        </draw:connector>
        <draw:connector draw:style-name="gr10" draw:text-style-name="P5" draw:layer="layout" svg:x1="6.351cm" svg:y1="18.035cm" svg:x2="8.636cm" svg:y2="18.034cm" svg:d="M6351 18035h1143v-1h1142" svg:viewBox="0 0 2286 2">
          <text:p/>
        </draw:connector>
        <draw:line draw:style-name="gr12" draw:text-style-name="P5" draw:layer="layout" svg:x1="6.266cm" svg:y1="19.558cm" svg:x2="8.689cm" svg:y2="18.277cm">
          <text:p/>
        </draw:line>
        <draw:line draw:style-name="gr13" draw:text-style-name="P5" draw:layer="layout" svg:x1="6.254cm" svg:y1="18.354cm" svg:x2="8.707cm" svg:y2="19.532cm">
          <text:p/>
        </draw:line>
        <draw:line draw:style-name="gr12" draw:text-style-name="P5" draw:layer="layout" svg:x1="6.276cm" svg:y1="16.498cm" svg:x2="8.695cm" svg:y2="17.752cm">
          <text:p/>
        </draw:line>
        <draw:line draw:style-name="gr12" draw:text-style-name="P5" draw:layer="layout" svg:x1="6.27cm" svg:y1="14.748cm" svg:x2="8.689cm" svg:y2="16.002cm">
          <text:p/>
        </draw:line>
        <draw:line draw:style-name="gr8" draw:text-style-name="P4" draw:layer="layout" svg:x1="6.135cm" svg:y1="13.106cm" svg:x2="8.781cm" svg:y2="15.851cm">
          <text:p/>
        </draw:line>
        <draw:line draw:style-name="gr12" draw:text-style-name="P5" draw:layer="layout" svg:x1="6.17cm" svg:y1="14.891cm" svg:x2="8.816cm" svg:y2="17.636cm">
          <text:p/>
        </draw:line>
        <draw:line draw:style-name="gr12" draw:text-style-name="P5" draw:layer="layout" svg:x1="6.15cm" svg:y1="16.665cm" svg:x2="8.796cm" svg:y2="19.41cm">
          <text:p/>
        </draw:line>
        <draw:line draw:style-name="gr12" draw:text-style-name="P5" draw:layer="layout" svg:x1="6.053cm" svg:y1="14.925cm" svg:x2="8.88cm" svg:y2="19.357cm">
          <text:p/>
        </draw:line>
        <draw:line draw:style-name="gr8" draw:text-style-name="P4" draw:layer="layout" svg:x1="6.07cm" svg:y1="13.161cm" svg:x2="8.897cm" svg:y2="17.593cm">
          <text:p/>
        </draw:line>
        <draw:line draw:style-name="gr8" draw:text-style-name="P4" draw:layer="layout" svg:x1="5.92cm" svg:y1="13.239cm" svg:x2="8.996cm" svg:y2="19.341cm">
          <text:p/>
        </draw:line>
        <draw:custom-shape draw:style-name="gr9" draw:text-style-name="P5" xml:id="id11" draw:id="id11" draw:layer="layout" svg:width="1.016cm" svg:height="1.016cm" svg:x="11.937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1.016cm" svg:height="1.016cm" svg:x="11.937cm" svg:y="15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1.016cm" svg:height="1.016cm" svg:x="11.937cm" svg:y="17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1.016cm" svg:height="1.016cm" svg:x="11.937cm" svg:y="19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5" draw:layer="layout" svg:x1="9.652cm" svg:y1="14.479cm" svg:x2="11.937cm" svg:y2="14.478cm" draw:end-shape="id11" draw:end-glue-point="6" svg:d="M9652 14479h879v-1h1406" svg:viewBox="0 0 2286 2">
          <text:p/>
        </draw:connector>
        <draw:line draw:style-name="gr12" draw:text-style-name="P5" draw:layer="layout" svg:x1="9.567cm" svg:y1="16.002cm" svg:x2="11.99cm" svg:y2="14.721cm">
          <text:p/>
        </draw:line>
        <draw:line draw:style-name="gr12" draw:text-style-name="P5" draw:layer="layout" svg:x1="9.547cm" svg:y1="17.696cm" svg:x2="12.107cm" svg:y2="14.859cm">
          <text:p/>
        </draw:line>
        <draw:line draw:style-name="gr12" draw:text-style-name="P5" draw:layer="layout" svg:x1="9.451cm" svg:y1="19.411cm" svg:x2="12.181cm" svg:y2="14.891cm">
          <text:p/>
        </draw:line>
        <draw:custom-shape draw:style-name="gr7" draw:text-style-name="P1" xml:id="id12" draw:id="id12" draw:layer="layout" svg:width="1.016cm" svg:height="1.016cm" svg:x="11.937cm" svg:y="12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9.652cm" svg:y1="12.701cm" svg:x2="11.937cm" svg:y2="12.7cm" draw:end-shape="id12" draw:end-glue-point="6" svg:d="M9652 12701l2285-1" svg:viewBox="0 0 2286 2">
          <text:p/>
        </draw:connector>
        <draw:line draw:style-name="gr8" draw:text-style-name="P4" draw:layer="layout" svg:x1="9.651cm" svg:y1="14.224cm" svg:x2="11.937cm" svg:y2="12.954cm">
          <text:p/>
        </draw:line>
        <draw:line draw:style-name="gr8" draw:text-style-name="P4" draw:layer="layout" svg:x1="9.475cm" svg:y1="15.856cm" svg:x2="12.047cm" svg:y2="13.044cm">
          <text:p/>
        </draw:line>
        <draw:line draw:style-name="gr8" draw:text-style-name="P4" draw:layer="layout" svg:x1="9.46cm" svg:y1="17.635cm" svg:x2="12.091cm" svg:y2="13.118cm">
          <text:p/>
        </draw:line>
        <draw:line draw:style-name="gr8" draw:text-style-name="P4" draw:layer="layout" svg:x1="9.371cm" svg:y1="19.335cm" svg:x2="12.179cm" svg:y2="13.162cm">
          <text:p/>
        </draw:line>
        <draw:line draw:style-name="gr8" draw:text-style-name="P4" draw:layer="layout" svg:x1="9.651cm" svg:y1="12.954cm" svg:x2="11.988cm" svg:y2="14.161cm">
          <text:p/>
        </draw:line>
        <draw:connector draw:style-name="gr10" draw:text-style-name="P5" draw:layer="layout" svg:x1="9.662cm" svg:y1="16.257cm" svg:x2="11.947cm" svg:y2="16.256cm" svg:d="M9662 16257h1143v-1h1142" svg:viewBox="0 0 2286 2">
          <text:p/>
        </draw:connector>
        <draw:line draw:style-name="gr12" draw:text-style-name="P5" draw:layer="layout" svg:x1="9.577cm" svg:y1="17.78cm" svg:x2="12cm" svg:y2="16.499cm">
          <text:p/>
        </draw:line>
        <draw:line draw:style-name="gr12" draw:text-style-name="P5" draw:layer="layout" svg:x1="9.557cm" svg:y1="19.474cm" svg:x2="12.117cm" svg:y2="16.637cm">
          <text:p/>
        </draw:line>
        <draw:connector draw:style-name="gr10" draw:text-style-name="P5" draw:layer="layout" svg:x1="9.652cm" svg:y1="14.48cm" svg:x2="11.937cm" svg:y2="14.479cm" svg:d="M9652 14480h1143v-1h1142" svg:viewBox="0 0 2286 2">
          <text:p/>
        </draw:connector>
        <draw:line draw:style-name="gr12" draw:text-style-name="P5" draw:layer="layout" svg:x1="9.567cm" svg:y1="16.003cm" svg:x2="11.99cm" svg:y2="14.722cm">
          <text:p/>
        </draw:line>
        <draw:line draw:style-name="gr12" draw:text-style-name="P5" draw:layer="layout" svg:x1="9.547cm" svg:y1="17.697cm" svg:x2="12.107cm" svg:y2="14.86cm">
          <text:p/>
        </draw:line>
        <draw:line draw:style-name="gr12" draw:text-style-name="P5" draw:layer="layout" svg:x1="9.451cm" svg:y1="19.412cm" svg:x2="12.181cm" svg:y2="14.892cm">
          <text:p/>
        </draw:line>
        <draw:connector draw:style-name="gr10" draw:text-style-name="P5" draw:layer="layout" svg:x1="9.652cm" svg:y1="18.035cm" svg:x2="11.937cm" svg:y2="18.034cm" svg:d="M9652 18035h1143v-1h1142" svg:viewBox="0 0 2286 2">
          <text:p/>
        </draw:connector>
        <draw:line draw:style-name="gr12" draw:text-style-name="P5" draw:layer="layout" svg:x1="9.567cm" svg:y1="19.558cm" svg:x2="11.99cm" svg:y2="18.277cm">
          <text:p/>
        </draw:line>
        <draw:connector draw:style-name="gr10" draw:text-style-name="P5" draw:layer="layout" svg:x1="9.662cm" svg:y1="19.813cm" svg:x2="11.947cm" svg:y2="19.812cm" svg:d="M9662 19813h1143v-1h1142" svg:viewBox="0 0 2286 2">
          <text:p/>
        </draw:connector>
        <draw:connector draw:style-name="gr10" draw:text-style-name="P5" draw:layer="layout" svg:x1="9.652cm" svg:y1="18.036cm" svg:x2="11.937cm" svg:y2="18.035cm" svg:d="M9652 18036h1143v-1h1142" svg:viewBox="0 0 2286 2">
          <text:p/>
        </draw:connector>
        <draw:line draw:style-name="gr12" draw:text-style-name="P5" draw:layer="layout" svg:x1="9.567cm" svg:y1="19.559cm" svg:x2="11.99cm" svg:y2="18.278cm">
          <text:p/>
        </draw:line>
        <draw:line draw:style-name="gr13" draw:text-style-name="P5" draw:layer="layout" svg:x1="9.555cm" svg:y1="18.355cm" svg:x2="12.008cm" svg:y2="19.533cm">
          <text:p/>
        </draw:line>
        <draw:line draw:style-name="gr12" draw:text-style-name="P5" draw:layer="layout" svg:x1="9.577cm" svg:y1="16.499cm" svg:x2="11.996cm" svg:y2="17.753cm">
          <text:p/>
        </draw:line>
        <draw:line draw:style-name="gr12" draw:text-style-name="P5" draw:layer="layout" svg:x1="9.571cm" svg:y1="14.749cm" svg:x2="11.99cm" svg:y2="16.003cm">
          <text:p/>
        </draw:line>
        <draw:line draw:style-name="gr8" draw:text-style-name="P4" draw:layer="layout" svg:x1="9.436cm" svg:y1="13.107cm" svg:x2="12.082cm" svg:y2="15.852cm">
          <text:p/>
        </draw:line>
        <draw:line draw:style-name="gr12" draw:text-style-name="P5" draw:layer="layout" svg:x1="9.471cm" svg:y1="14.892cm" svg:x2="12.117cm" svg:y2="17.637cm">
          <text:p/>
        </draw:line>
        <draw:line draw:style-name="gr12" draw:text-style-name="P5" draw:layer="layout" svg:x1="9.451cm" svg:y1="16.666cm" svg:x2="12.097cm" svg:y2="19.411cm">
          <text:p/>
        </draw:line>
        <draw:line draw:style-name="gr12" draw:text-style-name="P5" draw:layer="layout" svg:x1="9.354cm" svg:y1="14.926cm" svg:x2="12.181cm" svg:y2="19.358cm">
          <text:p/>
        </draw:line>
        <draw:line draw:style-name="gr8" draw:text-style-name="P4" draw:layer="layout" svg:x1="9.371cm" svg:y1="13.162cm" svg:x2="12.198cm" svg:y2="17.594cm">
          <text:p/>
        </draw:line>
        <draw:line draw:style-name="gr8" draw:text-style-name="P4" draw:layer="layout" svg:x1="9.221cm" svg:y1="13.24cm" svg:x2="12.297cm" svg:y2="19.342cm">
          <text:p/>
        </draw:line>
        <draw:custom-shape draw:style-name="gr9" draw:text-style-name="P5" xml:id="id13" draw:id="id13" draw:layer="layout" svg:width="1.016cm" svg:height="1.016cm" svg:x="15.24cm" svg:y="13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1.016cm" svg:height="1.016cm" svg:x="15.24cm" svg:y="15.7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1.016cm" svg:height="1.016cm" svg:x="15.24cm" svg:y="17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1.016cm" svg:height="1.016cm" svg:x="15.24cm" svg:y="19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5" draw:layer="layout" svg:x1="12.955cm" svg:y1="14.478cm" svg:x2="15.24cm" svg:y2="14.477cm" draw:end-shape="id13" draw:end-glue-point="6" svg:d="M12955 14478h879v-1h1406" svg:viewBox="0 0 2286 2">
          <text:p/>
        </draw:connector>
        <draw:line draw:style-name="gr12" draw:text-style-name="P5" draw:layer="layout" svg:x1="12.87cm" svg:y1="16.001cm" svg:x2="15.293cm" svg:y2="14.72cm">
          <text:p/>
        </draw:line>
        <draw:line draw:style-name="gr12" draw:text-style-name="P5" draw:layer="layout" svg:x1="12.85cm" svg:y1="17.695cm" svg:x2="15.41cm" svg:y2="14.858cm">
          <text:p/>
        </draw:line>
        <draw:line draw:style-name="gr12" draw:text-style-name="P5" draw:layer="layout" svg:x1="12.754cm" svg:y1="19.41cm" svg:x2="15.484cm" svg:y2="14.89cm">
          <text:p/>
        </draw:line>
        <draw:custom-shape draw:style-name="gr7" draw:text-style-name="P1" xml:id="id14" draw:id="id14" draw:layer="layout" svg:width="1.016cm" svg:height="1.016cm" svg:x="15.24cm" svg:y="12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12.955cm" svg:y1="12.7cm" svg:x2="15.24cm" svg:y2="12.699cm" draw:end-shape="id14" draw:end-glue-point="6" svg:d="M12955 12700l2285-1" svg:viewBox="0 0 2286 2">
          <text:p/>
        </draw:connector>
        <draw:line draw:style-name="gr8" draw:text-style-name="P4" draw:layer="layout" svg:x1="12.954cm" svg:y1="14.223cm" svg:x2="15.24cm" svg:y2="12.953cm">
          <text:p/>
        </draw:line>
        <draw:line draw:style-name="gr8" draw:text-style-name="P4" draw:layer="layout" svg:x1="12.778cm" svg:y1="15.855cm" svg:x2="15.35cm" svg:y2="13.043cm">
          <text:p/>
        </draw:line>
        <draw:line draw:style-name="gr8" draw:text-style-name="P4" draw:layer="layout" svg:x1="12.763cm" svg:y1="17.634cm" svg:x2="15.394cm" svg:y2="13.117cm">
          <text:p/>
        </draw:line>
        <draw:line draw:style-name="gr8" draw:text-style-name="P4" draw:layer="layout" svg:x1="12.674cm" svg:y1="19.334cm" svg:x2="15.482cm" svg:y2="13.161cm">
          <text:p/>
        </draw:line>
        <draw:line draw:style-name="gr8" draw:text-style-name="P4" draw:layer="layout" svg:x1="12.954cm" svg:y1="12.953cm" svg:x2="15.291cm" svg:y2="14.16cm">
          <text:p/>
        </draw:line>
        <draw:connector draw:style-name="gr10" draw:text-style-name="P5" draw:layer="layout" svg:x1="12.965cm" svg:y1="16.256cm" svg:x2="15.25cm" svg:y2="16.255cm" svg:d="M12965 16256h1143v-1h1142" svg:viewBox="0 0 2286 2">
          <text:p/>
        </draw:connector>
        <draw:line draw:style-name="gr12" draw:text-style-name="P5" draw:layer="layout" svg:x1="12.88cm" svg:y1="17.779cm" svg:x2="15.303cm" svg:y2="16.498cm">
          <text:p/>
        </draw:line>
        <draw:line draw:style-name="gr12" draw:text-style-name="P5" draw:layer="layout" svg:x1="12.86cm" svg:y1="19.473cm" svg:x2="15.42cm" svg:y2="16.636cm">
          <text:p/>
        </draw:line>
        <draw:connector draw:style-name="gr10" draw:text-style-name="P5" draw:layer="layout" svg:x1="12.955cm" svg:y1="14.479cm" svg:x2="15.24cm" svg:y2="14.478cm" svg:d="M12955 14479h1143v-1h1142" svg:viewBox="0 0 2286 2">
          <text:p/>
        </draw:connector>
        <draw:line draw:style-name="gr12" draw:text-style-name="P5" draw:layer="layout" svg:x1="12.87cm" svg:y1="16.002cm" svg:x2="15.293cm" svg:y2="14.721cm">
          <text:p/>
        </draw:line>
        <draw:line draw:style-name="gr12" draw:text-style-name="P5" draw:layer="layout" svg:x1="12.85cm" svg:y1="17.696cm" svg:x2="15.41cm" svg:y2="14.859cm">
          <text:p/>
        </draw:line>
        <draw:line draw:style-name="gr12" draw:text-style-name="P5" draw:layer="layout" svg:x1="12.754cm" svg:y1="19.411cm" svg:x2="15.484cm" svg:y2="14.891cm">
          <text:p/>
        </draw:line>
        <draw:connector draw:style-name="gr10" draw:text-style-name="P5" draw:layer="layout" svg:x1="12.955cm" svg:y1="18.034cm" svg:x2="15.24cm" svg:y2="18.033cm" svg:d="M12955 18034h1143v-1h1142" svg:viewBox="0 0 2286 2">
          <text:p/>
        </draw:connector>
        <draw:line draw:style-name="gr12" draw:text-style-name="P5" draw:layer="layout" svg:x1="12.87cm" svg:y1="19.557cm" svg:x2="15.293cm" svg:y2="18.276cm">
          <text:p/>
        </draw:line>
        <draw:connector draw:style-name="gr10" draw:text-style-name="P5" draw:layer="layout" svg:x1="12.965cm" svg:y1="19.812cm" svg:x2="15.25cm" svg:y2="19.811cm" svg:d="M12965 19812h1143v-1h1142" svg:viewBox="0 0 2286 2">
          <text:p/>
        </draw:connector>
        <draw:connector draw:style-name="gr10" draw:text-style-name="P5" draw:layer="layout" svg:x1="12.955cm" svg:y1="18.035cm" svg:x2="15.24cm" svg:y2="18.034cm" svg:d="M12955 18035h1143v-1h1142" svg:viewBox="0 0 2286 2">
          <text:p/>
        </draw:connector>
        <draw:line draw:style-name="gr12" draw:text-style-name="P5" draw:layer="layout" svg:x1="12.87cm" svg:y1="19.558cm" svg:x2="15.293cm" svg:y2="18.277cm">
          <text:p/>
        </draw:line>
        <draw:line draw:style-name="gr13" draw:text-style-name="P5" draw:layer="layout" svg:x1="12.858cm" svg:y1="18.354cm" svg:x2="15.311cm" svg:y2="19.532cm">
          <text:p/>
        </draw:line>
        <draw:line draw:style-name="gr12" draw:text-style-name="P5" draw:layer="layout" svg:x1="12.88cm" svg:y1="16.498cm" svg:x2="15.299cm" svg:y2="17.752cm">
          <text:p/>
        </draw:line>
        <draw:line draw:style-name="gr12" draw:text-style-name="P5" draw:layer="layout" svg:x1="12.874cm" svg:y1="14.748cm" svg:x2="15.293cm" svg:y2="16.002cm">
          <text:p/>
        </draw:line>
        <draw:line draw:style-name="gr8" draw:text-style-name="P4" draw:layer="layout" svg:x1="12.739cm" svg:y1="13.106cm" svg:x2="15.385cm" svg:y2="15.851cm">
          <text:p/>
        </draw:line>
        <draw:line draw:style-name="gr12" draw:text-style-name="P5" draw:layer="layout" svg:x1="12.774cm" svg:y1="14.891cm" svg:x2="15.42cm" svg:y2="17.636cm">
          <text:p/>
        </draw:line>
        <draw:line draw:style-name="gr12" draw:text-style-name="P5" draw:layer="layout" svg:x1="12.754cm" svg:y1="16.665cm" svg:x2="15.4cm" svg:y2="19.41cm">
          <text:p/>
        </draw:line>
        <draw:line draw:style-name="gr12" draw:text-style-name="P5" draw:layer="layout" svg:x1="12.657cm" svg:y1="14.925cm" svg:x2="15.484cm" svg:y2="19.357cm">
          <text:p/>
        </draw:line>
        <draw:line draw:style-name="gr8" draw:text-style-name="P4" draw:layer="layout" svg:x1="12.674cm" svg:y1="13.161cm" svg:x2="15.501cm" svg:y2="17.593cm">
          <text:p/>
        </draw:line>
        <draw:line draw:style-name="gr8" draw:text-style-name="P4" draw:layer="layout" svg:x1="12.524cm" svg:y1="13.239cm" svg:x2="15.6cm" svg:y2="19.341cm">
          <text:p/>
        </draw:line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line draw:style-name="gr15" draw:text-style-name="P4" draw:layer="layout" svg:x1="25.183cm" svg:y1="5.037cm" svg:x2="21.359cm" svg:y2="5.037cm">
          <text:p/>
        </draw:line>
        <draw:line draw:style-name="gr16" draw:text-style-name="P4" draw:layer="layout" svg:x1="25.183cm" svg:y1="5.036cm" svg:x2="21.505cm" svg:y2="10.361cm">
          <text:p/>
        </draw:line>
        <draw:line draw:style-name="gr16" draw:text-style-name="P4" draw:layer="layout" svg:x1="25.048cm" svg:y1="11.123cm" svg:x2="21.505cm" svg:y2="10.361cm">
          <text:p/>
        </draw:line>
        <draw:line draw:style-name="gr16" draw:text-style-name="P4" draw:layer="layout" svg:x1="25.183cm" svg:y1="6.814cm" svg:x2="21.505cm" svg:y2="12.139cm">
          <text:p/>
        </draw:line>
        <draw:line draw:style-name="gr16" draw:text-style-name="P4" draw:layer="layout" svg:x1="25.048cm" svg:y1="12.901cm" svg:x2="21.505cm" svg:y2="12.139cm">
          <text:p/>
        </draw:line>
        <draw:line draw:style-name="gr16" draw:text-style-name="P4" draw:layer="layout" svg:x1="25.183cm" svg:y1="8.592cm" svg:x2="21.505cm" svg:y2="13.917cm">
          <text:p/>
        </draw:line>
        <draw:line draw:style-name="gr16" draw:text-style-name="P4" draw:layer="layout" svg:x1="25.048cm" svg:y1="14.679cm" svg:x2="21.505cm" svg:y2="13.917cm">
          <text:p/>
        </draw:line>
        <draw:line draw:style-name="gr17" draw:text-style-name="P5" draw:layer="layout" svg:x1="21.359cm" svg:y1="6.613cm" svg:x2="25.183cm" svg:y2="3.057cm">
          <text:p/>
        </draw:line>
        <draw:line draw:style-name="gr17" draw:text-style-name="P5" draw:layer="layout" svg:x1="21.36cm" svg:y1="8.382cm" svg:x2="25.183cm" svg:y2="3.057cm">
          <text:p/>
        </draw:line>
        <draw:line draw:style-name="gr17" draw:text-style-name="P5" draw:layer="layout" svg:x1="21.36cm" svg:y1="6.604cm" svg:x2="25.183cm" svg:y2="4.835cm">
          <text:p/>
        </draw:line>
        <draw:line draw:style-name="gr17" draw:text-style-name="P5" draw:layer="layout" svg:x1="21.36cm" svg:y1="8.382cm" svg:x2="25.183cm" svg:y2="4.835cm">
          <text:p/>
        </draw:line>
        <draw:line draw:style-name="gr17" draw:text-style-name="P5" draw:layer="layout" svg:x1="21.36cm" svg:y1="4.835cm" svg:x2="25.183cm" svg:y2="3.057cm">
          <text:p/>
        </draw:line>
        <draw:line draw:style-name="gr17" draw:text-style-name="P5" draw:layer="layout" svg:x1="21.359cm" svg:y1="8.382cm" svg:x2="25.183cm" svg:y2="6.613cm">
          <text:p/>
        </draw:line>
        <draw:line draw:style-name="gr18" draw:text-style-name="P5" draw:layer="layout" svg:x1="21.359cm" svg:y1="6.604cm" svg:x2="25.183cm" svg:y2="8.391cm">
          <text:p/>
        </draw:line>
        <draw:line draw:style-name="gr17" draw:text-style-name="P5" draw:layer="layout" svg:x1="21.36cm" svg:y1="4.835cm" svg:x2="25.183cm" svg:y2="6.613cm">
          <text:p/>
        </draw:line>
        <draw:line draw:style-name="gr17" draw:text-style-name="P5" draw:layer="layout" svg:x1="21.36cm" svg:y1="3.057cm" svg:x2="25.183cm" svg:y2="4.835cm">
          <text:p/>
        </draw:line>
        <draw:line draw:style-name="gr17" draw:text-style-name="P5" draw:layer="layout" svg:x1="21.36cm" svg:y1="3.048cm" svg:x2="25.183cm" svg:y2="6.613cm">
          <text:p/>
        </draw:line>
        <draw:line draw:style-name="gr17" draw:text-style-name="P5" draw:layer="layout" svg:x1="21.36cm" svg:y1="4.835cm" svg:x2="25.183cm" svg:y2="8.391cm">
          <text:p/>
        </draw:line>
        <draw:line draw:style-name="gr17" draw:text-style-name="P5" draw:layer="layout" svg:x1="21.36cm" svg:y1="3.048cm" svg:x2="25.183cm" svg:y2="8.391cm">
          <text:p/>
        </draw:line>
        <draw:line draw:style-name="gr19" draw:text-style-name="P4" draw:layer="layout" svg:x1="21.36cm" svg:y1="3.057cm" svg:x2="25.183cm" svg:y2="3.057cm">
          <text:p/>
        </draw:line>
        <draw:line draw:style-name="gr19" draw:text-style-name="P4" draw:layer="layout" svg:x1="21.36cm" svg:y1="6.613cm" svg:x2="25.183cm" svg:y2="6.613cm">
          <text:p/>
        </draw:line>
        <draw:line draw:style-name="gr19" draw:text-style-name="P4" draw:layer="layout" svg:x1="21.36cm" svg:y1="8.391cm" svg:x2="25.183cm" svg:y2="8.391cm">
          <text:p/>
        </draw:line>
        <draw:line draw:style-name="gr19" draw:text-style-name="P4" draw:layer="layout" svg:x1="25.183cm" svg:y1="4.835cm" svg:x2="21.359cm" svg:y2="4.835cm">
          <text:p/>
        </draw:line>
        <draw:line draw:style-name="gr20" draw:text-style-name="P5" draw:layer="layout" svg:x1="21.359cm" svg:y1="6.815cm" svg:x2="25.183cm" svg:y2="3.259cm">
          <text:p/>
        </draw:line>
        <draw:line draw:style-name="gr20" draw:text-style-name="P5" draw:layer="layout" svg:x1="21.36cm" svg:y1="8.584cm" svg:x2="25.183cm" svg:y2="3.259cm">
          <text:p/>
        </draw:line>
        <draw:connector draw:style-name="gr21" draw:text-style-name="P4" draw:layer="layout" draw:type="line" svg:x1="21.359cm" svg:y1="1.472cm" svg:x2="25.183cm" svg:y2="1.481cm" svg:d="M21359 1472l3824 9" svg:viewBox="0 0 3825 10">
          <text:p/>
        </draw:connector>
        <draw:line draw:style-name="gr21" draw:text-style-name="P4" draw:layer="layout" svg:x1="21.359cm" svg:y1="3.25cm" svg:x2="25.183cm" svg:y2="1.481cm">
          <text:p/>
        </draw:line>
        <draw:line draw:style-name="gr21" draw:text-style-name="P4" draw:layer="layout" svg:x1="21.36cm" svg:y1="5.028cm" svg:x2="25.183cm" svg:y2="1.481cm">
          <text:p/>
        </draw:line>
        <draw:line draw:style-name="gr21" draw:text-style-name="P4" draw:layer="layout" svg:x1="21.359cm" svg:y1="6.806cm" svg:x2="25.183cm" svg:y2="1.481cm">
          <text:p/>
        </draw:line>
        <draw:line draw:style-name="gr21" draw:text-style-name="P4" draw:layer="layout" svg:x1="21.36cm" svg:y1="8.593cm" svg:x2="25.183cm" svg:y2="1.481cm">
          <text:p/>
        </draw:line>
        <draw:line draw:style-name="gr21" draw:text-style-name="P4" draw:layer="layout" svg:x1="21.359cm" svg:y1="1.481cm" svg:x2="25.183cm" svg:y2="3.259cm">
          <text:p/>
        </draw:line>
        <draw:line draw:style-name="gr22" draw:text-style-name="P5" draw:layer="layout" svg:x1="21.36cm" svg:y1="6.806cm" svg:x2="25.183cm" svg:y2="5.037cm">
          <text:p/>
        </draw:line>
        <draw:line draw:style-name="gr22" draw:text-style-name="P5" draw:layer="layout" svg:x1="21.36cm" svg:y1="8.584cm" svg:x2="25.183cm" svg:y2="5.037cm">
          <text:p/>
        </draw:line>
        <draw:line draw:style-name="gr20" draw:text-style-name="P5" draw:layer="layout" svg:x1="21.36cm" svg:y1="5.037cm" svg:x2="25.183cm" svg:y2="3.259cm">
          <text:p/>
        </draw:line>
        <draw:line draw:style-name="gr22" draw:text-style-name="P5" draw:layer="layout" svg:x1="21.359cm" svg:y1="8.584cm" svg:x2="25.183cm" svg:y2="6.815cm">
          <text:p/>
        </draw:line>
        <draw:line draw:style-name="gr22" draw:text-style-name="P5" draw:layer="layout" svg:x1="21.359cm" svg:y1="6.806cm" svg:x2="25.183cm" svg:y2="8.593cm">
          <text:p/>
        </draw:line>
        <draw:line draw:style-name="gr22" draw:text-style-name="P5" draw:layer="layout" svg:x1="21.36cm" svg:y1="5.037cm" svg:x2="25.183cm" svg:y2="6.815cm">
          <text:p/>
        </draw:line>
        <draw:line draw:style-name="gr22" draw:text-style-name="P5" draw:layer="layout" svg:x1="21.36cm" svg:y1="3.259cm" svg:x2="25.183cm" svg:y2="5.037cm">
          <text:p/>
        </draw:line>
        <draw:line draw:style-name="gr23" draw:text-style-name="P4" draw:layer="layout" svg:x1="21.359cm" svg:y1="1.481cm" svg:x2="25.183cm" svg:y2="5.037cm">
          <text:p/>
        </draw:line>
        <draw:line draw:style-name="gr22" draw:text-style-name="P5" draw:layer="layout" svg:x1="21.36cm" svg:y1="3.25cm" svg:x2="25.183cm" svg:y2="6.815cm">
          <text:p/>
        </draw:line>
        <draw:line draw:style-name="gr22" draw:text-style-name="P5" draw:layer="layout" svg:x1="21.36cm" svg:y1="5.037cm" svg:x2="25.183cm" svg:y2="8.593cm">
          <text:p/>
        </draw:line>
        <draw:line draw:style-name="gr22" draw:text-style-name="P5" draw:layer="layout" svg:x1="21.36cm" svg:y1="3.25cm" svg:x2="25.183cm" svg:y2="8.593cm">
          <text:p/>
        </draw:line>
        <draw:line draw:style-name="gr23" draw:text-style-name="P4" draw:layer="layout" svg:x1="21.359cm" svg:y1="1.481cm" svg:x2="25.183cm" svg:y2="6.815cm">
          <text:p/>
        </draw:line>
        <draw:line draw:style-name="gr23" draw:text-style-name="P4" draw:layer="layout" svg:x1="21.359cm" svg:y1="1.472cm" svg:x2="25.183cm" svg:y2="8.593cm">
          <text:p/>
        </draw:line>
        <draw:line draw:style-name="gr24" draw:text-style-name="P4" draw:layer="layout" svg:x1="21.36cm" svg:y1="3.259cm" svg:x2="25.183cm" svg:y2="3.259cm">
          <text:p/>
        </draw:line>
        <draw:line draw:style-name="gr15" draw:text-style-name="P4" draw:layer="layout" svg:x1="21.36cm" svg:y1="6.815cm" svg:x2="25.183cm" svg:y2="6.815cm">
          <text:p/>
        </draw:line>
        <draw:line draw:style-name="gr15" draw:text-style-name="P4" draw:layer="layout" svg:x1="21.36cm" svg:y1="8.593cm" svg:x2="25.183cm" svg:y2="8.593cm">
          <text:p/>
        </draw:line>
        <draw:connector draw:style-name="gr25" draw:text-style-name="P7" draw:layer="layout" draw:type="line" svg:x1="25.061cm" svg:y1="10.616cm" svg:x2="25.061cm" svg:y2="10.616cm" svg:d="M25061 10616z" svg:viewBox="0 0 1 1">
          <text:p/>
        </draw:connector>
        <draw:connector draw:style-name="gr17" draw:text-style-name="P5" draw:layer="layout" draw:type="line" svg:x1="25.062cm" svg:y1="4.319cm" svg:x2="25.062cm" svg:y2="4.319cm" svg:d="M25062 4319z" svg:viewBox="0 0 1 1">
          <text:p/>
        </draw:connector>
        <draw:connector draw:style-name="gr26" draw:text-style-name="P5" draw:layer="layout" draw:type="line" svg:x1="25.062cm" svg:y1="4.521cm" svg:x2="25.062cm" svg:y2="4.521cm" svg:d="M25062 4521z" svg:viewBox="0 0 1 1">
          <text:p/>
        </draw:connector>
        <draw:line draw:style-name="gr15" draw:text-style-name="P4" draw:layer="layout" svg:x1="4.609cm" svg:y1="5.09cm" svg:x2="0.785cm" svg:y2="5.09cm">
          <text:p/>
        </draw:line>
        <draw:line draw:style-name="gr16" draw:text-style-name="P4" draw:layer="layout" svg:x1="4.609cm" svg:y1="5.089cm" svg:x2="0.931cm" svg:y2="10.414cm">
          <text:p/>
        </draw:line>
        <draw:line draw:style-name="gr16" draw:text-style-name="P4" draw:layer="layout" svg:x1="4.474cm" svg:y1="11.176cm" svg:x2="0.931cm" svg:y2="10.414cm">
          <text:p/>
        </draw:line>
        <draw:line draw:style-name="gr16" draw:text-style-name="P4" draw:layer="layout" svg:x1="4.609cm" svg:y1="6.867cm" svg:x2="0.931cm" svg:y2="12.192cm">
          <text:p/>
        </draw:line>
        <draw:line draw:style-name="gr16" draw:text-style-name="P4" draw:layer="layout" svg:x1="4.474cm" svg:y1="12.954cm" svg:x2="0.931cm" svg:y2="12.192cm">
          <text:p/>
        </draw:line>
        <draw:line draw:style-name="gr16" draw:text-style-name="P4" draw:layer="layout" svg:x1="4.609cm" svg:y1="8.645cm" svg:x2="0.931cm" svg:y2="13.97cm">
          <text:p/>
        </draw:line>
        <draw:line draw:style-name="gr16" draw:text-style-name="P4" draw:layer="layout" svg:x1="4.474cm" svg:y1="14.732cm" svg:x2="0.931cm" svg:y2="13.97cm">
          <text:p/>
        </draw:line>
        <draw:line draw:style-name="gr17" draw:text-style-name="P5" draw:layer="layout" svg:x1="0.785cm" svg:y1="6.666cm" svg:x2="4.609cm" svg:y2="3.11cm">
          <text:p/>
        </draw:line>
        <draw:line draw:style-name="gr17" draw:text-style-name="P5" draw:layer="layout" svg:x1="0.786cm" svg:y1="8.435cm" svg:x2="4.609cm" svg:y2="3.11cm">
          <text:p/>
        </draw:line>
        <draw:connector draw:style-name="gr27" draw:text-style-name="P4" draw:layer="layout" draw:type="line" svg:x1="0.785cm" svg:y1="1.323cm" svg:x2="4.609cm" svg:y2="1.332cm" svg:d="M785 1323l3824 9" svg:viewBox="0 0 3825 10">
          <text:p/>
        </draw:connector>
        <draw:line draw:style-name="gr27" draw:text-style-name="P4" draw:layer="layout" svg:x1="0.785cm" svg:y1="3.101cm" svg:x2="4.609cm" svg:y2="1.332cm">
          <text:p/>
        </draw:line>
        <draw:line draw:style-name="gr27" draw:text-style-name="P4" draw:layer="layout" svg:x1="0.786cm" svg:y1="4.879cm" svg:x2="4.609cm" svg:y2="1.332cm">
          <text:p/>
        </draw:line>
        <draw:line draw:style-name="gr27" draw:text-style-name="P4" draw:layer="layout" svg:x1="0.785cm" svg:y1="6.657cm" svg:x2="4.609cm" svg:y2="1.332cm">
          <text:p/>
        </draw:line>
        <draw:line draw:style-name="gr27" draw:text-style-name="P4" draw:layer="layout" svg:x1="0.786cm" svg:y1="8.444cm" svg:x2="4.609cm" svg:y2="1.332cm">
          <text:p/>
        </draw:line>
        <draw:line draw:style-name="gr27" draw:text-style-name="P4" draw:layer="layout" svg:x1="0.785cm" svg:y1="1.332cm" svg:x2="4.609cm" svg:y2="3.11cm">
          <text:p/>
        </draw:line>
        <draw:line draw:style-name="gr17" draw:text-style-name="P5" draw:layer="layout" svg:x1="0.786cm" svg:y1="6.657cm" svg:x2="4.609cm" svg:y2="4.888cm">
          <text:p/>
        </draw:line>
        <draw:line draw:style-name="gr17" draw:text-style-name="P5" draw:layer="layout" svg:x1="0.786cm" svg:y1="8.435cm" svg:x2="4.609cm" svg:y2="4.888cm">
          <text:p/>
        </draw:line>
        <draw:line draw:style-name="gr17" draw:text-style-name="P5" draw:layer="layout" svg:x1="0.786cm" svg:y1="4.888cm" svg:x2="4.609cm" svg:y2="3.11cm">
          <text:p/>
        </draw:line>
        <draw:line draw:style-name="gr17" draw:text-style-name="P5" draw:layer="layout" svg:x1="0.785cm" svg:y1="8.435cm" svg:x2="4.609cm" svg:y2="6.666cm">
          <text:p/>
        </draw:line>
        <draw:line draw:style-name="gr18" draw:text-style-name="P5" draw:layer="layout" svg:x1="0.785cm" svg:y1="6.657cm" svg:x2="4.609cm" svg:y2="8.444cm">
          <text:p/>
        </draw:line>
        <draw:line draw:style-name="gr17" draw:text-style-name="P5" draw:layer="layout" svg:x1="0.786cm" svg:y1="4.888cm" svg:x2="4.609cm" svg:y2="6.666cm">
          <text:p/>
        </draw:line>
        <draw:line draw:style-name="gr17" draw:text-style-name="P5" draw:layer="layout" svg:x1="0.786cm" svg:y1="3.11cm" svg:x2="4.609cm" svg:y2="4.888cm">
          <text:p/>
        </draw:line>
        <draw:line draw:style-name="gr27" draw:text-style-name="P4" draw:layer="layout" svg:x1="0.785cm" svg:y1="1.332cm" svg:x2="4.609cm" svg:y2="4.888cm">
          <text:p/>
        </draw:line>
        <draw:line draw:style-name="gr17" draw:text-style-name="P5" draw:layer="layout" svg:x1="0.786cm" svg:y1="3.101cm" svg:x2="4.609cm" svg:y2="6.666cm">
          <text:p/>
        </draw:line>
        <draw:line draw:style-name="gr17" draw:text-style-name="P5" draw:layer="layout" svg:x1="0.786cm" svg:y1="4.888cm" svg:x2="4.609cm" svg:y2="8.444cm">
          <text:p/>
        </draw:line>
        <draw:line draw:style-name="gr17" draw:text-style-name="P5" draw:layer="layout" svg:x1="0.786cm" svg:y1="3.101cm" svg:x2="4.609cm" svg:y2="8.444cm">
          <text:p/>
        </draw:line>
        <draw:line draw:style-name="gr27" draw:text-style-name="P4" draw:layer="layout" svg:x1="0.785cm" svg:y1="1.332cm" svg:x2="4.609cm" svg:y2="6.666cm">
          <text:p/>
        </draw:line>
        <draw:line draw:style-name="gr27" draw:text-style-name="P4" draw:layer="layout" svg:x1="0.785cm" svg:y1="1.323cm" svg:x2="4.609cm" svg:y2="8.444cm">
          <text:p/>
        </draw:line>
        <draw:line draw:style-name="gr19" draw:text-style-name="P4" draw:layer="layout" svg:x1="0.786cm" svg:y1="3.11cm" svg:x2="4.609cm" svg:y2="3.11cm">
          <text:p/>
        </draw:line>
        <draw:line draw:style-name="gr19" draw:text-style-name="P4" draw:layer="layout" svg:x1="0.786cm" svg:y1="6.666cm" svg:x2="4.609cm" svg:y2="6.666cm">
          <text:p/>
        </draw:line>
        <draw:line draw:style-name="gr19" draw:text-style-name="P4" draw:layer="layout" svg:x1="0.786cm" svg:y1="8.444cm" svg:x2="4.609cm" svg:y2="8.444cm">
          <text:p/>
        </draw:line>
        <draw:line draw:style-name="gr19" draw:text-style-name="P4" draw:layer="layout" svg:x1="4.609cm" svg:y1="4.888cm" svg:x2="0.785cm" svg:y2="4.888cm">
          <text:p/>
        </draw:line>
        <draw:line draw:style-name="gr20" draw:text-style-name="P5" draw:layer="layout" svg:x1="0.785cm" svg:y1="6.868cm" svg:x2="4.609cm" svg:y2="3.312cm">
          <text:p/>
        </draw:line>
        <draw:line draw:style-name="gr20" draw:text-style-name="P5" draw:layer="layout" svg:x1="0.786cm" svg:y1="8.637cm" svg:x2="4.609cm" svg:y2="3.312cm">
          <text:p/>
        </draw:line>
        <draw:connector draw:style-name="gr21" draw:text-style-name="P4" draw:layer="layout" draw:type="line" svg:x1="0.785cm" svg:y1="1.525cm" svg:x2="4.609cm" svg:y2="1.534cm" svg:d="M785 1525l3824 9" svg:viewBox="0 0 3825 10">
          <text:p/>
        </draw:connector>
        <draw:line draw:style-name="gr21" draw:text-style-name="P4" draw:layer="layout" svg:x1="0.785cm" svg:y1="3.303cm" svg:x2="4.609cm" svg:y2="1.534cm">
          <text:p/>
        </draw:line>
        <draw:line draw:style-name="gr21" draw:text-style-name="P4" draw:layer="layout" svg:x1="0.786cm" svg:y1="5.081cm" svg:x2="4.609cm" svg:y2="1.534cm">
          <text:p/>
        </draw:line>
        <draw:line draw:style-name="gr21" draw:text-style-name="P4" draw:layer="layout" svg:x1="0.785cm" svg:y1="6.859cm" svg:x2="4.609cm" svg:y2="1.534cm">
          <text:p/>
        </draw:line>
        <draw:line draw:style-name="gr21" draw:text-style-name="P4" draw:layer="layout" svg:x1="0.786cm" svg:y1="8.646cm" svg:x2="4.609cm" svg:y2="1.534cm">
          <text:p/>
        </draw:line>
        <draw:line draw:style-name="gr21" draw:text-style-name="P4" draw:layer="layout" svg:x1="0.785cm" svg:y1="1.534cm" svg:x2="4.609cm" svg:y2="3.312cm">
          <text:p/>
        </draw:line>
        <draw:line draw:style-name="gr22" draw:text-style-name="P5" draw:layer="layout" svg:x1="0.786cm" svg:y1="6.859cm" svg:x2="4.609cm" svg:y2="5.09cm">
          <text:p/>
        </draw:line>
        <draw:line draw:style-name="gr22" draw:text-style-name="P5" draw:layer="layout" svg:x1="0.786cm" svg:y1="8.637cm" svg:x2="4.609cm" svg:y2="5.09cm">
          <text:p/>
        </draw:line>
        <draw:line draw:style-name="gr20" draw:text-style-name="P5" draw:layer="layout" svg:x1="0.786cm" svg:y1="5.09cm" svg:x2="4.609cm" svg:y2="3.312cm">
          <text:p/>
        </draw:line>
        <draw:line draw:style-name="gr22" draw:text-style-name="P5" draw:layer="layout" svg:x1="0.785cm" svg:y1="8.637cm" svg:x2="4.609cm" svg:y2="6.868cm">
          <text:p/>
        </draw:line>
        <draw:line draw:style-name="gr22" draw:text-style-name="P5" draw:layer="layout" svg:x1="0.785cm" svg:y1="6.859cm" svg:x2="4.609cm" svg:y2="8.646cm">
          <text:p/>
        </draw:line>
        <draw:line draw:style-name="gr22" draw:text-style-name="P5" draw:layer="layout" svg:x1="0.786cm" svg:y1="5.09cm" svg:x2="4.609cm" svg:y2="6.868cm">
          <text:p/>
        </draw:line>
        <draw:line draw:style-name="gr22" draw:text-style-name="P5" draw:layer="layout" svg:x1="0.786cm" svg:y1="3.312cm" svg:x2="4.609cm" svg:y2="5.09cm">
          <text:p/>
        </draw:line>
        <draw:line draw:style-name="gr23" draw:text-style-name="P4" draw:layer="layout" svg:x1="0.785cm" svg:y1="1.534cm" svg:x2="4.609cm" svg:y2="5.09cm">
          <text:p/>
        </draw:line>
        <draw:line draw:style-name="gr22" draw:text-style-name="P5" draw:layer="layout" svg:x1="0.786cm" svg:y1="3.303cm" svg:x2="4.609cm" svg:y2="6.868cm">
          <text:p/>
        </draw:line>
        <draw:line draw:style-name="gr22" draw:text-style-name="P5" draw:layer="layout" svg:x1="0.786cm" svg:y1="5.09cm" svg:x2="4.609cm" svg:y2="8.646cm">
          <text:p/>
        </draw:line>
        <draw:line draw:style-name="gr22" draw:text-style-name="P5" draw:layer="layout" svg:x1="0.786cm" svg:y1="3.303cm" svg:x2="4.609cm" svg:y2="8.646cm">
          <text:p/>
        </draw:line>
        <draw:line draw:style-name="gr23" draw:text-style-name="P4" draw:layer="layout" svg:x1="0.785cm" svg:y1="1.534cm" svg:x2="4.609cm" svg:y2="6.868cm">
          <text:p/>
        </draw:line>
        <draw:line draw:style-name="gr23" draw:text-style-name="P4" draw:layer="layout" svg:x1="0.785cm" svg:y1="1.525cm" svg:x2="4.609cm" svg:y2="8.646cm">
          <text:p/>
        </draw:line>
        <draw:line draw:style-name="gr24" draw:text-style-name="P4" draw:layer="layout" svg:x1="0.786cm" svg:y1="3.312cm" svg:x2="4.609cm" svg:y2="3.312cm">
          <text:p/>
        </draw:line>
        <draw:line draw:style-name="gr15" draw:text-style-name="P4" draw:layer="layout" svg:x1="0.786cm" svg:y1="6.868cm" svg:x2="4.609cm" svg:y2="6.868cm">
          <text:p/>
        </draw:line>
        <draw:line draw:style-name="gr15" draw:text-style-name="P4" draw:layer="layout" svg:x1="0.786cm" svg:y1="8.646cm" svg:x2="4.609cm" svg:y2="8.646cm">
          <text:p/>
        </draw:line>
        <draw:custom-shape draw:style-name="gr28" draw:text-style-name="P1" draw:layer="layout" svg:width="2.032cm" svg:height="14.173cm" svg:x="0.762cm" svg:y="1.321cm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29" draw:text-style-name="P1" draw:layer="layout" svg:width="0.762cm" svg:height="5.08cm" svg:x="1.778cm" svg:y="4.31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762cm" svg:height="6.096cm" svg:x="1.778cm" svg:y="9.652cm">
          <text:p/>
          <draw:enhanced-geometry svg:viewBox="0 0 21600 21600" draw:type="rectangle" draw:enhanced-path="M 0 0 L 21600 0 21600 21600 0 21600 0 0 Z N"/>
        </draw:custom-shape>
        <draw:frame draw:style-name="gr31" draw:text-style-name="P8" draw:layer="layout" svg:width="3.766cm" svg:height="0.963cm" draw:transform="rotate (1.5707963267949) translate (1.016cm 8.592cm)">
          <draw:text-box>
            <text:p><text:span text:style-name="T1">Visible Units</text:span></text:p>
          </draw:text-box>
        </draw:frame>
        <draw:frame draw:style-name="gr31" draw:text-style-name="P8" draw:layer="layout" svg:width="3.766cm" svg:height="0.963cm" draw:transform="rotate (1.5707963267949) translate (1.016cm 14.224cm)">
          <draw:text-box>
            <text:p><text:span text:style-name="T1">Input Units</text:span></text:p>
          </draw:text-box>
        </draw:frame>
        <draw:connector draw:style-name="gr25" draw:text-style-name="P7" draw:layer="layout" draw:type="line" svg:x1="4.487cm" svg:y1="10.669cm" svg:x2="4.487cm" svg:y2="10.669cm" draw:start-shape="id15" draw:end-shape="id15" svg:d="M4487 10669z" svg:viewBox="0 0 1 1">
          <text:p/>
        </draw:connector>
        <draw:connector draw:style-name="gr17" draw:text-style-name="P5" draw:layer="layout" draw:type="line" svg:x1="4.488cm" svg:y1="4.372cm" svg:x2="4.488cm" svg:y2="4.372cm" svg:d="M4488 4372z" svg:viewBox="0 0 1 1">
          <text:p/>
        </draw:connector>
        <draw:connector draw:style-name="gr26" draw:text-style-name="P5" draw:layer="layout" draw:type="line" svg:x1="4.488cm" svg:y1="4.574cm" svg:x2="4.488cm" svg:y2="4.574cm" svg:d="M4488 4574z" svg:viewBox="0 0 1 1">
          <text:p/>
        </draw:connector>
        <draw:frame draw:style-name="gr32" draw:text-style-name="P4" draw:layer="layout" svg:width="11.176cm" svg:height="2.156cm" svg:x="7.366cm" svg:y="16.894cm">
          <draw:image xlink:href="Pictures/1000000000000352000000A41EB5CFEC359807B5.png" xlink:type="simple" xlink:show="embed" xlink:actuate="onLoad">
            <text:p/>
          </draw:image>
        </draw:frame>
        <draw:custom-shape draw:style-name="gr33" draw:text-style-name="P1" draw:layer="layout" svg:width="0.762cm" svg:height="7.62cm" svg:x="5.625cm" svg:y="1.2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4" draw:text-style-name="P4" draw:layer="layout" svg:x1="7.657cm" svg:y1="1.533cm" svg:x2="6.387cm" svg:y2="1.533cm">
          <text:p/>
        </draw:line>
        <draw:line draw:style-name="gr34" draw:text-style-name="P4" draw:layer="layout" svg:x1="7.658cm" svg:y1="3.311cm" svg:x2="6.387cm" svg:y2="3.311cm">
          <text:p/>
        </draw:line>
        <draw:line draw:style-name="gr34" draw:text-style-name="P4" draw:layer="layout" svg:x1="7.657cm" svg:y1="5.089cm" svg:x2="6.387cm" svg:y2="5.089cm">
          <text:p/>
        </draw:line>
        <draw:line draw:style-name="gr34" draw:text-style-name="P4" draw:layer="layout" svg:x1="7.658cm" svg:y1="6.867cm" svg:x2="6.387cm" svg:y2="6.867cm">
          <text:p/>
        </draw:line>
        <draw:line draw:style-name="gr34" draw:text-style-name="P4" draw:layer="layout" svg:x1="7.658cm" svg:y1="8.645cm" svg:x2="6.387cm" svg:y2="8.645cm">
          <text:p/>
        </draw:line>
        <draw:line draw:style-name="gr35" draw:text-style-name="P4" draw:layer="layout" svg:x1="4.609cm" svg:y1="1.533cm" svg:x2="5.625cm" svg:y2="1.533cm">
          <text:p/>
        </draw:line>
        <draw:line draw:style-name="gr35" draw:text-style-name="P4" draw:layer="layout" svg:x1="4.609cm" svg:y1="3.311cm" svg:x2="5.625cm" svg:y2="3.311cm">
          <text:p/>
        </draw:line>
        <draw:line draw:style-name="gr35" draw:text-style-name="P4" draw:layer="layout" svg:x1="4.609cm" svg:y1="5.089cm" svg:x2="5.625cm" svg:y2="5.089cm">
          <text:p/>
        </draw:line>
        <draw:line draw:style-name="gr35" draw:text-style-name="P4" draw:layer="layout" svg:x1="4.609cm" svg:y1="6.867cm" svg:x2="5.625cm" svg:y2="6.867cm">
          <text:p/>
        </draw:line>
        <draw:frame draw:style-name="gr36" draw:text-style-name="P8" draw:layer="layout" svg:width="1.734cm" svg:height="0.763cm" svg:x="3.769cm" svg:y="9.905cm">
          <draw:text-box>
            <text:p><text:span text:style-name="T1">i(t-1)</text:span></text:p>
          </draw:text-box>
        </draw:frame>
        <draw:line draw:style-name="gr35" draw:text-style-name="P4" draw:layer="layout" svg:x1="4.609cm" svg:y1="8.645cm" svg:x2="5.625cm" svg:y2="8.645cm">
          <text:p/>
        </draw:line>
        <draw:frame draw:style-name="gr31" draw:text-style-name="P8" draw:layer="layout" svg:width="1.734cm" svg:height="0.963cm" draw:transform="rotate (1.5707963267949) translate (5.625cm 5.842cm)">
          <draw:text-box>
            <text:p><text:span text:style-name="T1">tanh</text:span></text:p>
          </draw:text-box>
        </draw:frame>
        <draw:frame draw:style-name="gr31" draw:text-style-name="P8" draw:layer="layout" svg:width="1.734cm" svg:height="0.963cm" svg:x="3.725cm" svg:y="0.254cm">
          <draw:text-box>
            <text:p><text:span text:style-name="T1">u(t-1)</text:span></text:p>
          </draw:text-box>
        </draw:frame>
        <draw:line draw:style-name="gr37" draw:text-style-name="P5" draw:layer="layout" svg:x1="7.643cm" svg:y1="6.867cm" svg:x2="11.467cm" svg:y2="3.311cm">
          <text:p/>
        </draw:line>
        <draw:line draw:style-name="gr37" draw:text-style-name="P5" draw:layer="layout" svg:x1="7.644cm" svg:y1="8.636cm" svg:x2="11.467cm" svg:y2="3.311cm">
          <text:p/>
        </draw:line>
        <draw:connector draw:style-name="gr38" draw:text-style-name="P4" draw:layer="layout" draw:type="line" svg:x1="7.643cm" svg:y1="1.524cm" svg:x2="11.467cm" svg:y2="1.533cm" svg:d="M7643 1524l3824 9" svg:viewBox="0 0 3825 10">
          <text:p/>
        </draw:connector>
        <draw:line draw:style-name="gr38" draw:text-style-name="P4" draw:layer="layout" svg:x1="7.643cm" svg:y1="3.302cm" svg:x2="11.467cm" svg:y2="1.533cm">
          <text:p/>
        </draw:line>
        <draw:line draw:style-name="gr38" draw:text-style-name="P4" draw:layer="layout" svg:x1="7.644cm" svg:y1="5.08cm" svg:x2="11.467cm" svg:y2="1.533cm">
          <text:p/>
        </draw:line>
        <draw:line draw:style-name="gr38" draw:text-style-name="P4" draw:layer="layout" svg:x1="7.643cm" svg:y1="6.858cm" svg:x2="11.467cm" svg:y2="1.533cm">
          <text:p/>
        </draw:line>
        <draw:line draw:style-name="gr38" draw:text-style-name="P4" draw:layer="layout" svg:x1="7.644cm" svg:y1="8.645cm" svg:x2="11.467cm" svg:y2="1.533cm">
          <text:p/>
        </draw:line>
        <draw:line draw:style-name="gr38" draw:text-style-name="P4" draw:layer="layout" svg:x1="7.643cm" svg:y1="1.533cm" svg:x2="11.467cm" svg:y2="3.311cm">
          <text:p/>
        </draw:line>
        <draw:line draw:style-name="gr39" draw:text-style-name="P5" draw:layer="layout" svg:x1="7.644cm" svg:y1="6.858cm" svg:x2="11.467cm" svg:y2="5.089cm">
          <text:p/>
        </draw:line>
        <draw:line draw:style-name="gr39" draw:text-style-name="P5" draw:layer="layout" svg:x1="7.644cm" svg:y1="8.636cm" svg:x2="11.467cm" svg:y2="5.089cm">
          <text:p/>
        </draw:line>
        <draw:line draw:style-name="gr37" draw:text-style-name="P5" draw:layer="layout" svg:x1="7.644cm" svg:y1="5.089cm" svg:x2="11.467cm" svg:y2="3.311cm">
          <text:p/>
        </draw:line>
        <draw:line draw:style-name="gr39" draw:text-style-name="P5" draw:layer="layout" svg:x1="7.643cm" svg:y1="8.636cm" svg:x2="11.467cm" svg:y2="6.867cm">
          <text:p/>
        </draw:line>
        <draw:line draw:style-name="gr40" draw:text-style-name="P5" draw:layer="layout" svg:x1="7.643cm" svg:y1="6.858cm" svg:x2="11.467cm" svg:y2="8.645cm">
          <text:p/>
        </draw:line>
        <draw:line draw:style-name="gr39" draw:text-style-name="P5" draw:layer="layout" svg:x1="7.644cm" svg:y1="5.089cm" svg:x2="11.467cm" svg:y2="6.867cm">
          <text:p/>
        </draw:line>
        <draw:line draw:style-name="gr39" draw:text-style-name="P5" draw:layer="layout" svg:x1="7.644cm" svg:y1="3.311cm" svg:x2="11.467cm" svg:y2="5.089cm">
          <text:p/>
        </draw:line>
        <draw:line draw:style-name="gr41" draw:text-style-name="P4" draw:layer="layout" svg:x1="7.643cm" svg:y1="1.533cm" svg:x2="11.467cm" svg:y2="5.089cm">
          <text:p/>
        </draw:line>
        <draw:line draw:style-name="gr39" draw:text-style-name="P5" draw:layer="layout" svg:x1="7.644cm" svg:y1="3.302cm" svg:x2="11.467cm" svg:y2="6.867cm">
          <text:p/>
        </draw:line>
        <draw:line draw:style-name="gr39" draw:text-style-name="P5" draw:layer="layout" svg:x1="7.644cm" svg:y1="5.089cm" svg:x2="11.467cm" svg:y2="8.645cm">
          <text:p/>
        </draw:line>
        <draw:line draw:style-name="gr39" draw:text-style-name="P5" draw:layer="layout" svg:x1="7.644cm" svg:y1="3.302cm" svg:x2="11.467cm" svg:y2="8.645cm">
          <text:p/>
        </draw:line>
        <draw:line draw:style-name="gr41" draw:text-style-name="P4" draw:layer="layout" svg:x1="7.643cm" svg:y1="1.533cm" svg:x2="11.467cm" svg:y2="6.867cm">
          <text:p/>
        </draw:line>
        <draw:line draw:style-name="gr41" draw:text-style-name="P4" draw:layer="layout" svg:x1="7.643cm" svg:y1="1.524cm" svg:x2="11.467cm" svg:y2="8.645cm">
          <text:p/>
        </draw:line>
        <draw:line draw:style-name="gr42" draw:text-style-name="P4" draw:layer="layout" svg:x1="7.644cm" svg:y1="3.311cm" svg:x2="11.467cm" svg:y2="3.311cm">
          <text:p/>
        </draw:line>
        <draw:line draw:style-name="gr43" draw:text-style-name="P4" draw:layer="layout" svg:x1="7.644cm" svg:y1="6.867cm" svg:x2="11.467cm" svg:y2="6.867cm">
          <text:p/>
        </draw:line>
        <draw:line draw:style-name="gr43" draw:text-style-name="P4" draw:layer="layout" svg:x1="7.644cm" svg:y1="8.645cm" svg:x2="11.467cm" svg:y2="8.645cm">
          <text:p/>
        </draw:line>
        <draw:custom-shape draw:style-name="gr33" draw:text-style-name="P1" draw:layer="layout" svg:width="0.762cm" svg:height="7.62cm" svg:x="12.483cm" svg:y="1.2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4" draw:text-style-name="P4" draw:layer="layout" svg:x1="14.515cm" svg:y1="1.533cm" svg:x2="13.245cm" svg:y2="1.533cm">
          <text:p/>
        </draw:line>
        <draw:line draw:style-name="gr34" draw:text-style-name="P4" draw:layer="layout" svg:x1="14.516cm" svg:y1="3.311cm" svg:x2="13.245cm" svg:y2="3.311cm">
          <text:p/>
        </draw:line>
        <draw:line draw:style-name="gr34" draw:text-style-name="P4" draw:layer="layout" svg:x1="14.515cm" svg:y1="5.089cm" svg:x2="13.245cm" svg:y2="5.089cm">
          <text:p/>
        </draw:line>
        <draw:line draw:style-name="gr34" draw:text-style-name="P4" draw:layer="layout" svg:x1="14.516cm" svg:y1="6.867cm" svg:x2="13.245cm" svg:y2="6.867cm">
          <text:p/>
        </draw:line>
        <draw:line draw:style-name="gr34" draw:text-style-name="P4" draw:layer="layout" svg:x1="14.516cm" svg:y1="8.645cm" svg:x2="13.245cm" svg:y2="8.645cm">
          <text:p/>
        </draw:line>
        <draw:line draw:style-name="gr35" draw:text-style-name="P4" draw:layer="layout" svg:x1="11.467cm" svg:y1="1.533cm" svg:x2="12.483cm" svg:y2="1.533cm">
          <text:p/>
        </draw:line>
        <draw:line draw:style-name="gr35" draw:text-style-name="P4" draw:layer="layout" svg:x1="11.467cm" svg:y1="3.311cm" svg:x2="12.483cm" svg:y2="3.311cm">
          <text:p/>
        </draw:line>
        <draw:line draw:style-name="gr35" draw:text-style-name="P4" draw:layer="layout" svg:x1="11.467cm" svg:y1="5.089cm" svg:x2="12.483cm" svg:y2="5.089cm">
          <text:p/>
        </draw:line>
        <draw:line draw:style-name="gr35" draw:text-style-name="P4" draw:layer="layout" svg:x1="11.467cm" svg:y1="6.867cm" svg:x2="12.483cm" svg:y2="6.867cm">
          <text:p/>
        </draw:line>
        <draw:line draw:style-name="gr35" draw:text-style-name="P4" draw:layer="layout" svg:x1="11.467cm" svg:y1="8.645cm" svg:x2="12.483cm" svg:y2="8.645cm">
          <text:p/>
        </draw:line>
        <draw:frame draw:style-name="gr31" draw:text-style-name="P8" draw:layer="layout" svg:width="1.734cm" svg:height="0.963cm" draw:transform="rotate (1.5707963267949) translate (12.483cm 5.842cm)">
          <draw:text-box>
            <text:p><text:span text:style-name="T1">tanh</text:span></text:p>
          </draw:text-box>
        </draw:frame>
        <draw:frame draw:style-name="gr31" draw:text-style-name="P8" draw:layer="layout" svg:width="1.734cm" svg:height="0.963cm" svg:x="10.627cm" svg:y="0.254cm">
          <draw:text-box>
            <text:p><text:span text:style-name="T1">u(t)</text:span></text:p>
          </draw:text-box>
        </draw:frame>
        <draw:line draw:style-name="gr44" draw:text-style-name="P4" draw:layer="layout" svg:x1="11.467cm" svg:y1="5.089cm" svg:x2="7.789cm" svg:y2="10.415cm">
          <text:p/>
        </draw:line>
        <draw:line draw:style-name="gr44" draw:text-style-name="P4" draw:layer="layout" svg:x1="11.467cm" svg:y1="6.867cm" svg:x2="7.789cm" svg:y2="12.193cm">
          <text:p/>
        </draw:line>
        <draw:line draw:style-name="gr44" draw:text-style-name="P4" draw:layer="layout" svg:x1="11.467cm" svg:y1="8.645cm" svg:x2="7.789cm" svg:y2="13.971cm">
          <text:p/>
        </draw:line>
        <draw:line draw:style-name="gr43" draw:text-style-name="P4" draw:layer="layout" svg:x1="11.467cm" svg:y1="5.089cm" svg:x2="7.643cm" svg:y2="5.089cm">
          <text:p/>
        </draw:line>
        <draw:custom-shape draw:style-name="gr9" draw:text-style-name="P5" draw:layer="layout" svg:width="1.016cm" svg:height="1.016cm" svg:x="10.837cm" svg:y="2.7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1.016cm" svg:height="1.016cm" svg:x="10.837cm" svg:y="4.5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1.016cm" svg:height="1.016cm" svg:x="10.837cm" svg:y="6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1.016cm" svg:height="1.016cm" svg:x="10.837cm" svg:y="8.1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9" draw:layer="layout" svg:width="1.016cm" svg:height="1.016cm" svg:x="10.838cm" svg:y="2.7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0" xml:id="id16" draw:id="id16" draw:layer="layout" svg:width="1.016cm" svg:height="1.016cm" svg:x="10.838cm" svg:y="4.5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0" draw:layer="layout" svg:width="1.016cm" svg:height="1.016cm" svg:x="10.838cm" svg:y="6.3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0" draw:layer="layout" svg:width="1.016cm" svg:height="1.016cm" svg:x="10.838cm" svg:y="8.1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5" draw:layer="layout" draw:type="line" svg:x1="11.346cm" svg:y1="4.573cm" svg:x2="11.346cm" svg:y2="4.573cm" draw:start-shape="id16" draw:end-shape="id16" svg:d="M11346 4573z" svg:viewBox="0 0 1 1">
          <text:p/>
        </draw:connector>
        <draw:custom-shape draw:style-name="gr7" draw:text-style-name="P1" draw:layer="layout" svg:width="1.016cm" svg:height="1.016cm" svg:x="10.837cm" svg:y="1.0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" draw:layer="layout" svg:width="1.016cm" svg:height="1.016cm" svg:x="10.838cm" svg:y="1.0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" draw:layer="layout" svg:width="1.016cm" svg:height="1.016cm" svg:x="7.281cm" svg:y="1.0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" draw:layer="layout" svg:width="1.016cm" svg:height="1.016cm" svg:x="7.281cm" svg:y="2.7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1" draw:layer="layout" svg:width="1.016cm" svg:height="1.016cm" svg:x="7.281cm" svg:y="4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1" draw:layer="layout" svg:width="1.016cm" svg:height="1.016cm" svg:x="7.281cm" svg:y="6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1" draw:layer="layout" svg:width="1.016cm" svg:height="1.016cm" svg:x="7.281cm" svg:y="8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8" draw:layer="layout" svg:width="1.734cm" svg:height="0.963cm" svg:x="7.071cm" svg:y="0.254cm">
          <draw:text-box>
            <text:p><text:span text:style-name="T1">r(t-1)</text:span></text:p>
          </draw:text-box>
        </draw:frame>
        <draw:frame draw:style-name="gr36" draw:text-style-name="P12" draw:layer="layout" svg:width="1.69cm" svg:height="0.763cm" svg:x="8.893cm" svg:y="0.77cm">
          <draw:text-box>
            <text:p><text:span text:style-name="T2">W</text:span><text:span text:style-name="T3">,</text:span><text:span text:style-name="T2"> </text:span><text:span text:style-name="T4">U</text:span></text:p>
          </draw:text-box>
        </draw:frame>
        <draw:line draw:style-name="gr44" draw:text-style-name="P4" draw:layer="layout" svg:x1="11.332cm" svg:y1="11.177cm" svg:x2="7.789cm" svg:y2="10.415cm">
          <text:p/>
        </draw:line>
        <draw:line draw:style-name="gr44" draw:text-style-name="P4" draw:layer="layout" svg:x1="11.332cm" svg:y1="12.955cm" svg:x2="7.789cm" svg:y2="12.193cm">
          <text:p/>
        </draw:line>
        <draw:line draw:style-name="gr44" draw:text-style-name="P4" draw:layer="layout" svg:x1="11.332cm" svg:y1="14.733cm" svg:x2="7.789cm" svg:y2="13.971cm">
          <text:p/>
        </draw:line>
        <draw:custom-shape draw:style-name="gr50" draw:text-style-name="P7" xml:id="id17" draw:id="id17" draw:layer="layout" svg:width="1.016cm" svg:height="1.016cm" svg:x="10.837cm" svg:y="10.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7" draw:layer="layout" svg:width="1.016cm" svg:height="1.016cm" svg:x="10.837cm" svg:y="12.4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7" draw:layer="layout" svg:width="1.016cm" svg:height="1.016cm" svg:x="10.837cm" svg:y="14.2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7" draw:layer="layout" draw:type="line" svg:x1="11.345cm" svg:y1="10.67cm" svg:x2="11.345cm" svg:y2="10.67cm" draw:start-shape="id17" draw:end-shape="id17" svg:d="M11345 10670z" svg:viewBox="0 0 1 1">
          <text:p/>
        </draw:connector>
        <draw:custom-shape draw:style-name="gr51" draw:text-style-name="P7" draw:layer="layout" svg:width="1.016cm" svg:height="1.016cm" svg:x="10.824cm" svg:y="10.6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7" draw:layer="layout" svg:width="1.016cm" svg:height="1.016cm" svg:x="10.824cm" svg:y="12.4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7" draw:layer="layout" svg:width="1.016cm" svg:height="1.016cm" svg:x="10.824cm" svg:y="14.2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8" draw:layer="layout" svg:width="1.734cm" svg:height="0.763cm" svg:x="10.627cm" svg:y="9.906cm">
          <draw:text-box>
            <text:p><text:span text:style-name="T1">i(t)</text:span></text:p>
          </draw:text-box>
        </draw:frame>
        <draw:line draw:style-name="gr37" draw:text-style-name="P5" draw:layer="layout" svg:x1="14.457cm" svg:y1="6.867cm" svg:x2="18.281cm" svg:y2="3.311cm">
          <text:p/>
        </draw:line>
        <draw:line draw:style-name="gr37" draw:text-style-name="P5" draw:layer="layout" svg:x1="14.458cm" svg:y1="8.636cm" svg:x2="18.281cm" svg:y2="3.311cm">
          <text:p/>
        </draw:line>
        <draw:connector draw:style-name="gr38" draw:text-style-name="P4" draw:layer="layout" draw:type="line" svg:x1="14.457cm" svg:y1="1.524cm" svg:x2="18.281cm" svg:y2="1.533cm" svg:d="M14457 1524l3824 9" svg:viewBox="0 0 3825 10">
          <text:p/>
        </draw:connector>
        <draw:line draw:style-name="gr38" draw:text-style-name="P4" draw:layer="layout" svg:x1="14.457cm" svg:y1="3.302cm" svg:x2="18.281cm" svg:y2="1.533cm">
          <text:p/>
        </draw:line>
        <draw:line draw:style-name="gr38" draw:text-style-name="P4" draw:layer="layout" svg:x1="14.458cm" svg:y1="5.08cm" svg:x2="18.281cm" svg:y2="1.533cm">
          <text:p/>
        </draw:line>
        <draw:line draw:style-name="gr38" draw:text-style-name="P4" draw:layer="layout" svg:x1="14.457cm" svg:y1="6.858cm" svg:x2="18.281cm" svg:y2="1.533cm">
          <text:p/>
        </draw:line>
        <draw:line draw:style-name="gr38" draw:text-style-name="P4" draw:layer="layout" svg:x1="14.458cm" svg:y1="8.645cm" svg:x2="18.281cm" svg:y2="1.533cm">
          <text:p/>
        </draw:line>
        <draw:line draw:style-name="gr38" draw:text-style-name="P4" draw:layer="layout" svg:x1="14.457cm" svg:y1="1.533cm" svg:x2="18.281cm" svg:y2="3.311cm">
          <text:p/>
        </draw:line>
        <draw:line draw:style-name="gr39" draw:text-style-name="P5" draw:layer="layout" svg:x1="14.458cm" svg:y1="6.858cm" svg:x2="18.281cm" svg:y2="5.089cm">
          <text:p/>
        </draw:line>
        <draw:line draw:style-name="gr39" draw:text-style-name="P5" draw:layer="layout" svg:x1="14.458cm" svg:y1="8.636cm" svg:x2="18.281cm" svg:y2="5.089cm">
          <text:p/>
        </draw:line>
        <draw:line draw:style-name="gr37" draw:text-style-name="P5" draw:layer="layout" svg:x1="14.458cm" svg:y1="5.089cm" svg:x2="18.281cm" svg:y2="3.311cm">
          <text:p/>
        </draw:line>
        <draw:line draw:style-name="gr39" draw:text-style-name="P5" draw:layer="layout" svg:x1="14.457cm" svg:y1="8.636cm" svg:x2="18.281cm" svg:y2="6.867cm">
          <text:p/>
        </draw:line>
        <draw:line draw:style-name="gr40" draw:text-style-name="P5" draw:layer="layout" svg:x1="14.457cm" svg:y1="6.858cm" svg:x2="18.281cm" svg:y2="8.645cm">
          <text:p/>
        </draw:line>
        <draw:line draw:style-name="gr39" draw:text-style-name="P5" draw:layer="layout" svg:x1="14.458cm" svg:y1="5.089cm" svg:x2="18.281cm" svg:y2="6.867cm">
          <text:p/>
        </draw:line>
        <draw:line draw:style-name="gr39" draw:text-style-name="P5" draw:layer="layout" svg:x1="14.458cm" svg:y1="3.311cm" svg:x2="18.281cm" svg:y2="5.089cm">
          <text:p/>
        </draw:line>
        <draw:line draw:style-name="gr41" draw:text-style-name="P4" draw:layer="layout" svg:x1="14.457cm" svg:y1="1.533cm" svg:x2="18.281cm" svg:y2="5.089cm">
          <text:p/>
        </draw:line>
        <draw:line draw:style-name="gr39" draw:text-style-name="P5" draw:layer="layout" svg:x1="14.458cm" svg:y1="3.302cm" svg:x2="18.281cm" svg:y2="6.867cm">
          <text:p/>
        </draw:line>
        <draw:line draw:style-name="gr39" draw:text-style-name="P5" draw:layer="layout" svg:x1="14.458cm" svg:y1="5.089cm" svg:x2="18.281cm" svg:y2="8.645cm">
          <text:p/>
        </draw:line>
        <draw:line draw:style-name="gr39" draw:text-style-name="P5" draw:layer="layout" svg:x1="14.458cm" svg:y1="3.302cm" svg:x2="18.281cm" svg:y2="8.645cm">
          <text:p/>
        </draw:line>
        <draw:line draw:style-name="gr41" draw:text-style-name="P4" draw:layer="layout" svg:x1="14.457cm" svg:y1="1.533cm" svg:x2="18.281cm" svg:y2="6.867cm">
          <text:p/>
        </draw:line>
        <draw:line draw:style-name="gr41" draw:text-style-name="P4" draw:layer="layout" svg:x1="14.457cm" svg:y1="1.524cm" svg:x2="18.281cm" svg:y2="8.645cm">
          <text:p/>
        </draw:line>
        <draw:line draw:style-name="gr42" draw:text-style-name="P4" draw:layer="layout" svg:x1="14.458cm" svg:y1="3.311cm" svg:x2="18.281cm" svg:y2="3.311cm">
          <text:p/>
        </draw:line>
        <draw:line draw:style-name="gr43" draw:text-style-name="P4" draw:layer="layout" svg:x1="14.458cm" svg:y1="6.867cm" svg:x2="18.281cm" svg:y2="6.867cm">
          <text:p/>
        </draw:line>
        <draw:line draw:style-name="gr43" draw:text-style-name="P4" draw:layer="layout" svg:x1="14.458cm" svg:y1="8.645cm" svg:x2="18.281cm" svg:y2="8.645cm">
          <text:p/>
        </draw:line>
        <draw:frame draw:style-name="gr31" draw:text-style-name="P8" draw:layer="layout" svg:width="1.734cm" svg:height="0.963cm" svg:x="17.441cm" svg:y="0.254cm">
          <draw:text-box>
            <text:p><text:span text:style-name="T1">u(t+1)</text:span></text:p>
          </draw:text-box>
        </draw:frame>
        <draw:line draw:style-name="gr44" draw:text-style-name="P4" draw:layer="layout" svg:x1="18.281cm" svg:y1="5.089cm" svg:x2="14.603cm" svg:y2="10.415cm">
          <text:p/>
        </draw:line>
        <draw:line draw:style-name="gr44" draw:text-style-name="P4" draw:layer="layout" svg:x1="18.281cm" svg:y1="6.867cm" svg:x2="14.603cm" svg:y2="12.193cm">
          <text:p/>
        </draw:line>
        <draw:line draw:style-name="gr44" draw:text-style-name="P4" draw:layer="layout" svg:x1="18.281cm" svg:y1="8.645cm" svg:x2="14.603cm" svg:y2="13.971cm">
          <text:p/>
        </draw:line>
        <draw:line draw:style-name="gr43" draw:text-style-name="P4" draw:layer="layout" svg:x1="18.281cm" svg:y1="5.089cm" svg:x2="14.457cm" svg:y2="5.089cm">
          <text:p/>
        </draw:line>
        <draw:custom-shape draw:style-name="gr7" draw:text-style-name="P1" draw:layer="layout" svg:width="1.016cm" svg:height="1.016cm" svg:x="17.651cm" svg:y="1.0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" draw:layer="layout" svg:width="1.016cm" svg:height="1.016cm" svg:x="14.095cm" svg:y="1.0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" draw:layer="layout" svg:width="1.016cm" svg:height="1.016cm" svg:x="14.095cm" svg:y="2.7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1" draw:layer="layout" svg:width="1.016cm" svg:height="1.016cm" svg:x="14.095cm" svg:y="4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1" draw:layer="layout" svg:width="1.016cm" svg:height="1.016cm" svg:x="14.095cm" svg:y="6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1" draw:layer="layout" svg:width="1.016cm" svg:height="1.016cm" svg:x="14.095cm" svg:y="8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8" draw:layer="layout" svg:width="1.734cm" svg:height="0.963cm" svg:x="13.885cm" svg:y="0.254cm">
          <draw:text-box>
            <text:p><text:span text:style-name="T1">r(t)</text:span></text:p>
          </draw:text-box>
        </draw:frame>
        <draw:frame draw:style-name="gr36" draw:text-style-name="P12" draw:layer="layout" svg:width="1.69cm" svg:height="0.763cm" svg:x="15.707cm" svg:y="0.77cm">
          <draw:text-box>
            <text:p><text:span text:style-name="T2">W</text:span><text:span text:style-name="T3">,</text:span><text:span text:style-name="T2"> </text:span><text:span text:style-name="T4">U</text:span></text:p>
          </draw:text-box>
        </draw:frame>
        <draw:line draw:style-name="gr44" draw:text-style-name="P4" draw:layer="layout" svg:x1="18.146cm" svg:y1="11.177cm" svg:x2="14.603cm" svg:y2="10.415cm">
          <text:p/>
        </draw:line>
        <draw:line draw:style-name="gr44" draw:text-style-name="P4" draw:layer="layout" svg:x1="18.146cm" svg:y1="12.955cm" svg:x2="14.603cm" svg:y2="12.193cm">
          <text:p/>
        </draw:line>
        <draw:line draw:style-name="gr44" draw:text-style-name="P4" draw:layer="layout" svg:x1="18.146cm" svg:y1="14.733cm" svg:x2="14.603cm" svg:y2="13.971cm">
          <text:p/>
        </draw:line>
        <draw:custom-shape draw:style-name="gr50" draw:text-style-name="P7" xml:id="id18" draw:id="id18" draw:layer="layout" svg:width="1.016cm" svg:height="1.016cm" svg:x="17.651cm" svg:y="10.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7" draw:layer="layout" svg:width="1.016cm" svg:height="1.016cm" svg:x="17.651cm" svg:y="12.4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7" draw:layer="layout" svg:width="1.016cm" svg:height="1.016cm" svg:x="17.651cm" svg:y="14.2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7" draw:layer="layout" draw:type="line" svg:x1="18.159cm" svg:y1="10.67cm" svg:x2="18.159cm" svg:y2="10.67cm" draw:start-shape="id18" draw:end-shape="id18" svg:d="M18159 10670z" svg:viewBox="0 0 1 1">
          <text:p/>
        </draw:connector>
        <draw:custom-shape draw:style-name="gr51" draw:text-style-name="P7" draw:layer="layout" svg:width="1.016cm" svg:height="1.016cm" svg:x="17.638cm" svg:y="10.6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7" draw:layer="layout" svg:width="1.016cm" svg:height="1.016cm" svg:x="17.638cm" svg:y="12.4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7" draw:layer="layout" svg:width="1.016cm" svg:height="1.016cm" svg:x="17.638cm" svg:y="14.2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8" draw:layer="layout" svg:width="1.734cm" svg:height="0.763cm" svg:x="17.441cm" svg:y="9.906cm">
          <draw:text-box>
            <text:p><text:span text:style-name="T1">i(t+1)</text:span></text:p>
          </draw:text-box>
        </draw:frame>
        <draw:custom-shape draw:style-name="gr33" draw:text-style-name="P1" draw:layer="layout" svg:width="0.762cm" svg:height="7.62cm" svg:x="19.297cm" svg:y="1.2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5" draw:text-style-name="P4" draw:layer="layout" svg:x1="18.281cm" svg:y1="1.471cm" svg:x2="19.297cm" svg:y2="1.471cm">
          <text:p/>
        </draw:line>
        <draw:line draw:style-name="gr35" draw:text-style-name="P4" draw:layer="layout" svg:x1="18.281cm" svg:y1="3.249cm" svg:x2="19.297cm" svg:y2="3.249cm">
          <text:p/>
        </draw:line>
        <draw:line draw:style-name="gr35" draw:text-style-name="P4" draw:layer="layout" svg:x1="18.281cm" svg:y1="5.027cm" svg:x2="19.297cm" svg:y2="5.027cm">
          <text:p/>
        </draw:line>
        <draw:line draw:style-name="gr35" draw:text-style-name="P4" draw:layer="layout" svg:x1="18.281cm" svg:y1="6.805cm" svg:x2="19.297cm" svg:y2="6.805cm">
          <text:p/>
        </draw:line>
        <draw:line draw:style-name="gr35" draw:text-style-name="P4" draw:layer="layout" svg:x1="18.281cm" svg:y1="8.583cm" svg:x2="19.297cm" svg:y2="8.583cm">
          <text:p/>
        </draw:line>
        <draw:frame draw:style-name="gr31" draw:text-style-name="P8" draw:layer="layout" svg:width="1.734cm" svg:height="0.963cm" draw:transform="rotate (1.5707963267949) translate (19.297cm 5.78cm)">
          <draw:text-box>
            <text:p><text:span text:style-name="T1">tanh</text:span></text:p>
          </draw:text-box>
        </draw:frame>
        <draw:custom-shape draw:style-name="gr9" draw:text-style-name="P5" draw:layer="layout" svg:width="1.016cm" svg:height="1.016cm" svg:x="17.651cm" svg:y="2.7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1.016cm" svg:height="1.016cm" svg:x="17.651cm" svg:y="4.5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1.016cm" svg:height="1.016cm" svg:x="17.651cm" svg:y="6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1.016cm" svg:height="1.016cm" svg:x="17.651cm" svg:y="8.1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9" draw:layer="layout" svg:width="1.016cm" svg:height="1.016cm" svg:x="17.652cm" svg:y="2.7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0" xml:id="id19" draw:id="id19" draw:layer="layout" svg:width="1.016cm" svg:height="1.016cm" svg:x="17.652cm" svg:y="4.5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0" draw:layer="layout" svg:width="1.016cm" svg:height="1.016cm" svg:x="17.652cm" svg:y="6.3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0" draw:layer="layout" svg:width="1.016cm" svg:height="1.016cm" svg:x="17.652cm" svg:y="8.1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2" draw:text-style-name="P5" draw:layer="layout" draw:type="line" svg:x1="18.16cm" svg:y1="4.573cm" svg:x2="18.16cm" svg:y2="4.573cm" draw:start-shape="id19" draw:end-shape="id19" svg:d="M18160 4573z" svg:viewBox="0 0 1 1">
          <text:p/>
        </draw:connector>
        <draw:custom-shape draw:style-name="gr47" draw:text-style-name="P1" draw:layer="layout" svg:width="1.016cm" svg:height="1.016cm" svg:x="17.652cm" svg:y="1.0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1" draw:layer="layout" svg:width="0.762cm" svg:height="3.302cm" svg:x="1.778cm" svg:y="0.762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0.508cm" svg:height="16.002cm" svg:x="2.286cm" svg:y="0.254cm">
          <text:p/>
          <draw:enhanced-geometry svg:viewBox="0 0 21600 21600" draw:mirror-horizontal="false" draw:type="rectangle" draw:enhanced-path="M 0 0 L 21600 0 21600 21600 0 21600 0 0 Z N"/>
        </draw:custom-shape>
        <draw:frame draw:style-name="gr31" draw:text-style-name="P8" draw:layer="layout" svg:width="3.766cm" svg:height="0.963cm" draw:transform="rotate (1.5707963267949) translate (1.016cm 4.02cm)">
          <draw:text-box>
            <text:p><text:span text:style-name="T1">Hidden Units</text:span></text:p>
          </draw:text-box>
        </draw:frame>
        <draw:custom-shape draw:style-name="gr50" draw:text-style-name="P7" xml:id="id15" draw:id="id15" draw:layer="layout" svg:width="1.016cm" svg:height="1.016cm" svg:x="3.979cm" svg:y="10.6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7" draw:layer="layout" svg:width="1.016cm" svg:height="1.016cm" svg:x="3.979cm" svg:y="12.4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7" draw:layer="layout" svg:width="1.016cm" svg:height="1.016cm" svg:x="3.979cm" svg:y="14.2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7" draw:layer="layout" svg:width="1.016cm" svg:height="1.016cm" svg:x="3.966cm" svg:y="10.6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7" draw:layer="layout" svg:width="1.016cm" svg:height="1.016cm" svg:x="3.966cm" svg:y="12.4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7" draw:layer="layout" svg:width="1.016cm" svg:height="1.016cm" svg:x="3.966cm" svg:y="14.2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1.016cm" svg:height="1.016cm" svg:x="3.979cm" svg:y="2.7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1.016cm" svg:height="1.016cm" svg:x="3.979cm" svg:y="4.5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1.016cm" svg:height="1.016cm" svg:x="3.979cm" svg:y="6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1.016cm" svg:height="1.016cm" svg:x="3.979cm" svg:y="8.1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9" draw:layer="layout" svg:width="1.016cm" svg:height="1.016cm" svg:x="3.98cm" svg:y="2.7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0" draw:layer="layout" svg:width="1.016cm" svg:height="1.016cm" svg:x="3.98cm" svg:y="4.5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0" draw:layer="layout" svg:width="1.016cm" svg:height="1.016cm" svg:x="3.98cm" svg:y="6.3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0" draw:layer="layout" svg:width="1.016cm" svg:height="1.016cm" svg:x="3.98cm" svg:y="8.1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016cm" svg:height="1.016cm" svg:x="3.979cm" svg:y="1.0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" draw:layer="layout" svg:width="1.016cm" svg:height="1.016cm" svg:x="3.98cm" svg:y="1.0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4" draw:layer="layout" svg:x1="21.38cm" svg:y1="1.525cm" svg:x2="20.11cm" svg:y2="1.525cm">
          <text:p/>
        </draw:line>
        <draw:line draw:style-name="gr34" draw:text-style-name="P4" draw:layer="layout" svg:x1="21.381cm" svg:y1="3.303cm" svg:x2="20.11cm" svg:y2="3.303cm">
          <text:p/>
        </draw:line>
        <draw:line draw:style-name="gr34" draw:text-style-name="P4" draw:layer="layout" svg:x1="21.38cm" svg:y1="5.081cm" svg:x2="20.11cm" svg:y2="5.081cm">
          <text:p/>
        </draw:line>
        <draw:line draw:style-name="gr34" draw:text-style-name="P4" draw:layer="layout" svg:x1="21.381cm" svg:y1="6.859cm" svg:x2="20.11cm" svg:y2="6.859cm">
          <text:p/>
        </draw:line>
        <draw:line draw:style-name="gr34" draw:text-style-name="P4" draw:layer="layout" svg:x1="21.381cm" svg:y1="8.637cm" svg:x2="20.11cm" svg:y2="8.637cm">
          <text:p/>
        </draw:line>
        <draw:custom-shape draw:style-name="gr48" draw:text-style-name="P1" draw:layer="layout" svg:width="1.016cm" svg:height="1.016cm" svg:x="20.96cm" svg:y="1.0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" draw:layer="layout" svg:width="1.016cm" svg:height="1.016cm" svg:x="20.96cm" svg:y="2.7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1" draw:layer="layout" svg:width="1.016cm" svg:height="1.016cm" svg:x="20.96cm" svg:y="4.5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1" draw:layer="layout" svg:width="1.016cm" svg:height="1.016cm" svg:x="20.96cm" svg:y="6.3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1" draw:layer="layout" svg:width="1.016cm" svg:height="1.016cm" svg:x="20.96cm" svg:y="8.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8" draw:layer="layout" svg:width="1.734cm" svg:height="0.963cm" svg:x="20.828cm" svg:y="0.254cm">
          <draw:text-box>
            <text:p><text:span text:style-name="T1">r(t+1)</text:span></text:p>
          </draw:text-box>
        </draw:frame>
        <draw:connector draw:style-name="gr27" draw:text-style-name="P4" draw:layer="layout" draw:type="line" svg:x1="21.359cm" svg:y1="1.27cm" svg:x2="25.183cm" svg:y2="1.279cm" svg:d="M21359 1270l3824 9" svg:viewBox="0 0 3825 10">
          <text:p/>
        </draw:connector>
        <draw:line draw:style-name="gr27" draw:text-style-name="P4" draw:layer="layout" svg:x1="21.359cm" svg:y1="3.048cm" svg:x2="25.183cm" svg:y2="1.279cm">
          <text:p/>
        </draw:line>
        <draw:line draw:style-name="gr27" draw:text-style-name="P4" draw:layer="layout" svg:x1="21.36cm" svg:y1="4.826cm" svg:x2="25.183cm" svg:y2="1.279cm">
          <text:p/>
        </draw:line>
        <draw:line draw:style-name="gr27" draw:text-style-name="P4" draw:layer="layout" svg:x1="21.359cm" svg:y1="6.604cm" svg:x2="25.183cm" svg:y2="1.279cm">
          <text:p/>
        </draw:line>
        <draw:line draw:style-name="gr27" draw:text-style-name="P4" draw:layer="layout" svg:x1="21.36cm" svg:y1="8.391cm" svg:x2="25.183cm" svg:y2="1.279cm">
          <text:p/>
        </draw:line>
        <draw:line draw:style-name="gr27" draw:text-style-name="P4" draw:layer="layout" svg:x1="21.359cm" svg:y1="1.279cm" svg:x2="25.183cm" svg:y2="3.057cm">
          <text:p/>
        </draw:line>
        <draw:line draw:style-name="gr27" draw:text-style-name="P4" draw:layer="layout" svg:x1="21.359cm" svg:y1="1.279cm" svg:x2="25.183cm" svg:y2="4.835cm">
          <text:p/>
        </draw:line>
        <draw:line draw:style-name="gr27" draw:text-style-name="P4" draw:layer="layout" svg:x1="21.359cm" svg:y1="1.279cm" svg:x2="25.183cm" svg:y2="6.613cm">
          <text:p/>
        </draw:line>
        <draw:line draw:style-name="gr27" draw:text-style-name="P4" draw:layer="layout" svg:x1="21.359cm" svg:y1="1.27cm" svg:x2="25.183cm" svg:y2="8.391cm">
          <text:p/>
        </draw:line>
        <draw:custom-shape draw:style-name="gr55" draw:text-style-name="P1" draw:layer="layout" svg:width="2.54cm" svg:height="14.173cm" svg:x="23.114cm" svg:y="1.067cm">
          <text:p/>
          <draw:enhanced-geometry svg:viewBox="0 0 21600 21600" draw:mirror-horizontal="false" draw:type="rectangle" draw:enhanced-path="M 0 0 L 21600 0 21600 21600 0 21600 0 0 Z N"/>
        </draw:custom-shape>
        <presentation:notes draw:style-name="dp2">
          <draw:page-thumbnail draw:style-name="gr14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line draw:style-name="gr15" draw:text-style-name="P4" draw:layer="layout" svg:x1="25.183cm" svg:y1="5.037cm" svg:x2="21.359cm" svg:y2="5.037cm">
          <text:p/>
        </draw:line>
        <draw:line draw:style-name="gr16" draw:text-style-name="P4" draw:layer="layout" svg:x1="25.183cm" svg:y1="5.036cm" svg:x2="21.505cm" svg:y2="10.361cm">
          <text:p/>
        </draw:line>
        <draw:line draw:style-name="gr16" draw:text-style-name="P4" draw:layer="layout" svg:x1="25.048cm" svg:y1="11.123cm" svg:x2="21.505cm" svg:y2="10.361cm">
          <text:p/>
        </draw:line>
        <draw:line draw:style-name="gr16" draw:text-style-name="P4" draw:layer="layout" svg:x1="25.183cm" svg:y1="6.814cm" svg:x2="21.505cm" svg:y2="12.139cm">
          <text:p/>
        </draw:line>
        <draw:line draw:style-name="gr16" draw:text-style-name="P4" draw:layer="layout" svg:x1="25.048cm" svg:y1="12.901cm" svg:x2="21.505cm" svg:y2="12.139cm">
          <text:p/>
        </draw:line>
        <draw:line draw:style-name="gr16" draw:text-style-name="P4" draw:layer="layout" svg:x1="25.183cm" svg:y1="8.592cm" svg:x2="21.505cm" svg:y2="13.917cm">
          <text:p/>
        </draw:line>
        <draw:line draw:style-name="gr16" draw:text-style-name="P4" draw:layer="layout" svg:x1="25.048cm" svg:y1="14.679cm" svg:x2="21.505cm" svg:y2="13.917cm">
          <text:p/>
        </draw:line>
        <draw:line draw:style-name="gr17" draw:text-style-name="P5" draw:layer="layout" svg:x1="21.359cm" svg:y1="6.613cm" svg:x2="25.183cm" svg:y2="3.057cm">
          <text:p/>
        </draw:line>
        <draw:line draw:style-name="gr17" draw:text-style-name="P5" draw:layer="layout" svg:x1="21.36cm" svg:y1="8.382cm" svg:x2="25.183cm" svg:y2="3.057cm">
          <text:p/>
        </draw:line>
        <draw:line draw:style-name="gr17" draw:text-style-name="P5" draw:layer="layout" svg:x1="21.36cm" svg:y1="6.604cm" svg:x2="25.183cm" svg:y2="4.835cm">
          <text:p/>
        </draw:line>
        <draw:line draw:style-name="gr17" draw:text-style-name="P5" draw:layer="layout" svg:x1="21.36cm" svg:y1="8.382cm" svg:x2="25.183cm" svg:y2="4.835cm">
          <text:p/>
        </draw:line>
        <draw:line draw:style-name="gr17" draw:text-style-name="P5" draw:layer="layout" svg:x1="21.36cm" svg:y1="4.835cm" svg:x2="25.183cm" svg:y2="3.057cm">
          <text:p/>
        </draw:line>
        <draw:line draw:style-name="gr17" draw:text-style-name="P5" draw:layer="layout" svg:x1="21.359cm" svg:y1="8.382cm" svg:x2="25.183cm" svg:y2="6.613cm">
          <text:p/>
        </draw:line>
        <draw:line draw:style-name="gr18" draw:text-style-name="P5" draw:layer="layout" svg:x1="21.359cm" svg:y1="6.604cm" svg:x2="25.183cm" svg:y2="8.391cm">
          <text:p/>
        </draw:line>
        <draw:line draw:style-name="gr17" draw:text-style-name="P5" draw:layer="layout" svg:x1="21.36cm" svg:y1="4.835cm" svg:x2="25.183cm" svg:y2="6.613cm">
          <text:p/>
        </draw:line>
        <draw:line draw:style-name="gr17" draw:text-style-name="P5" draw:layer="layout" svg:x1="21.36cm" svg:y1="3.057cm" svg:x2="25.183cm" svg:y2="4.835cm">
          <text:p/>
        </draw:line>
        <draw:line draw:style-name="gr17" draw:text-style-name="P5" draw:layer="layout" svg:x1="21.36cm" svg:y1="3.048cm" svg:x2="25.183cm" svg:y2="6.613cm">
          <text:p/>
        </draw:line>
        <draw:line draw:style-name="gr17" draw:text-style-name="P5" draw:layer="layout" svg:x1="21.36cm" svg:y1="4.835cm" svg:x2="25.183cm" svg:y2="8.391cm">
          <text:p/>
        </draw:line>
        <draw:line draw:style-name="gr17" draw:text-style-name="P5" draw:layer="layout" svg:x1="21.36cm" svg:y1="3.048cm" svg:x2="25.183cm" svg:y2="8.391cm">
          <text:p/>
        </draw:line>
        <draw:line draw:style-name="gr19" draw:text-style-name="P4" draw:layer="layout" svg:x1="21.36cm" svg:y1="3.057cm" svg:x2="25.183cm" svg:y2="3.057cm">
          <text:p/>
        </draw:line>
        <draw:line draw:style-name="gr19" draw:text-style-name="P4" draw:layer="layout" svg:x1="21.36cm" svg:y1="6.613cm" svg:x2="25.183cm" svg:y2="6.613cm">
          <text:p/>
        </draw:line>
        <draw:line draw:style-name="gr19" draw:text-style-name="P4" draw:layer="layout" svg:x1="21.36cm" svg:y1="8.391cm" svg:x2="25.183cm" svg:y2="8.391cm">
          <text:p/>
        </draw:line>
        <draw:line draw:style-name="gr19" draw:text-style-name="P4" draw:layer="layout" svg:x1="25.183cm" svg:y1="4.835cm" svg:x2="21.359cm" svg:y2="4.835cm">
          <text:p/>
        </draw:line>
        <draw:line draw:style-name="gr20" draw:text-style-name="P5" draw:layer="layout" svg:x1="21.359cm" svg:y1="6.815cm" svg:x2="25.183cm" svg:y2="3.259cm">
          <text:p/>
        </draw:line>
        <draw:line draw:style-name="gr20" draw:text-style-name="P5" draw:layer="layout" svg:x1="21.36cm" svg:y1="8.584cm" svg:x2="25.183cm" svg:y2="3.259cm">
          <text:p/>
        </draw:line>
        <draw:connector draw:style-name="gr21" draw:text-style-name="P4" draw:layer="layout" draw:type="line" svg:x1="21.359cm" svg:y1="1.472cm" svg:x2="25.183cm" svg:y2="1.481cm" svg:d="M21359 1472l3824 9" svg:viewBox="0 0 3825 10">
          <text:p/>
        </draw:connector>
        <draw:line draw:style-name="gr21" draw:text-style-name="P4" draw:layer="layout" svg:x1="21.359cm" svg:y1="3.25cm" svg:x2="25.183cm" svg:y2="1.481cm">
          <text:p/>
        </draw:line>
        <draw:line draw:style-name="gr21" draw:text-style-name="P4" draw:layer="layout" svg:x1="21.36cm" svg:y1="5.028cm" svg:x2="25.183cm" svg:y2="1.481cm">
          <text:p/>
        </draw:line>
        <draw:line draw:style-name="gr21" draw:text-style-name="P4" draw:layer="layout" svg:x1="21.359cm" svg:y1="6.806cm" svg:x2="25.183cm" svg:y2="1.481cm">
          <text:p/>
        </draw:line>
        <draw:line draw:style-name="gr21" draw:text-style-name="P4" draw:layer="layout" svg:x1="21.36cm" svg:y1="8.593cm" svg:x2="25.183cm" svg:y2="1.481cm">
          <text:p/>
        </draw:line>
        <draw:line draw:style-name="gr21" draw:text-style-name="P4" draw:layer="layout" svg:x1="21.359cm" svg:y1="1.481cm" svg:x2="25.183cm" svg:y2="3.259cm">
          <text:p/>
        </draw:line>
        <draw:line draw:style-name="gr22" draw:text-style-name="P5" draw:layer="layout" svg:x1="21.36cm" svg:y1="6.806cm" svg:x2="25.183cm" svg:y2="5.037cm">
          <text:p/>
        </draw:line>
        <draw:line draw:style-name="gr22" draw:text-style-name="P5" draw:layer="layout" svg:x1="21.36cm" svg:y1="8.584cm" svg:x2="25.183cm" svg:y2="5.037cm">
          <text:p/>
        </draw:line>
        <draw:line draw:style-name="gr20" draw:text-style-name="P5" draw:layer="layout" svg:x1="21.36cm" svg:y1="5.037cm" svg:x2="25.183cm" svg:y2="3.259cm">
          <text:p/>
        </draw:line>
        <draw:line draw:style-name="gr22" draw:text-style-name="P5" draw:layer="layout" svg:x1="21.359cm" svg:y1="8.584cm" svg:x2="25.183cm" svg:y2="6.815cm">
          <text:p/>
        </draw:line>
        <draw:line draw:style-name="gr22" draw:text-style-name="P5" draw:layer="layout" svg:x1="21.359cm" svg:y1="6.806cm" svg:x2="25.183cm" svg:y2="8.593cm">
          <text:p/>
        </draw:line>
        <draw:line draw:style-name="gr22" draw:text-style-name="P5" draw:layer="layout" svg:x1="21.36cm" svg:y1="5.037cm" svg:x2="25.183cm" svg:y2="6.815cm">
          <text:p/>
        </draw:line>
        <draw:line draw:style-name="gr22" draw:text-style-name="P5" draw:layer="layout" svg:x1="21.36cm" svg:y1="3.259cm" svg:x2="25.183cm" svg:y2="5.037cm">
          <text:p/>
        </draw:line>
        <draw:line draw:style-name="gr23" draw:text-style-name="P4" draw:layer="layout" svg:x1="21.359cm" svg:y1="1.481cm" svg:x2="25.183cm" svg:y2="5.037cm">
          <text:p/>
        </draw:line>
        <draw:line draw:style-name="gr22" draw:text-style-name="P5" draw:layer="layout" svg:x1="21.36cm" svg:y1="3.25cm" svg:x2="25.183cm" svg:y2="6.815cm">
          <text:p/>
        </draw:line>
        <draw:line draw:style-name="gr22" draw:text-style-name="P5" draw:layer="layout" svg:x1="21.36cm" svg:y1="5.037cm" svg:x2="25.183cm" svg:y2="8.593cm">
          <text:p/>
        </draw:line>
        <draw:line draw:style-name="gr22" draw:text-style-name="P5" draw:layer="layout" svg:x1="21.36cm" svg:y1="3.25cm" svg:x2="25.183cm" svg:y2="8.593cm">
          <text:p/>
        </draw:line>
        <draw:line draw:style-name="gr23" draw:text-style-name="P4" draw:layer="layout" svg:x1="21.359cm" svg:y1="1.481cm" svg:x2="25.183cm" svg:y2="6.815cm">
          <text:p/>
        </draw:line>
        <draw:line draw:style-name="gr23" draw:text-style-name="P4" draw:layer="layout" svg:x1="21.359cm" svg:y1="1.472cm" svg:x2="25.183cm" svg:y2="8.593cm">
          <text:p/>
        </draw:line>
        <draw:line draw:style-name="gr24" draw:text-style-name="P4" draw:layer="layout" svg:x1="21.36cm" svg:y1="3.259cm" svg:x2="25.183cm" svg:y2="3.259cm">
          <text:p/>
        </draw:line>
        <draw:line draw:style-name="gr15" draw:text-style-name="P4" draw:layer="layout" svg:x1="21.36cm" svg:y1="6.815cm" svg:x2="25.183cm" svg:y2="6.815cm">
          <text:p/>
        </draw:line>
        <draw:line draw:style-name="gr15" draw:text-style-name="P4" draw:layer="layout" svg:x1="21.36cm" svg:y1="8.593cm" svg:x2="25.183cm" svg:y2="8.593cm">
          <text:p/>
        </draw:line>
        <draw:connector draw:style-name="gr25" draw:text-style-name="P7" draw:layer="layout" draw:type="line" svg:x1="25.061cm" svg:y1="10.616cm" svg:x2="25.061cm" svg:y2="10.616cm" svg:d="M25061 10616z" svg:viewBox="0 0 1 1">
          <text:p/>
        </draw:connector>
        <draw:connector draw:style-name="gr17" draw:text-style-name="P5" draw:layer="layout" draw:type="line" svg:x1="25.062cm" svg:y1="4.319cm" svg:x2="25.062cm" svg:y2="4.319cm" svg:d="M25062 4319z" svg:viewBox="0 0 1 1">
          <text:p/>
        </draw:connector>
        <draw:connector draw:style-name="gr26" draw:text-style-name="P5" draw:layer="layout" draw:type="line" svg:x1="25.062cm" svg:y1="4.521cm" svg:x2="25.062cm" svg:y2="4.521cm" svg:d="M25062 4521z" svg:viewBox="0 0 1 1">
          <text:p/>
        </draw:connector>
        <draw:line draw:style-name="gr15" draw:text-style-name="P4" draw:layer="layout" svg:x1="4.609cm" svg:y1="5.09cm" svg:x2="0.785cm" svg:y2="5.09cm">
          <text:p/>
        </draw:line>
        <draw:line draw:style-name="gr16" draw:text-style-name="P4" draw:layer="layout" svg:x1="4.609cm" svg:y1="5.089cm" svg:x2="0.931cm" svg:y2="10.414cm">
          <text:p/>
        </draw:line>
        <draw:line draw:style-name="gr16" draw:text-style-name="P4" draw:layer="layout" svg:x1="4.474cm" svg:y1="11.176cm" svg:x2="0.931cm" svg:y2="10.414cm">
          <text:p/>
        </draw:line>
        <draw:line draw:style-name="gr16" draw:text-style-name="P4" draw:layer="layout" svg:x1="4.609cm" svg:y1="6.867cm" svg:x2="0.931cm" svg:y2="12.192cm">
          <text:p/>
        </draw:line>
        <draw:line draw:style-name="gr16" draw:text-style-name="P4" draw:layer="layout" svg:x1="4.474cm" svg:y1="12.954cm" svg:x2="0.931cm" svg:y2="12.192cm">
          <text:p/>
        </draw:line>
        <draw:line draw:style-name="gr16" draw:text-style-name="P4" draw:layer="layout" svg:x1="4.609cm" svg:y1="8.645cm" svg:x2="0.931cm" svg:y2="13.97cm">
          <text:p/>
        </draw:line>
        <draw:line draw:style-name="gr16" draw:text-style-name="P4" draw:layer="layout" svg:x1="4.474cm" svg:y1="14.732cm" svg:x2="0.931cm" svg:y2="13.97cm">
          <text:p/>
        </draw:line>
        <draw:line draw:style-name="gr17" draw:text-style-name="P5" draw:layer="layout" svg:x1="0.785cm" svg:y1="6.666cm" svg:x2="4.609cm" svg:y2="3.11cm">
          <text:p/>
        </draw:line>
        <draw:line draw:style-name="gr17" draw:text-style-name="P5" draw:layer="layout" svg:x1="0.786cm" svg:y1="8.435cm" svg:x2="4.609cm" svg:y2="3.11cm">
          <text:p/>
        </draw:line>
        <draw:connector draw:style-name="gr27" draw:text-style-name="P4" draw:layer="layout" draw:type="line" svg:x1="0.785cm" svg:y1="1.323cm" svg:x2="4.609cm" svg:y2="1.332cm" svg:d="M785 1323l3824 9" svg:viewBox="0 0 3825 10">
          <text:p/>
        </draw:connector>
        <draw:line draw:style-name="gr27" draw:text-style-name="P4" draw:layer="layout" svg:x1="0.785cm" svg:y1="3.101cm" svg:x2="4.609cm" svg:y2="1.332cm">
          <text:p/>
        </draw:line>
        <draw:line draw:style-name="gr27" draw:text-style-name="P4" draw:layer="layout" svg:x1="0.786cm" svg:y1="4.879cm" svg:x2="4.609cm" svg:y2="1.332cm">
          <text:p/>
        </draw:line>
        <draw:line draw:style-name="gr27" draw:text-style-name="P4" draw:layer="layout" svg:x1="0.785cm" svg:y1="6.657cm" svg:x2="4.609cm" svg:y2="1.332cm">
          <text:p/>
        </draw:line>
        <draw:line draw:style-name="gr27" draw:text-style-name="P4" draw:layer="layout" svg:x1="0.786cm" svg:y1="8.444cm" svg:x2="4.609cm" svg:y2="1.332cm">
          <text:p/>
        </draw:line>
        <draw:line draw:style-name="gr27" draw:text-style-name="P4" draw:layer="layout" svg:x1="0.785cm" svg:y1="1.332cm" svg:x2="4.609cm" svg:y2="3.11cm">
          <text:p/>
        </draw:line>
        <draw:line draw:style-name="gr17" draw:text-style-name="P5" draw:layer="layout" svg:x1="0.786cm" svg:y1="6.657cm" svg:x2="4.609cm" svg:y2="4.888cm">
          <text:p/>
        </draw:line>
        <draw:line draw:style-name="gr17" draw:text-style-name="P5" draw:layer="layout" svg:x1="0.786cm" svg:y1="8.435cm" svg:x2="4.609cm" svg:y2="4.888cm">
          <text:p/>
        </draw:line>
        <draw:line draw:style-name="gr17" draw:text-style-name="P5" draw:layer="layout" svg:x1="0.786cm" svg:y1="4.888cm" svg:x2="4.609cm" svg:y2="3.11cm">
          <text:p/>
        </draw:line>
        <draw:line draw:style-name="gr17" draw:text-style-name="P5" draw:layer="layout" svg:x1="0.785cm" svg:y1="8.435cm" svg:x2="4.609cm" svg:y2="6.666cm">
          <text:p/>
        </draw:line>
        <draw:line draw:style-name="gr18" draw:text-style-name="P5" draw:layer="layout" svg:x1="0.785cm" svg:y1="6.657cm" svg:x2="4.609cm" svg:y2="8.444cm">
          <text:p/>
        </draw:line>
        <draw:line draw:style-name="gr17" draw:text-style-name="P5" draw:layer="layout" svg:x1="0.786cm" svg:y1="4.888cm" svg:x2="4.609cm" svg:y2="6.666cm">
          <text:p/>
        </draw:line>
        <draw:line draw:style-name="gr17" draw:text-style-name="P5" draw:layer="layout" svg:x1="0.786cm" svg:y1="3.11cm" svg:x2="4.609cm" svg:y2="4.888cm">
          <text:p/>
        </draw:line>
        <draw:line draw:style-name="gr27" draw:text-style-name="P4" draw:layer="layout" svg:x1="0.785cm" svg:y1="1.332cm" svg:x2="4.609cm" svg:y2="4.888cm">
          <text:p/>
        </draw:line>
        <draw:line draw:style-name="gr17" draw:text-style-name="P5" draw:layer="layout" svg:x1="0.786cm" svg:y1="3.101cm" svg:x2="4.609cm" svg:y2="6.666cm">
          <text:p/>
        </draw:line>
        <draw:line draw:style-name="gr17" draw:text-style-name="P5" draw:layer="layout" svg:x1="0.786cm" svg:y1="4.888cm" svg:x2="4.609cm" svg:y2="8.444cm">
          <text:p/>
        </draw:line>
        <draw:line draw:style-name="gr17" draw:text-style-name="P5" draw:layer="layout" svg:x1="0.786cm" svg:y1="3.101cm" svg:x2="4.609cm" svg:y2="8.444cm">
          <text:p/>
        </draw:line>
        <draw:line draw:style-name="gr27" draw:text-style-name="P4" draw:layer="layout" svg:x1="0.785cm" svg:y1="1.332cm" svg:x2="4.609cm" svg:y2="6.666cm">
          <text:p/>
        </draw:line>
        <draw:line draw:style-name="gr27" draw:text-style-name="P4" draw:layer="layout" svg:x1="0.785cm" svg:y1="1.323cm" svg:x2="4.609cm" svg:y2="8.444cm">
          <text:p/>
        </draw:line>
        <draw:line draw:style-name="gr19" draw:text-style-name="P4" draw:layer="layout" svg:x1="0.786cm" svg:y1="3.11cm" svg:x2="4.609cm" svg:y2="3.11cm">
          <text:p/>
        </draw:line>
        <draw:line draw:style-name="gr19" draw:text-style-name="P4" draw:layer="layout" svg:x1="0.786cm" svg:y1="6.666cm" svg:x2="4.609cm" svg:y2="6.666cm">
          <text:p/>
        </draw:line>
        <draw:line draw:style-name="gr19" draw:text-style-name="P4" draw:layer="layout" svg:x1="0.786cm" svg:y1="8.444cm" svg:x2="4.609cm" svg:y2="8.444cm">
          <text:p/>
        </draw:line>
        <draw:line draw:style-name="gr19" draw:text-style-name="P4" draw:layer="layout" svg:x1="4.609cm" svg:y1="4.888cm" svg:x2="0.785cm" svg:y2="4.888cm">
          <text:p/>
        </draw:line>
        <draw:line draw:style-name="gr20" draw:text-style-name="P5" draw:layer="layout" svg:x1="0.785cm" svg:y1="6.868cm" svg:x2="4.609cm" svg:y2="3.312cm">
          <text:p/>
        </draw:line>
        <draw:line draw:style-name="gr20" draw:text-style-name="P5" draw:layer="layout" svg:x1="0.786cm" svg:y1="8.637cm" svg:x2="4.609cm" svg:y2="3.312cm">
          <text:p/>
        </draw:line>
        <draw:connector draw:style-name="gr21" draw:text-style-name="P4" draw:layer="layout" draw:type="line" svg:x1="0.785cm" svg:y1="1.525cm" svg:x2="4.609cm" svg:y2="1.534cm" svg:d="M785 1525l3824 9" svg:viewBox="0 0 3825 10">
          <text:p/>
        </draw:connector>
        <draw:line draw:style-name="gr21" draw:text-style-name="P4" draw:layer="layout" svg:x1="0.785cm" svg:y1="3.303cm" svg:x2="4.609cm" svg:y2="1.534cm">
          <text:p/>
        </draw:line>
        <draw:line draw:style-name="gr21" draw:text-style-name="P4" draw:layer="layout" svg:x1="0.786cm" svg:y1="5.081cm" svg:x2="4.609cm" svg:y2="1.534cm">
          <text:p/>
        </draw:line>
        <draw:line draw:style-name="gr21" draw:text-style-name="P4" draw:layer="layout" svg:x1="0.785cm" svg:y1="6.859cm" svg:x2="4.609cm" svg:y2="1.534cm">
          <text:p/>
        </draw:line>
        <draw:line draw:style-name="gr21" draw:text-style-name="P4" draw:layer="layout" svg:x1="0.786cm" svg:y1="8.646cm" svg:x2="4.609cm" svg:y2="1.534cm">
          <text:p/>
        </draw:line>
        <draw:line draw:style-name="gr21" draw:text-style-name="P4" draw:layer="layout" svg:x1="0.785cm" svg:y1="1.534cm" svg:x2="4.609cm" svg:y2="3.312cm">
          <text:p/>
        </draw:line>
        <draw:line draw:style-name="gr22" draw:text-style-name="P5" draw:layer="layout" svg:x1="0.786cm" svg:y1="6.859cm" svg:x2="4.609cm" svg:y2="5.09cm">
          <text:p/>
        </draw:line>
        <draw:line draw:style-name="gr22" draw:text-style-name="P5" draw:layer="layout" svg:x1="0.786cm" svg:y1="8.637cm" svg:x2="4.609cm" svg:y2="5.09cm">
          <text:p/>
        </draw:line>
        <draw:line draw:style-name="gr20" draw:text-style-name="P5" draw:layer="layout" svg:x1="0.786cm" svg:y1="5.09cm" svg:x2="4.609cm" svg:y2="3.312cm">
          <text:p/>
        </draw:line>
        <draw:line draw:style-name="gr22" draw:text-style-name="P5" draw:layer="layout" svg:x1="0.785cm" svg:y1="8.637cm" svg:x2="4.609cm" svg:y2="6.868cm">
          <text:p/>
        </draw:line>
        <draw:line draw:style-name="gr22" draw:text-style-name="P5" draw:layer="layout" svg:x1="0.785cm" svg:y1="6.859cm" svg:x2="4.609cm" svg:y2="8.646cm">
          <text:p/>
        </draw:line>
        <draw:line draw:style-name="gr22" draw:text-style-name="P5" draw:layer="layout" svg:x1="0.786cm" svg:y1="5.09cm" svg:x2="4.609cm" svg:y2="6.868cm">
          <text:p/>
        </draw:line>
        <draw:line draw:style-name="gr22" draw:text-style-name="P5" draw:layer="layout" svg:x1="0.786cm" svg:y1="3.312cm" svg:x2="4.609cm" svg:y2="5.09cm">
          <text:p/>
        </draw:line>
        <draw:line draw:style-name="gr23" draw:text-style-name="P4" draw:layer="layout" svg:x1="0.785cm" svg:y1="1.534cm" svg:x2="4.609cm" svg:y2="5.09cm">
          <text:p/>
        </draw:line>
        <draw:line draw:style-name="gr22" draw:text-style-name="P5" draw:layer="layout" svg:x1="0.786cm" svg:y1="3.303cm" svg:x2="4.609cm" svg:y2="6.868cm">
          <text:p/>
        </draw:line>
        <draw:line draw:style-name="gr22" draw:text-style-name="P5" draw:layer="layout" svg:x1="0.786cm" svg:y1="5.09cm" svg:x2="4.609cm" svg:y2="8.646cm">
          <text:p/>
        </draw:line>
        <draw:line draw:style-name="gr22" draw:text-style-name="P5" draw:layer="layout" svg:x1="0.786cm" svg:y1="3.303cm" svg:x2="4.609cm" svg:y2="8.646cm">
          <text:p/>
        </draw:line>
        <draw:line draw:style-name="gr23" draw:text-style-name="P4" draw:layer="layout" svg:x1="0.785cm" svg:y1="1.534cm" svg:x2="4.609cm" svg:y2="6.868cm">
          <text:p/>
        </draw:line>
        <draw:line draw:style-name="gr23" draw:text-style-name="P4" draw:layer="layout" svg:x1="0.785cm" svg:y1="1.525cm" svg:x2="4.609cm" svg:y2="8.646cm">
          <text:p/>
        </draw:line>
        <draw:line draw:style-name="gr24" draw:text-style-name="P4" draw:layer="layout" svg:x1="0.786cm" svg:y1="3.312cm" svg:x2="4.609cm" svg:y2="3.312cm">
          <text:p/>
        </draw:line>
        <draw:line draw:style-name="gr15" draw:text-style-name="P4" draw:layer="layout" svg:x1="0.786cm" svg:y1="6.868cm" svg:x2="4.609cm" svg:y2="6.868cm">
          <text:p/>
        </draw:line>
        <draw:line draw:style-name="gr15" draw:text-style-name="P4" draw:layer="layout" svg:x1="0.786cm" svg:y1="8.646cm" svg:x2="4.609cm" svg:y2="8.646cm">
          <text:p/>
        </draw:line>
        <draw:custom-shape draw:style-name="gr28" draw:text-style-name="P1" draw:layer="layout" svg:width="2.032cm" svg:height="14.173cm" svg:x="0.762cm" svg:y="1.321cm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29" draw:text-style-name="P1" draw:layer="layout" svg:width="0.762cm" svg:height="5.08cm" svg:x="1.778cm" svg:y="4.31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762cm" svg:height="6.096cm" svg:x="1.778cm" svg:y="9.652cm">
          <text:p/>
          <draw:enhanced-geometry svg:viewBox="0 0 21600 21600" draw:type="rectangle" draw:enhanced-path="M 0 0 L 21600 0 21600 21600 0 21600 0 0 Z N"/>
        </draw:custom-shape>
        <draw:frame draw:style-name="gr31" draw:text-style-name="P8" draw:layer="layout" svg:width="3.766cm" svg:height="0.963cm" draw:transform="rotate (1.5707963267949) translate (1.016cm 8.592cm)">
          <draw:text-box>
            <text:p><text:span text:style-name="T1">Visible Units</text:span></text:p>
          </draw:text-box>
        </draw:frame>
        <draw:frame draw:style-name="gr31" draw:text-style-name="P8" draw:layer="layout" svg:width="3.766cm" svg:height="0.963cm" draw:transform="rotate (1.5707963267949) translate (1.016cm 14.224cm)">
          <draw:text-box>
            <text:p><text:span text:style-name="T1">Input Units</text:span></text:p>
          </draw:text-box>
        </draw:frame>
        <draw:connector draw:style-name="gr25" draw:text-style-name="P7" draw:layer="layout" draw:type="line" svg:x1="4.487cm" svg:y1="10.669cm" svg:x2="4.487cm" svg:y2="10.669cm" draw:start-shape="id20" draw:end-shape="id20" svg:d="M4487 10669z" svg:viewBox="0 0 1 1">
          <text:p/>
        </draw:connector>
        <draw:connector draw:style-name="gr17" draw:text-style-name="P5" draw:layer="layout" draw:type="line" svg:x1="4.488cm" svg:y1="4.372cm" svg:x2="4.488cm" svg:y2="4.372cm" svg:d="M4488 4372z" svg:viewBox="0 0 1 1">
          <text:p/>
        </draw:connector>
        <draw:connector draw:style-name="gr26" draw:text-style-name="P5" draw:layer="layout" draw:type="line" svg:x1="4.488cm" svg:y1="4.574cm" svg:x2="4.488cm" svg:y2="4.574cm" svg:d="M4488 4574z" svg:viewBox="0 0 1 1">
          <text:p/>
        </draw:connector>
        <draw:frame draw:style-name="gr32" draw:text-style-name="P4" draw:layer="layout" svg:width="11.176cm" svg:height="2.156cm" svg:x="7.366cm" svg:y="16.894cm">
          <draw:image xlink:href="Pictures/1000000000000352000000A41EB5CFEC359807B5.png" xlink:type="simple" xlink:show="embed" xlink:actuate="onLoad">
            <text:p/>
          </draw:image>
        </draw:frame>
        <draw:custom-shape draw:style-name="gr33" draw:text-style-name="P1" draw:layer="layout" svg:width="0.762cm" svg:height="7.62cm" svg:x="5.625cm" svg:y="1.2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4" draw:text-style-name="P4" draw:layer="layout" svg:x1="7.657cm" svg:y1="1.533cm" svg:x2="6.387cm" svg:y2="1.533cm">
          <text:p/>
        </draw:line>
        <draw:line draw:style-name="gr34" draw:text-style-name="P4" draw:layer="layout" svg:x1="7.658cm" svg:y1="3.311cm" svg:x2="6.387cm" svg:y2="3.311cm">
          <text:p/>
        </draw:line>
        <draw:line draw:style-name="gr34" draw:text-style-name="P4" draw:layer="layout" svg:x1="7.657cm" svg:y1="5.089cm" svg:x2="6.387cm" svg:y2="5.089cm">
          <text:p/>
        </draw:line>
        <draw:line draw:style-name="gr34" draw:text-style-name="P4" draw:layer="layout" svg:x1="7.658cm" svg:y1="6.867cm" svg:x2="6.387cm" svg:y2="6.867cm">
          <text:p/>
        </draw:line>
        <draw:line draw:style-name="gr34" draw:text-style-name="P4" draw:layer="layout" svg:x1="7.658cm" svg:y1="8.645cm" svg:x2="6.387cm" svg:y2="8.645cm">
          <text:p/>
        </draw:line>
        <draw:line draw:style-name="gr35" draw:text-style-name="P4" draw:layer="layout" svg:x1="4.609cm" svg:y1="1.533cm" svg:x2="5.625cm" svg:y2="1.533cm">
          <text:p/>
        </draw:line>
        <draw:line draw:style-name="gr35" draw:text-style-name="P4" draw:layer="layout" svg:x1="4.609cm" svg:y1="3.311cm" svg:x2="5.625cm" svg:y2="3.311cm">
          <text:p/>
        </draw:line>
        <draw:line draw:style-name="gr35" draw:text-style-name="P4" draw:layer="layout" svg:x1="4.609cm" svg:y1="5.089cm" svg:x2="5.625cm" svg:y2="5.089cm">
          <text:p/>
        </draw:line>
        <draw:line draw:style-name="gr35" draw:text-style-name="P4" draw:layer="layout" svg:x1="4.609cm" svg:y1="6.867cm" svg:x2="5.625cm" svg:y2="6.867cm">
          <text:p/>
        </draw:line>
        <draw:frame draw:style-name="gr36" draw:text-style-name="P8" draw:layer="layout" svg:width="1.734cm" svg:height="0.763cm" svg:x="3.769cm" svg:y="9.905cm">
          <draw:text-box>
            <text:p><text:span text:style-name="T1">i(t-</text:span><text:span text:style-name="T1">1)</text:span></text:p>
          </draw:text-box>
        </draw:frame>
        <draw:line draw:style-name="gr35" draw:text-style-name="P4" draw:layer="layout" svg:x1="4.609cm" svg:y1="8.645cm" svg:x2="5.625cm" svg:y2="8.645cm">
          <text:p/>
        </draw:line>
        <draw:frame draw:style-name="gr31" draw:text-style-name="P8" draw:layer="layout" svg:width="1.734cm" svg:height="0.963cm" draw:transform="rotate (1.5707963267949) translate (5.625cm 5.842cm)">
          <draw:text-box>
            <text:p><text:span text:style-name="T1">tanh</text:span></text:p>
          </draw:text-box>
        </draw:frame>
        <draw:frame draw:style-name="gr31" draw:text-style-name="P8" draw:layer="layout" svg:width="1.734cm" svg:height="0.963cm" svg:x="3.725cm" svg:y="0.254cm">
          <draw:text-box>
            <text:p><text:span text:style-name="T1">u(t-1)</text:span></text:p>
          </draw:text-box>
        </draw:frame>
        <draw:custom-shape draw:style-name="gr33" draw:text-style-name="P1" draw:layer="layout" svg:width="0.762cm" svg:height="7.62cm" svg:x="12.483cm" svg:y="1.2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4" draw:text-style-name="P4" draw:layer="layout" svg:x1="14.515cm" svg:y1="1.533cm" svg:x2="13.245cm" svg:y2="1.533cm">
          <text:p/>
        </draw:line>
        <draw:line draw:style-name="gr34" draw:text-style-name="P4" draw:layer="layout" svg:x1="14.516cm" svg:y1="3.311cm" svg:x2="13.245cm" svg:y2="3.311cm">
          <text:p/>
        </draw:line>
        <draw:line draw:style-name="gr34" draw:text-style-name="P4" draw:layer="layout" svg:x1="14.515cm" svg:y1="5.089cm" svg:x2="13.245cm" svg:y2="5.089cm">
          <text:p/>
        </draw:line>
        <draw:line draw:style-name="gr34" draw:text-style-name="P4" draw:layer="layout" svg:x1="14.516cm" svg:y1="6.867cm" svg:x2="13.245cm" svg:y2="6.867cm">
          <text:p/>
        </draw:line>
        <draw:line draw:style-name="gr34" draw:text-style-name="P4" draw:layer="layout" svg:x1="14.516cm" svg:y1="8.645cm" svg:x2="13.245cm" svg:y2="8.645cm">
          <text:p/>
        </draw:line>
        <draw:line draw:style-name="gr35" draw:text-style-name="P4" draw:layer="layout" svg:x1="11.467cm" svg:y1="1.533cm" svg:x2="12.483cm" svg:y2="1.533cm">
          <text:p/>
        </draw:line>
        <draw:line draw:style-name="gr35" draw:text-style-name="P4" draw:layer="layout" svg:x1="11.467cm" svg:y1="3.311cm" svg:x2="12.483cm" svg:y2="3.311cm">
          <text:p/>
        </draw:line>
        <draw:line draw:style-name="gr35" draw:text-style-name="P4" draw:layer="layout" svg:x1="11.467cm" svg:y1="5.089cm" svg:x2="12.483cm" svg:y2="5.089cm">
          <text:p/>
        </draw:line>
        <draw:line draw:style-name="gr35" draw:text-style-name="P4" draw:layer="layout" svg:x1="11.467cm" svg:y1="6.867cm" svg:x2="12.483cm" svg:y2="6.867cm">
          <text:p/>
        </draw:line>
        <draw:line draw:style-name="gr35" draw:text-style-name="P4" draw:layer="layout" svg:x1="11.467cm" svg:y1="8.645cm" svg:x2="12.483cm" svg:y2="8.645cm">
          <text:p/>
        </draw:line>
        <draw:frame draw:style-name="gr31" draw:text-style-name="P8" draw:layer="layout" svg:width="1.734cm" svg:height="0.963cm" draw:transform="rotate (1.5707963267949) translate (12.483cm 5.842cm)">
          <draw:text-box>
            <text:p><text:span text:style-name="T1">tanh</text:span></text:p>
          </draw:text-box>
        </draw:frame>
        <draw:frame draw:style-name="gr31" draw:text-style-name="P8" draw:layer="layout" svg:width="1.734cm" svg:height="0.963cm" svg:x="10.627cm" svg:y="0.254cm">
          <draw:text-box>
            <text:p><text:span text:style-name="T1">u(t)</text:span></text:p>
          </draw:text-box>
        </draw:frame>
        <draw:line draw:style-name="gr44" draw:text-style-name="P4" draw:layer="layout" svg:x1="11.467cm" svg:y1="5.089cm" svg:x2="7.789cm" svg:y2="10.415cm">
          <text:p/>
        </draw:line>
        <draw:line draw:style-name="gr44" draw:text-style-name="P4" draw:layer="layout" svg:x1="11.467cm" svg:y1="6.867cm" svg:x2="7.789cm" svg:y2="12.193cm">
          <text:p/>
        </draw:line>
        <draw:line draw:style-name="gr44" draw:text-style-name="P4" draw:layer="layout" svg:x1="11.467cm" svg:y1="8.645cm" svg:x2="7.789cm" svg:y2="13.971cm">
          <text:p/>
        </draw:line>
        <draw:custom-shape draw:style-name="gr9" draw:text-style-name="P5" draw:layer="layout" svg:width="1.016cm" svg:height="1.016cm" svg:x="10.837cm" svg:y="2.7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1.016cm" svg:height="1.016cm" svg:x="10.837cm" svg:y="4.5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1.016cm" svg:height="1.016cm" svg:x="10.837cm" svg:y="6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1.016cm" svg:height="1.016cm" svg:x="10.837cm" svg:y="8.1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9" draw:layer="layout" svg:width="1.016cm" svg:height="1.016cm" svg:x="10.838cm" svg:y="2.7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0" draw:layer="layout" svg:width="1.016cm" svg:height="1.016cm" svg:x="10.838cm" svg:y="4.5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0" draw:layer="layout" svg:width="1.016cm" svg:height="1.016cm" svg:x="10.838cm" svg:y="6.3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0" draw:layer="layout" svg:width="1.016cm" svg:height="1.016cm" svg:x="10.838cm" svg:y="8.1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016cm" svg:height="1.016cm" svg:x="10.837cm" svg:y="1.0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" draw:layer="layout" svg:width="1.016cm" svg:height="1.016cm" svg:x="10.838cm" svg:y="1.0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" draw:layer="layout" svg:width="1.016cm" svg:height="1.016cm" svg:x="7.281cm" svg:y="1.0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" draw:layer="layout" svg:width="1.016cm" svg:height="1.016cm" svg:x="7.281cm" svg:y="2.7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1" draw:layer="layout" svg:width="1.016cm" svg:height="1.016cm" svg:x="7.281cm" svg:y="4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1" draw:layer="layout" svg:width="1.016cm" svg:height="1.016cm" svg:x="7.281cm" svg:y="6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1" draw:layer="layout" svg:width="1.016cm" svg:height="1.016cm" svg:x="7.281cm" svg:y="8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8" draw:layer="layout" svg:width="1.734cm" svg:height="0.963cm" svg:x="7.071cm" svg:y="0.254cm">
          <draw:text-box>
            <text:p><text:span text:style-name="T1">r(t-1)</text:span></text:p>
          </draw:text-box>
        </draw:frame>
        <draw:frame draw:style-name="gr36" draw:text-style-name="P12" draw:layer="layout" svg:width="1.69cm" svg:height="0.763cm" svg:x="8.893cm" svg:y="0.77cm">
          <draw:text-box>
            <text:p><text:span text:style-name="T2">W</text:span><text:span text:style-name="T3">,</text:span><text:span text:style-name="T2"> </text:span><text:span text:style-name="T4">U</text:span></text:p>
          </draw:text-box>
        </draw:frame>
        <draw:line draw:style-name="gr44" draw:text-style-name="P4" draw:layer="layout" svg:x1="11.332cm" svg:y1="11.177cm" svg:x2="7.789cm" svg:y2="10.415cm">
          <text:p/>
        </draw:line>
        <draw:line draw:style-name="gr44" draw:text-style-name="P4" draw:layer="layout" svg:x1="11.332cm" svg:y1="12.955cm" svg:x2="7.789cm" svg:y2="12.193cm">
          <text:p/>
        </draw:line>
        <draw:line draw:style-name="gr44" draw:text-style-name="P4" draw:layer="layout" svg:x1="11.332cm" svg:y1="14.733cm" svg:x2="7.789cm" svg:y2="13.971cm">
          <text:p/>
        </draw:line>
        <draw:custom-shape draw:style-name="gr50" draw:text-style-name="P7" xml:id="id21" draw:id="id21" draw:layer="layout" svg:width="1.016cm" svg:height="1.016cm" svg:x="10.837cm" svg:y="10.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7" draw:layer="layout" svg:width="1.016cm" svg:height="1.016cm" svg:x="10.837cm" svg:y="12.4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7" draw:layer="layout" svg:width="1.016cm" svg:height="1.016cm" svg:x="10.837cm" svg:y="14.2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7" draw:layer="layout" draw:type="line" svg:x1="11.345cm" svg:y1="10.67cm" svg:x2="11.345cm" svg:y2="10.67cm" draw:start-shape="id21" draw:end-shape="id21" svg:d="M11345 10670z" svg:viewBox="0 0 1 1">
          <text:p/>
        </draw:connector>
        <draw:custom-shape draw:style-name="gr51" draw:text-style-name="P7" draw:layer="layout" svg:width="1.016cm" svg:height="1.016cm" svg:x="10.824cm" svg:y="10.6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7" draw:layer="layout" svg:width="1.016cm" svg:height="1.016cm" svg:x="10.824cm" svg:y="12.4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7" draw:layer="layout" svg:width="1.016cm" svg:height="1.016cm" svg:x="10.824cm" svg:y="14.2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8" draw:layer="layout" svg:width="1.734cm" svg:height="0.763cm" svg:x="10.627cm" svg:y="9.906cm">
          <draw:text-box>
            <text:p><text:span text:style-name="T1">i(t)</text:span></text:p>
          </draw:text-box>
        </draw:frame>
        <draw:line draw:style-name="gr37" draw:text-style-name="P5" draw:layer="layout" svg:x1="14.457cm" svg:y1="6.867cm" svg:x2="18.281cm" svg:y2="3.311cm">
          <text:p/>
        </draw:line>
        <draw:line draw:style-name="gr37" draw:text-style-name="P5" draw:layer="layout" svg:x1="14.458cm" svg:y1="8.636cm" svg:x2="18.281cm" svg:y2="3.311cm">
          <text:p/>
        </draw:line>
        <draw:connector draw:style-name="gr38" draw:text-style-name="P4" draw:layer="layout" draw:type="line" svg:x1="14.457cm" svg:y1="1.524cm" svg:x2="18.281cm" svg:y2="1.533cm" svg:d="M14457 1524l3824 9" svg:viewBox="0 0 3825 10">
          <text:p/>
        </draw:connector>
        <draw:line draw:style-name="gr38" draw:text-style-name="P4" draw:layer="layout" svg:x1="14.457cm" svg:y1="3.302cm" svg:x2="18.281cm" svg:y2="1.533cm">
          <text:p/>
        </draw:line>
        <draw:line draw:style-name="gr38" draw:text-style-name="P4" draw:layer="layout" svg:x1="14.458cm" svg:y1="5.08cm" svg:x2="18.281cm" svg:y2="1.533cm">
          <text:p/>
        </draw:line>
        <draw:line draw:style-name="gr38" draw:text-style-name="P4" draw:layer="layout" svg:x1="14.457cm" svg:y1="6.858cm" svg:x2="18.281cm" svg:y2="1.533cm">
          <text:p/>
        </draw:line>
        <draw:line draw:style-name="gr38" draw:text-style-name="P4" draw:layer="layout" svg:x1="14.458cm" svg:y1="8.645cm" svg:x2="18.281cm" svg:y2="1.533cm">
          <text:p/>
        </draw:line>
        <draw:line draw:style-name="gr38" draw:text-style-name="P4" draw:layer="layout" svg:x1="14.457cm" svg:y1="1.533cm" svg:x2="18.281cm" svg:y2="3.311cm">
          <text:p/>
        </draw:line>
        <draw:line draw:style-name="gr39" draw:text-style-name="P5" draw:layer="layout" svg:x1="14.458cm" svg:y1="6.858cm" svg:x2="18.281cm" svg:y2="5.089cm">
          <text:p/>
        </draw:line>
        <draw:line draw:style-name="gr39" draw:text-style-name="P5" draw:layer="layout" svg:x1="14.458cm" svg:y1="8.636cm" svg:x2="18.281cm" svg:y2="5.089cm">
          <text:p/>
        </draw:line>
        <draw:line draw:style-name="gr37" draw:text-style-name="P5" draw:layer="layout" svg:x1="14.458cm" svg:y1="5.089cm" svg:x2="18.281cm" svg:y2="3.311cm">
          <text:p/>
        </draw:line>
        <draw:line draw:style-name="gr39" draw:text-style-name="P5" draw:layer="layout" svg:x1="14.457cm" svg:y1="8.636cm" svg:x2="18.281cm" svg:y2="6.867cm">
          <text:p/>
        </draw:line>
        <draw:line draw:style-name="gr40" draw:text-style-name="P5" draw:layer="layout" svg:x1="14.457cm" svg:y1="6.858cm" svg:x2="18.281cm" svg:y2="8.645cm">
          <text:p/>
        </draw:line>
        <draw:line draw:style-name="gr39" draw:text-style-name="P5" draw:layer="layout" svg:x1="14.458cm" svg:y1="5.089cm" svg:x2="18.281cm" svg:y2="6.867cm">
          <text:p/>
        </draw:line>
        <draw:line draw:style-name="gr39" draw:text-style-name="P5" draw:layer="layout" svg:x1="14.458cm" svg:y1="3.311cm" svg:x2="18.281cm" svg:y2="5.089cm">
          <text:p/>
        </draw:line>
        <draw:line draw:style-name="gr41" draw:text-style-name="P4" draw:layer="layout" svg:x1="14.457cm" svg:y1="1.533cm" svg:x2="18.281cm" svg:y2="5.089cm">
          <text:p/>
        </draw:line>
        <draw:line draw:style-name="gr39" draw:text-style-name="P5" draw:layer="layout" svg:x1="14.458cm" svg:y1="3.302cm" svg:x2="18.281cm" svg:y2="6.867cm">
          <text:p/>
        </draw:line>
        <draw:line draw:style-name="gr39" draw:text-style-name="P5" draw:layer="layout" svg:x1="14.458cm" svg:y1="5.089cm" svg:x2="18.281cm" svg:y2="8.645cm">
          <text:p/>
        </draw:line>
        <draw:line draw:style-name="gr39" draw:text-style-name="P5" draw:layer="layout" svg:x1="14.458cm" svg:y1="3.302cm" svg:x2="18.281cm" svg:y2="8.645cm">
          <text:p/>
        </draw:line>
        <draw:line draw:style-name="gr41" draw:text-style-name="P4" draw:layer="layout" svg:x1="14.457cm" svg:y1="1.533cm" svg:x2="18.281cm" svg:y2="6.867cm">
          <text:p/>
        </draw:line>
        <draw:line draw:style-name="gr41" draw:text-style-name="P4" draw:layer="layout" svg:x1="14.457cm" svg:y1="1.524cm" svg:x2="18.281cm" svg:y2="8.645cm">
          <text:p/>
        </draw:line>
        <draw:line draw:style-name="gr42" draw:text-style-name="P4" draw:layer="layout" svg:x1="14.458cm" svg:y1="3.311cm" svg:x2="18.281cm" svg:y2="3.311cm">
          <text:p/>
        </draw:line>
        <draw:line draw:style-name="gr43" draw:text-style-name="P4" draw:layer="layout" svg:x1="14.458cm" svg:y1="6.867cm" svg:x2="18.281cm" svg:y2="6.867cm">
          <text:p/>
        </draw:line>
        <draw:line draw:style-name="gr43" draw:text-style-name="P4" draw:layer="layout" svg:x1="14.458cm" svg:y1="8.645cm" svg:x2="18.281cm" svg:y2="8.645cm">
          <text:p/>
        </draw:line>
        <draw:frame draw:style-name="gr31" draw:text-style-name="P8" draw:layer="layout" svg:width="1.734cm" svg:height="0.963cm" svg:x="17.441cm" svg:y="0.254cm">
          <draw:text-box>
            <text:p><text:span text:style-name="T1">u</text:span><text:span text:style-name="T1">(</text:span><text:span text:style-name="T1">t</text:span><text:span text:style-name="T1">+</text:span><text:span text:style-name="T1">1</text:span><text:span text:style-name="T1">)</text:span></text:p>
          </draw:text-box>
        </draw:frame>
        <draw:line draw:style-name="gr44" draw:text-style-name="P4" draw:layer="layout" svg:x1="18.281cm" svg:y1="5.089cm" svg:x2="14.603cm" svg:y2="10.415cm">
          <text:p/>
        </draw:line>
        <draw:line draw:style-name="gr44" draw:text-style-name="P4" draw:layer="layout" svg:x1="18.281cm" svg:y1="6.867cm" svg:x2="14.603cm" svg:y2="12.193cm">
          <text:p/>
        </draw:line>
        <draw:line draw:style-name="gr44" draw:text-style-name="P4" draw:layer="layout" svg:x1="18.281cm" svg:y1="8.645cm" svg:x2="14.603cm" svg:y2="13.971cm">
          <text:p/>
        </draw:line>
        <draw:line draw:style-name="gr43" draw:text-style-name="P4" draw:layer="layout" svg:x1="18.281cm" svg:y1="5.089cm" svg:x2="14.457cm" svg:y2="5.089cm">
          <text:p/>
        </draw:line>
        <draw:custom-shape draw:style-name="gr7" draw:text-style-name="P1" draw:layer="layout" svg:width="1.016cm" svg:height="1.016cm" svg:x="17.651cm" svg:y="1.0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" draw:layer="layout" svg:width="1.016cm" svg:height="1.016cm" svg:x="14.095cm" svg:y="1.0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" draw:layer="layout" svg:width="1.016cm" svg:height="1.016cm" svg:x="14.095cm" svg:y="2.7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1" draw:layer="layout" svg:width="1.016cm" svg:height="1.016cm" svg:x="14.095cm" svg:y="4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1" draw:layer="layout" svg:width="1.016cm" svg:height="1.016cm" svg:x="14.095cm" svg:y="6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1" draw:layer="layout" svg:width="1.016cm" svg:height="1.016cm" svg:x="14.095cm" svg:y="8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8" draw:layer="layout" svg:width="1.734cm" svg:height="0.963cm" svg:x="13.885cm" svg:y="0.254cm">
          <draw:text-box>
            <text:p><text:span text:style-name="T1">r(t)</text:span></text:p>
          </draw:text-box>
        </draw:frame>
        <draw:frame draw:style-name="gr36" draw:text-style-name="P12" draw:layer="layout" svg:width="1.69cm" svg:height="0.763cm" svg:x="15.707cm" svg:y="0.77cm">
          <draw:text-box>
            <text:p><text:span text:style-name="T2">W</text:span><text:span text:style-name="T3">,</text:span><text:span text:style-name="T2"> </text:span><text:span text:style-name="T4">U</text:span></text:p>
          </draw:text-box>
        </draw:frame>
        <draw:line draw:style-name="gr44" draw:text-style-name="P4" draw:layer="layout" svg:x1="18.146cm" svg:y1="11.177cm" svg:x2="14.603cm" svg:y2="10.415cm">
          <text:p/>
        </draw:line>
        <draw:line draw:style-name="gr44" draw:text-style-name="P4" draw:layer="layout" svg:x1="18.146cm" svg:y1="12.955cm" svg:x2="14.603cm" svg:y2="12.193cm">
          <text:p/>
        </draw:line>
        <draw:line draw:style-name="gr44" draw:text-style-name="P4" draw:layer="layout" svg:x1="18.146cm" svg:y1="14.733cm" svg:x2="14.603cm" svg:y2="13.971cm">
          <text:p/>
        </draw:line>
        <draw:custom-shape draw:style-name="gr50" draw:text-style-name="P7" xml:id="id22" draw:id="id22" draw:layer="layout" svg:width="1.016cm" svg:height="1.016cm" svg:x="17.651cm" svg:y="10.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7" draw:layer="layout" svg:width="1.016cm" svg:height="1.016cm" svg:x="17.651cm" svg:y="12.4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7" draw:layer="layout" svg:width="1.016cm" svg:height="1.016cm" svg:x="17.651cm" svg:y="14.2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7" draw:layer="layout" draw:type="line" svg:x1="18.159cm" svg:y1="10.67cm" svg:x2="18.159cm" svg:y2="10.67cm" draw:start-shape="id22" draw:end-shape="id22" svg:d="M18159 10670z" svg:viewBox="0 0 1 1">
          <text:p/>
        </draw:connector>
        <draw:custom-shape draw:style-name="gr51" draw:text-style-name="P7" draw:layer="layout" svg:width="1.016cm" svg:height="1.016cm" svg:x="17.638cm" svg:y="10.6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7" draw:layer="layout" svg:width="1.016cm" svg:height="1.016cm" svg:x="17.638cm" svg:y="12.4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7" draw:layer="layout" svg:width="1.016cm" svg:height="1.016cm" svg:x="17.638cm" svg:y="14.2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8" draw:layer="layout" svg:width="1.734cm" svg:height="0.763cm" svg:x="17.441cm" svg:y="9.906cm">
          <draw:text-box>
            <text:p><text:span text:style-name="T1">i(t+1)</text:span></text:p>
          </draw:text-box>
        </draw:frame>
        <draw:custom-shape draw:style-name="gr33" draw:text-style-name="P1" draw:layer="layout" svg:width="0.762cm" svg:height="7.62cm" svg:x="19.297cm" svg:y="1.2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5" draw:text-style-name="P4" draw:layer="layout" svg:x1="18.281cm" svg:y1="1.471cm" svg:x2="19.297cm" svg:y2="1.471cm">
          <text:p/>
        </draw:line>
        <draw:line draw:style-name="gr35" draw:text-style-name="P4" draw:layer="layout" svg:x1="18.281cm" svg:y1="3.249cm" svg:x2="19.297cm" svg:y2="3.249cm">
          <text:p/>
        </draw:line>
        <draw:line draw:style-name="gr35" draw:text-style-name="P4" draw:layer="layout" svg:x1="18.281cm" svg:y1="5.027cm" svg:x2="19.297cm" svg:y2="5.027cm">
          <text:p/>
        </draw:line>
        <draw:line draw:style-name="gr35" draw:text-style-name="P4" draw:layer="layout" svg:x1="18.281cm" svg:y1="6.805cm" svg:x2="19.297cm" svg:y2="6.805cm">
          <text:p/>
        </draw:line>
        <draw:line draw:style-name="gr35" draw:text-style-name="P4" draw:layer="layout" svg:x1="18.281cm" svg:y1="8.583cm" svg:x2="19.297cm" svg:y2="8.583cm">
          <text:p/>
        </draw:line>
        <draw:frame draw:style-name="gr31" draw:text-style-name="P8" draw:layer="layout" svg:width="1.734cm" svg:height="0.963cm" draw:transform="rotate (1.5707963267949) translate (19.297cm 5.78cm)">
          <draw:text-box>
            <text:p><text:span text:style-name="T1">ta</text:span><text:span text:style-name="T1">n</text:span><text:span text:style-name="T1">h</text:span></text:p>
          </draw:text-box>
        </draw:frame>
        <draw:custom-shape draw:style-name="gr9" draw:text-style-name="P5" draw:layer="layout" svg:width="1.016cm" svg:height="1.016cm" svg:x="17.651cm" svg:y="2.7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1.016cm" svg:height="1.016cm" svg:x="17.651cm" svg:y="4.5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1.016cm" svg:height="1.016cm" svg:x="17.651cm" svg:y="6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1.016cm" svg:height="1.016cm" svg:x="17.651cm" svg:y="8.1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9" draw:layer="layout" svg:width="1.016cm" svg:height="1.016cm" svg:x="17.652cm" svg:y="2.7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0" xml:id="id23" draw:id="id23" draw:layer="layout" svg:width="1.016cm" svg:height="1.016cm" svg:x="17.652cm" svg:y="4.5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0" draw:layer="layout" svg:width="1.016cm" svg:height="1.016cm" svg:x="17.652cm" svg:y="6.3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0" draw:layer="layout" svg:width="1.016cm" svg:height="1.016cm" svg:x="17.652cm" svg:y="8.1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2" draw:text-style-name="P5" draw:layer="layout" draw:type="line" svg:x1="18.16cm" svg:y1="4.573cm" svg:x2="18.16cm" svg:y2="4.573cm" draw:start-shape="id23" draw:end-shape="id23" svg:d="M18160 4573z" svg:viewBox="0 0 1 1">
          <text:p/>
        </draw:connector>
        <draw:custom-shape draw:style-name="gr47" draw:text-style-name="P1" draw:layer="layout" svg:width="1.016cm" svg:height="1.016cm" svg:x="17.652cm" svg:y="1.0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" draw:layer="layout" svg:width="0.762cm" svg:height="3.302cm" svg:x="1.778cm" svg:y="0.762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0.508cm" svg:height="16.002cm" svg:x="2.286cm" svg:y="0.254cm">
          <text:p/>
          <draw:enhanced-geometry svg:viewBox="0 0 21600 21600" draw:mirror-horizontal="false" draw:type="rectangle" draw:enhanced-path="M 0 0 L 21600 0 21600 21600 0 21600 0 0 Z N"/>
        </draw:custom-shape>
        <draw:frame draw:style-name="gr31" draw:text-style-name="P8" draw:layer="layout" svg:width="3.766cm" svg:height="0.963cm" draw:transform="rotate (1.5707963267949) translate (1.016cm 4.02cm)">
          <draw:text-box>
            <text:p><text:span text:style-name="T1">H</text:span><text:span text:style-name="T1">i</text:span><text:span text:style-name="T1">d</text:span><text:span text:style-name="T1">d</text:span><text:span text:style-name="T1">e</text:span><text:span text:style-name="T1">n</text:span><text:span text:style-name="T1"> </text:span><text:span text:style-name="T1">U</text:span><text:span text:style-name="T1">n</text:span><text:span text:style-name="T1">i</text:span><text:span text:style-name="T1">t</text:span><text:span text:style-name="T1">s</text:span></text:p>
          </draw:text-box>
        </draw:frame>
        <draw:custom-shape draw:style-name="gr50" draw:text-style-name="P7" xml:id="id20" draw:id="id20" draw:layer="layout" svg:width="1.016cm" svg:height="1.016cm" svg:x="3.979cm" svg:y="10.6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7" draw:layer="layout" svg:width="1.016cm" svg:height="1.016cm" svg:x="3.979cm" svg:y="12.4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7" draw:layer="layout" svg:width="1.016cm" svg:height="1.016cm" svg:x="3.979cm" svg:y="14.2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7" draw:layer="layout" svg:width="1.016cm" svg:height="1.016cm" svg:x="3.966cm" svg:y="10.6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7" draw:layer="layout" svg:width="1.016cm" svg:height="1.016cm" svg:x="3.966cm" svg:y="12.4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7" draw:layer="layout" svg:width="1.016cm" svg:height="1.016cm" svg:x="3.966cm" svg:y="14.2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1.016cm" svg:height="1.016cm" svg:x="3.979cm" svg:y="2.7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1.016cm" svg:height="1.016cm" svg:x="3.979cm" svg:y="4.5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1.016cm" svg:height="1.016cm" svg:x="3.979cm" svg:y="6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1.016cm" svg:height="1.016cm" svg:x="3.979cm" svg:y="8.1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9" draw:layer="layout" svg:width="1.016cm" svg:height="1.016cm" svg:x="3.98cm" svg:y="2.7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0" draw:layer="layout" svg:width="1.016cm" svg:height="1.016cm" svg:x="3.98cm" svg:y="4.5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0" draw:layer="layout" svg:width="1.016cm" svg:height="1.016cm" svg:x="3.98cm" svg:y="6.3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0" draw:layer="layout" svg:width="1.016cm" svg:height="1.016cm" svg:x="3.98cm" svg:y="8.1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016cm" svg:height="1.016cm" svg:x="3.979cm" svg:y="1.0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" draw:layer="layout" svg:width="1.016cm" svg:height="1.016cm" svg:x="3.98cm" svg:y="1.0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4" draw:layer="layout" svg:x1="21.38cm" svg:y1="1.525cm" svg:x2="20.11cm" svg:y2="1.525cm">
          <text:p/>
        </draw:line>
        <draw:line draw:style-name="gr34" draw:text-style-name="P4" draw:layer="layout" svg:x1="21.381cm" svg:y1="3.303cm" svg:x2="20.11cm" svg:y2="3.303cm">
          <text:p/>
        </draw:line>
        <draw:line draw:style-name="gr34" draw:text-style-name="P4" draw:layer="layout" svg:x1="21.38cm" svg:y1="5.081cm" svg:x2="20.11cm" svg:y2="5.081cm">
          <text:p/>
        </draw:line>
        <draw:line draw:style-name="gr34" draw:text-style-name="P4" draw:layer="layout" svg:x1="21.381cm" svg:y1="6.859cm" svg:x2="20.11cm" svg:y2="6.859cm">
          <text:p/>
        </draw:line>
        <draw:line draw:style-name="gr34" draw:text-style-name="P4" draw:layer="layout" svg:x1="21.381cm" svg:y1="8.637cm" svg:x2="20.11cm" svg:y2="8.637cm">
          <text:p/>
        </draw:line>
        <draw:custom-shape draw:style-name="gr48" draw:text-style-name="P1" draw:layer="layout" svg:width="1.016cm" svg:height="1.016cm" svg:x="20.96cm" svg:y="1.0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" draw:layer="layout" svg:width="1.016cm" svg:height="1.016cm" svg:x="20.96cm" svg:y="2.7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1" draw:layer="layout" svg:width="1.016cm" svg:height="1.016cm" svg:x="20.96cm" svg:y="4.5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1" draw:layer="layout" svg:width="1.016cm" svg:height="1.016cm" svg:x="20.96cm" svg:y="6.3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1" draw:layer="layout" svg:width="1.016cm" svg:height="1.016cm" svg:x="20.96cm" svg:y="8.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8" draw:layer="layout" svg:width="1.734cm" svg:height="0.963cm" svg:x="20.828cm" svg:y="0.254cm">
          <draw:text-box>
            <text:p><text:span text:style-name="T1">r(t</text:span><text:span text:style-name="T1">+</text:span><text:span text:style-name="T1">1)</text:span></text:p>
          </draw:text-box>
        </draw:frame>
        <draw:connector draw:style-name="gr27" draw:text-style-name="P4" draw:layer="layout" draw:type="line" svg:x1="21.359cm" svg:y1="1.27cm" svg:x2="25.183cm" svg:y2="1.279cm" svg:d="M21359 1270l3824 9" svg:viewBox="0 0 3825 10">
          <text:p/>
        </draw:connector>
        <draw:line draw:style-name="gr27" draw:text-style-name="P4" draw:layer="layout" svg:x1="21.359cm" svg:y1="3.048cm" svg:x2="25.183cm" svg:y2="1.279cm">
          <text:p/>
        </draw:line>
        <draw:line draw:style-name="gr27" draw:text-style-name="P4" draw:layer="layout" svg:x1="21.36cm" svg:y1="4.826cm" svg:x2="25.183cm" svg:y2="1.279cm">
          <text:p/>
        </draw:line>
        <draw:line draw:style-name="gr27" draw:text-style-name="P4" draw:layer="layout" svg:x1="21.359cm" svg:y1="6.604cm" svg:x2="25.183cm" svg:y2="1.279cm">
          <text:p/>
        </draw:line>
        <draw:line draw:style-name="gr27" draw:text-style-name="P4" draw:layer="layout" svg:x1="21.36cm" svg:y1="8.391cm" svg:x2="25.183cm" svg:y2="1.279cm">
          <text:p/>
        </draw:line>
        <draw:line draw:style-name="gr27" draw:text-style-name="P4" draw:layer="layout" svg:x1="21.359cm" svg:y1="1.279cm" svg:x2="25.183cm" svg:y2="3.057cm">
          <text:p/>
        </draw:line>
        <draw:line draw:style-name="gr27" draw:text-style-name="P4" draw:layer="layout" svg:x1="21.359cm" svg:y1="1.279cm" svg:x2="25.183cm" svg:y2="4.835cm">
          <text:p/>
        </draw:line>
        <draw:line draw:style-name="gr27" draw:text-style-name="P4" draw:layer="layout" svg:x1="21.359cm" svg:y1="1.279cm" svg:x2="25.183cm" svg:y2="6.613cm">
          <text:p/>
        </draw:line>
        <draw:line draw:style-name="gr27" draw:text-style-name="P4" draw:layer="layout" svg:x1="21.359cm" svg:y1="1.27cm" svg:x2="25.183cm" svg:y2="8.391cm">
          <text:p/>
        </draw:line>
        <draw:custom-shape draw:style-name="gr55" draw:text-style-name="P1" draw:layer="layout" svg:width="2.54cm" svg:height="14.173cm" svg:x="23.114cm" svg:y="1.067cm">
          <text:p/>
          <draw:enhanced-geometry svg:viewBox="0 0 21600 21600" draw:mirror-horizontal="false" draw:type="rectangle" draw:enhanced-path="M 0 0 L 21600 0 21600 21600 0 21600 0 0 Z N"/>
        </draw:custom-shape>
        <presentation:notes draw:style-name="dp2">
          <draw:page-thumbnail draw:style-name="gr14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57" draw:text-style-name="P13" draw:layer="layout" svg:width="1.016cm" svg:height="1.016cm" svg:x="6.604cm" svg:y="4.8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4" draw:layer="layout" svg:width="1.016cm" svg:height="1.016cm" svg:x="6.604cm" svg:y="6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6.604cm" svg:y="8.3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6.604cm" svg:y="10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3" draw:layer="layout" svg:width="1.016cm" svg:height="1.016cm" svg:x="9.906cm" svg:y="4.8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4" draw:layer="layout" svg:width="1.016cm" svg:height="1.016cm" svg:x="9.906cm" svg:y="6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9.906cm" svg:y="8.3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9.906cm" svg:y="10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3" draw:layer="layout" svg:width="1.016cm" svg:height="1.016cm" svg:x="6.605cm" svg:y="4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4" draw:layer="layout" svg:width="1.016cm" svg:height="1.016cm" svg:x="6.605cm" svg:y="6.6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6.605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6.605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3" draw:layer="layout" svg:width="1.016cm" svg:height="1.016cm" svg:x="13.208cm" svg:y="4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4" draw:layer="layout" svg:width="1.016cm" svg:height="1.016cm" svg:x="13.208cm" svg:y="6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13.208cm" svg:y="8.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13.208cm" svg:y="10.1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3" draw:layer="layout" svg:width="1.016cm" svg:height="1.016cm" svg:x="16.51cm" svg:y="4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4" draw:layer="layout" svg:width="1.016cm" svg:height="1.016cm" svg:x="16.51cm" svg:y="6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16.51cm" svg:y="8.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16.51cm" svg:y="10.1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3" draw:layer="layout" svg:width="1.016cm" svg:height="1.016cm" svg:x="13.209cm" svg:y="4.8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4" draw:layer="layout" svg:width="1.016cm" svg:height="1.016cm" svg:x="13.209cm" svg:y="6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13.209cm" svg:y="8.3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13.209cm" svg:y="10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016cm" svg:height="1.016cm" svg:x="6.604cm" svg:y="3.0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016cm" svg:height="1.016cm" svg:x="13.208cm" svg:y="3.0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24" draw:id="id24" draw:layer="layout" svg:width="1.016cm" svg:height="1.016cm" svg:x="6.605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25" draw:id="id25" draw:layer="layout" svg:width="1.016cm" svg:height="1.016cm" svg:x="9.906cm" svg:y="3.0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016cm" svg:height="1.016cm" svg:x="16.51cm" svg:y="3.0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7.621cm" svg:y1="3.556cm" svg:x2="9.906cm" svg:y2="3.555cm" draw:start-shape="id24" draw:start-glue-point="10" draw:end-shape="id25" draw:end-glue-point="6" svg:d="M7621 3556l2285-1" svg:viewBox="0 0 2286 2">
          <text:p/>
        </draw:connector>
        <draw:line draw:style-name="gr8" draw:text-style-name="P4" draw:layer="layout" svg:x1="7.62cm" svg:y1="5.079cm" svg:x2="9.906cm" svg:y2="3.809cm">
          <text:p/>
        </draw:line>
        <draw:line draw:style-name="gr8" draw:text-style-name="P4" draw:layer="layout" svg:x1="7.444cm" svg:y1="6.711cm" svg:x2="10.016cm" svg:y2="3.899cm">
          <text:p/>
        </draw:line>
        <draw:line draw:style-name="gr8" draw:text-style-name="P4" draw:layer="layout" svg:x1="7.429cm" svg:y1="8.49cm" svg:x2="10.06cm" svg:y2="3.973cm">
          <text:p/>
        </draw:line>
        <draw:line draw:style-name="gr8" draw:text-style-name="P4" draw:layer="layout" svg:x1="7.34cm" svg:y1="10.19cm" svg:x2="10.148cm" svg:y2="4.017cm">
          <text:p/>
        </draw:line>
        <draw:line draw:style-name="gr8" draw:text-style-name="P4" draw:layer="layout" svg:x1="7.62cm" svg:y1="3.809cm" svg:x2="10.057cm" svg:y2="6.725cm">
          <text:p/>
        </draw:line>
        <draw:connector draw:style-name="gr59" draw:text-style-name="P11" draw:layer="layout" svg:x1="7.619cm" svg:y1="7.112cm" svg:x2="9.904cm" svg:y2="7.111cm" svg:d="M7619 7112h1143v-1h1142" svg:viewBox="0 0 2286 2">
          <text:p/>
        </draw:connector>
        <draw:line draw:style-name="gr6" draw:text-style-name="P4" draw:layer="layout" svg:x1="7.534cm" svg:y1="8.635cm" svg:x2="9.957cm" svg:y2="7.354cm">
          <text:p/>
        </draw:line>
        <draw:line draw:style-name="gr6" draw:text-style-name="P4" draw:layer="layout" svg:x1="7.514cm" svg:y1="10.329cm" svg:x2="10.074cm" svg:y2="7.492cm">
          <text:p/>
        </draw:line>
        <draw:line draw:style-name="gr6" draw:text-style-name="P4" draw:layer="layout" svg:x1="7.593cm" svg:y1="5.587cm" svg:x2="9.924cm" svg:y2="6.857cm">
          <text:p/>
        </draw:line>
        <draw:connector draw:style-name="gr8" draw:text-style-name="P4" draw:layer="layout" draw:type="line" svg:x1="10.923cm" svg:y1="3.556cm" svg:x2="13.208cm" svg:y2="3.555cm" svg:d="M10923 3556l2285-1" svg:viewBox="0 0 2286 2">
          <text:p/>
        </draw:connector>
        <draw:line draw:style-name="gr8" draw:text-style-name="P4" draw:layer="layout" svg:x1="10.922cm" svg:y1="5.079cm" svg:x2="13.208cm" svg:y2="3.809cm">
          <text:p/>
        </draw:line>
        <draw:line draw:style-name="gr8" draw:text-style-name="P4" draw:layer="layout" svg:x1="10.746cm" svg:y1="6.711cm" svg:x2="13.318cm" svg:y2="3.899cm">
          <text:p/>
        </draw:line>
        <draw:line draw:style-name="gr8" draw:text-style-name="P4" draw:layer="layout" svg:x1="10.731cm" svg:y1="8.49cm" svg:x2="13.362cm" svg:y2="3.973cm">
          <text:p/>
        </draw:line>
        <draw:line draw:style-name="gr8" draw:text-style-name="P4" draw:layer="layout" svg:x1="10.642cm" svg:y1="10.19cm" svg:x2="13.45cm" svg:y2="4.017cm">
          <text:p/>
        </draw:line>
        <draw:line draw:style-name="gr8" draw:text-style-name="P4" draw:layer="layout" svg:x1="10.922cm" svg:y1="3.809cm" svg:x2="13.359cm" svg:y2="6.725cm">
          <text:p/>
        </draw:line>
        <draw:connector draw:style-name="gr59" draw:text-style-name="P11" draw:layer="layout" svg:x1="10.921cm" svg:y1="7.112cm" svg:x2="13.206cm" svg:y2="7.111cm" svg:d="M10921 7112h1143v-1h1142" svg:viewBox="0 0 2286 2">
          <text:p/>
        </draw:connector>
        <draw:line draw:style-name="gr6" draw:text-style-name="P4" draw:layer="layout" svg:x1="10.836cm" svg:y1="8.635cm" svg:x2="13.259cm" svg:y2="7.354cm">
          <text:p/>
        </draw:line>
        <draw:line draw:style-name="gr6" draw:text-style-name="P4" draw:layer="layout" svg:x1="10.816cm" svg:y1="10.329cm" svg:x2="13.376cm" svg:y2="7.492cm">
          <text:p/>
        </draw:line>
        <draw:line draw:style-name="gr6" draw:text-style-name="P4" draw:layer="layout" svg:x1="10.895cm" svg:y1="5.587cm" svg:x2="13.226cm" svg:y2="6.857cm">
          <text:p/>
        </draw:line>
        <draw:connector draw:style-name="gr8" draw:text-style-name="P4" draw:layer="layout" draw:type="line" svg:x1="14.236cm" svg:y1="3.556cm" svg:x2="16.521cm" svg:y2="3.555cm" svg:d="M14236 3556l2285-1" svg:viewBox="0 0 2286 2">
          <text:p/>
        </draw:connector>
        <draw:line draw:style-name="gr8" draw:text-style-name="P4" draw:layer="layout" svg:x1="14.235cm" svg:y1="5.079cm" svg:x2="16.521cm" svg:y2="3.809cm">
          <text:p/>
        </draw:line>
        <draw:line draw:style-name="gr8" draw:text-style-name="P4" draw:layer="layout" svg:x1="14.059cm" svg:y1="6.711cm" svg:x2="16.631cm" svg:y2="3.899cm">
          <text:p/>
        </draw:line>
        <draw:line draw:style-name="gr8" draw:text-style-name="P4" draw:layer="layout" svg:x1="14.044cm" svg:y1="8.49cm" svg:x2="16.675cm" svg:y2="3.973cm">
          <text:p/>
        </draw:line>
        <draw:line draw:style-name="gr8" draw:text-style-name="P4" draw:layer="layout" svg:x1="13.955cm" svg:y1="10.19cm" svg:x2="16.763cm" svg:y2="4.017cm">
          <text:p/>
        </draw:line>
        <draw:line draw:style-name="gr8" draw:text-style-name="P4" draw:layer="layout" svg:x1="14.235cm" svg:y1="3.809cm" svg:x2="16.672cm" svg:y2="6.725cm">
          <text:p/>
        </draw:line>
        <draw:connector draw:style-name="gr59" draw:text-style-name="P11" draw:layer="layout" svg:x1="14.234cm" svg:y1="7.112cm" svg:x2="16.519cm" svg:y2="7.111cm" svg:d="M14234 7112h1143v-1h1142" svg:viewBox="0 0 2286 2">
          <text:p/>
        </draw:connector>
        <draw:line draw:style-name="gr6" draw:text-style-name="P4" draw:layer="layout" svg:x1="14.149cm" svg:y1="8.635cm" svg:x2="16.572cm" svg:y2="7.354cm">
          <text:p/>
        </draw:line>
        <draw:line draw:style-name="gr6" draw:text-style-name="P4" draw:layer="layout" svg:x1="14.129cm" svg:y1="10.329cm" svg:x2="16.689cm" svg:y2="7.492cm">
          <text:p/>
        </draw:line>
        <draw:line draw:style-name="gr6" draw:text-style-name="P4" draw:layer="layout" svg:x1="14.208cm" svg:y1="5.587cm" svg:x2="16.539cm" svg:y2="6.857cm">
          <text:p/>
        </draw:line>
        <presentation:notes draw:style-name="dp2">
          <draw:page-thumbnail draw:style-name="gr14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58" draw:text-style-name="P14" draw:layer="layout" svg:width="1.016cm" svg:height="1.016cm" svg:x="9.906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4" draw:layer="layout" svg:width="1.016cm" svg:height="1.016cm" svg:x="9.906cm" svg:y="8.382cm">
          <text:p text:style-name="P3"><text:span text:style-name="T5">r(t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4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2T09:02:32.011937115</meta:creation-date>
    <dc:date>2020-04-27T17:33:06.288498572</dc:date>
    <meta:editing-duration>PT2H13M15S</meta:editing-duration>
    <meta:editing-cycles>4</meta:editing-cycles>
    <meta:generator>LibreOffice/5.1.6.2$Linux_X86_64 LibreOffice_project/10m0$Build-2</meta:generator>
    <meta:document-statistic meta:object-count="853"/>
  </office:meta>
</office:document-meta>
</file>